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83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3.5972in"/>
    </style:style>
    <style:style style:name="co5" style:family="table-column">
      <style:table-column-properties fo:break-before="auto" style:column-width="0.422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9283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3.3283in"/>
    </style:style>
    <style:style style:name="co12" style:family="table-column">
      <style:table-column-properties fo:break-before="auto" style:column-width="0.95in"/>
    </style:style>
    <style:style style:name="co13" style:family="table-column">
      <style:table-column-properties fo:break-before="auto" style:column-width="1.1654in"/>
    </style:style>
    <style:style style:name="co14" style:family="table-column">
      <style:table-column-properties fo:break-before="auto" style:column-width="1.3374in"/>
    </style:style>
    <style:style style:name="co15" style:family="table-column">
      <style:table-column-properties fo:break-before="auto" style:column-width="1.3693in"/>
    </style:style>
    <style:style style:name="co16" style:family="table-column">
      <style:table-column-properties fo:break-before="auto" style:column-width="0.9602in"/>
    </style:style>
    <style:style style:name="co17" style:family="table-column">
      <style:table-column-properties fo:break-before="auto" style:column-width="1.0575in"/>
    </style:style>
    <style:style style:name="co18" style:family="table-column">
      <style:table-column-properties fo:break-before="auto" style:column-width="1.1437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1.111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6563in"/>
    </style:style>
    <style:style style:name="co23" style:family="table-column">
      <style:table-column-properties fo:break-before="auto" style:column-width="3.4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 style:data-style-name="N1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"/>
        <table:table-column table:style-name="co21" table:number-columns-repeated="2" table:default-cell-style-name="ce2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Riding</text:p>
          </table:table-cell>
          <table:table-cell office:value-type="string">
            <text:p>Poll</text:p>
          </table:table-cell>
          <table:table-cell office:value-type="string">
            <text:p>R</text:p>
          </table:table-cell>
          <table:table-cell office:value-type="string">
            <text:p>FPTP</text:p>
          </table:table-cell>
          <table:table-cell office:value-type="string">
            <text:p>MMP</text:p>
          </table:table-cell>
          <table:table-cell office:value-type="string">
            <text:p>Rejected</text:p>
          </table:table-cell>
          <table:table-cell office:value-type="string">
            <text:p>Unmarked</text:p>
          </table:table-cell>
          <table:table-cell office:value-type="string">
            <text:p>Declined</text:p>
          </table:table-cell>
          <table:table-cell office:value-type="string">
            <text:p>Voter turnout</text:p>
          </table:table-cell>
          <table:table-cell office:value-type="string">
            <text:p>Number of names</text:p>
          </table:table-cell>
          <table:table-cell office:value-type="string">
            <text:p>Location of voting place</text:p>
          </table:table-cell>
          <table:table-cell office:value-type="string">
            <text:p>AHMED (SN)</text:p>
          </table:table-cell>
          <table:table-cell office:value-type="string">
            <text:p>BOYDEN (COM)</text:p>
          </table:table-cell>
          <table:table-cell office:value-type="string">
            <text:p>FERNANDEZ (IND)</text:p>
          </table:table-cell>
          <table:table-cell office:value-type="string">
            <text:p>GONZÁLEZ (NDPo)</text:p>
          </table:table-cell>
          <table:table-cell office:value-type="string">
            <text:p>GREEN (LIB)</text:p>
          </table:table-cell>
          <table:table-cell office:value-type="string">
            <text:p>LEROUX (IND)</text:p>
          </table:table-cell>
          <table:table-cell office:value-type="string">
            <text:p>MCLEAN (GPO)</text:p>
          </table:table-cell>
          <table:table-cell office:value-type="string">
            <text:p>SMITHERMAN (LPO)</text:p>
          </table:table-cell>
          <table:table-cell office:value-type="string">
            <text:p>TAYLOR (PCO)</text:p>
          </table:table-cell>
          <table:table-cell office:value-type="string">
            <text:p>% LPO</text:p>
          </table:table-cell>
          <table:table-cell office:value-type="string">
            <text:p>% MMP</text:p>
          </table:table-cell>
          <table:table-cell office:value-type="string">
            <text:p>.4LPO*0.6MMP</text:p>
          </table:table-cell>
          <table:table-cell office:value-type="string">
            <text:p>Location of voting place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/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98">
            <text:p>198</text:p>
          </table:table-cell>
          <table:table-cell office:value-type="string">
            <text:p>Winchester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S2]/SUM([.L2:.T2])" office:value-type="percentage" office:value="0.555555555555556">
            <text:p>55.56%</text:p>
          </table:table-cell>
          <table:table-cell table:formula="of:=[.E2]/[.I2]" office:value-type="percentage" office:value="0.68">
            <text:p>68.00%</text:p>
          </table:table-cell>
          <table:table-cell table:style-name="ce2" table:formula="of:=IF([.I2]&lt;144-119;0;0.4*[.U2]+0.6*[.V2])" office:value-type="percentage" office:value="0.630222222222222">
            <text:p>63.02%</text:p>
          </table:table-cell>
          <table:table-cell table:formula="of:=[.K2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9">
            <text:p>119</text:p>
          </table:table-cell>
          <table:table-cell/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string">
            <text:p>Regent Park South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S3]/SUM([.L3:.T3])" office:value-type="percentage" office:value="0.434782608695652">
            <text:p>43.48%</text:p>
          </table:table-cell>
          <table:table-cell table:formula="of:=[.E3]/[.I3]" office:value-type="percentage" office:value="0.739130434782609">
            <text:p>73.91%</text:p>
          </table:table-cell>
          <table:table-cell table:style-name="ce2" table:formula="of:=IF([.I3]&lt;144-119;0;0.4*[.U3]+0.6*[.V3])" office:value-type="percentage" office:value="0.617391304347826">
            <text:p>61.74%</text:p>
          </table:table-cell>
          <table:table-cell table:formula="of:=[.K3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0">
            <text:p>520</text:p>
          </table:table-cell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82">
            <text:p>182</text:p>
          </table:table-cell>
          <table:table-cell office:value-type="string">
            <text:p>Ryerson University International Learning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S4]/SUM([.L4:.T4])" office:value-type="percentage" office:value="0.582278481012658">
            <text:p>58.23%</text:p>
          </table:table-cell>
          <table:table-cell table:formula="of:=[.E4]/[.I4]" office:value-type="percentage" office:value="0.607594936708861">
            <text:p>60.76%</text:p>
          </table:table-cell>
          <table:table-cell table:style-name="ce2" table:formula="of:=IF([.I4]&lt;144-119;0;0.4*[.U4]+0.6*[.V4])" office:value-type="percentage" office:value="0.59746835443038">
            <text:p>59.75%</text:p>
          </table:table-cell>
          <table:table-cell table:formula="of:=[.K4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/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30">
            <text:p>230</text:p>
          </table:table-cell>
          <table:table-cell office:value-type="string">
            <text:p>Parliament Street Public Library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formula="of:=[.S5]/SUM([.L5:.T5])" office:value-type="percentage" office:value="0.493333333333333">
            <text:p>49.33%</text:p>
          </table:table-cell>
          <table:table-cell table:formula="of:=[.E5]/[.I5]" office:value-type="percentage" office:value="0.666666666666667">
            <text:p>66.67%</text:p>
          </table:table-cell>
          <table:table-cell table:style-name="ce2" table:formula="of:=IF([.I5]&lt;144-119;0;0.4*[.U5]+0.6*[.V5])" office:value-type="percentage" office:value="0.597333333333333">
            <text:p>59.73%</text:p>
          </table:table-cell>
          <table:table-cell table:formula="of:=[.K5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table:number-columns-repeated="2" office:value-type="float" office:value="94">
            <text:p>94</text:p>
          </table:table-cell>
          <table:table-cell/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393">
            <text:p>393</text:p>
          </table:table-cell>
          <table:table-cell office:value-type="string">
            <text:p>Sprucecourt Junior Public School</text:p>
          </table:table-cell>
          <table:table-cell table:number-columns-repeated="3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formula="of:=[.S6]/SUM([.L6:.T6])" office:value-type="percentage" office:value="0.697986577181208">
            <text:p>69.80%</text:p>
          </table:table-cell>
          <table:table-cell table:formula="of:=[.E6]/[.I6]" office:value-type="percentage" office:value="0.530201342281879">
            <text:p>53.02%</text:p>
          </table:table-cell>
          <table:table-cell table:style-name="ce2" table:formula="of:=IF([.I6]&lt;144-119;0;0.4*[.U6]+0.6*[.V6])" office:value-type="percentage" office:value="0.597315436241611">
            <text:p>59.73%</text:p>
          </table:table-cell>
          <table:table-cell table:formula="of:=[.K6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5">
            <text:p>555</text:p>
          </table:table-cell>
          <table:table-cell/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58">
            <text:p>258</text:p>
          </table:table-cell>
          <table:table-cell office:value-type="string">
            <text:p>285 Mutual Street - Radio City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table:formula="of:=[.S7]/SUM([.L7:.T7])" office:value-type="percentage" office:value="0.586206896551724">
            <text:p>58.62%</text:p>
          </table:table-cell>
          <table:table-cell table:formula="of:=[.E7]/[.I7]" office:value-type="percentage" office:value="0.6">
            <text:p>60.00%</text:p>
          </table:table-cell>
          <table:table-cell table:style-name="ce2" table:formula="of:=IF([.I7]&lt;144-119;0;0.4*[.U7]+0.6*[.V7])" office:value-type="percentage" office:value="0.59448275862069">
            <text:p>59.45%</text:p>
          </table:table-cell>
          <table:table-cell table:formula="of:=[.K7]" office:value-type="string" office:string-value="285 Mutual Street - Radio City">
            <text:p>285 Mutual Street - Radio Cit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/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string">
            <text:p>Dixon Hal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table:formula="of:=[.S8]/SUM([.L8:.T8])" office:value-type="percentage" office:value="0.524390243902439">
            <text:p>52.44%</text:p>
          </table:table-cell>
          <table:table-cell table:formula="of:=[.E8]/[.I8]" office:value-type="percentage" office:value="0.634146341463415">
            <text:p>63.41%</text:p>
          </table:table-cell>
          <table:table-cell table:style-name="ce2" table:formula="of:=IF([.I8]&lt;144-119;0;0.4*[.U8]+0.6*[.V8])" office:value-type="percentage" office:value="0.590243902439025">
            <text:p>59.02%</text:p>
          </table:table-cell>
          <table:table-cell table:formula="of:=[.K8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0">
            <text:p>470</text:p>
          </table:table-cell>
          <table:table-cell/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266">
            <text:p>266</text:p>
          </table:table-cell>
          <table:table-cell office:value-type="string">
            <text:p>550 Ontario Street- Hugh Garner Co-operativ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table:formula="of:=[.S9]/SUM([.L9:.T9])" office:value-type="percentage" office:value="0.53416149068323">
            <text:p>53.42%</text:p>
          </table:table-cell>
          <table:table-cell table:formula="of:=[.E9]/[.I9]" office:value-type="percentage" office:value="0.625766871165644">
            <text:p>62.58%</text:p>
          </table:table-cell>
          <table:table-cell table:style-name="ce2" table:formula="of:=IF([.I9]&lt;144-119;0;0.4*[.U9]+0.6*[.V9])" office:value-type="percentage" office:value="0.589124718972678">
            <text:p>58.91%</text:p>
          </table:table-cell>
          <table:table-cell table:formula="of:=[.K9]" office:value-type="string" office:string-value="550 Ontario Street- Hugh Garner Co-operative">
            <text:p>550 Ontario Street- Hugh Garner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7">
            <text:p>537</text:p>
          </table:table-cell>
          <table:table-cell/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85">
            <text:p>185</text:p>
          </table:table-cell>
          <table:table-cell office:value-type="string">
            <text:p>80 Mill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formula="of:=[.S10]/SUM([.L10:.T10])" office:value-type="percentage" office:value="0.48062015503876">
            <text:p>48.06%</text:p>
          </table:table-cell>
          <table:table-cell table:formula="of:=[.E10]/[.I10]" office:value-type="percentage" office:value="0.658914728682171">
            <text:p>65.89%</text:p>
          </table:table-cell>
          <table:table-cell table:style-name="ce2" table:formula="of:=IF([.I10]&lt;144-119;0;0.4*[.U10]+0.6*[.V10])" office:value-type="percentage" office:value="0.587596899224806">
            <text:p>58.76%</text:p>
          </table:table-cell>
          <table:table-cell table:formula="of:=[.K10]" office:value-type="string" office:string-value="80 Mill Street">
            <text:p>80 Mill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  <table:table-cell/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250">
            <text:p>250</text:p>
          </table:table-cell>
          <table:table-cell office:value-type="string">
            <text:p>Our Lady of Lourdes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formula="of:=[.S11]/SUM([.L11:.T11])" office:value-type="percentage" office:value="0.461538461538462">
            <text:p>46.15%</text:p>
          </table:table-cell>
          <table:table-cell table:formula="of:=[.E11]/[.I11]" office:value-type="percentage" office:value="0.663461538461538">
            <text:p>66.35%</text:p>
          </table:table-cell>
          <table:table-cell table:style-name="ce2" table:formula="of:=IF([.I11]&lt;144-119;0;0.4*[.U11]+0.6*[.V11])" office:value-type="percentage" office:value="0.582692307692308">
            <text:p>58.27%</text:p>
          </table:table-cell>
          <table:table-cell table:formula="of:=[.K11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/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77">
            <text:p>277</text:p>
          </table:table-cell>
          <table:table-cell office:value-type="string">
            <text:p>Sprucecourt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formula="of:=[.S12]/SUM([.L12:.T12])" office:value-type="percentage" office:value="0.537931034482759">
            <text:p>53.79%</text:p>
          </table:table-cell>
          <table:table-cell table:formula="of:=[.E12]/[.I12]" office:value-type="percentage" office:value="0.60958904109589">
            <text:p>60.96%</text:p>
          </table:table-cell>
          <table:table-cell table:style-name="ce2" table:formula="of:=IF([.I12]&lt;144-119;0;0.4*[.U12]+0.6*[.V12])" office:value-type="percentage" office:value="0.580925838450638">
            <text:p>58.09%</text:p>
          </table:table-cell>
          <table:table-cell table:formula="of:=[.K12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5">
            <text:p>465</text:p>
          </table:table-cell>
          <table:table-cell/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S13]/SUM([.L13:.T13])" office:value-type="percentage" office:value="0.375">
            <text:p>37.50%</text:p>
          </table:table-cell>
          <table:table-cell table:formula="of:=[.E13]/[.I13]" office:value-type="percentage" office:value="0.714285714285714">
            <text:p>71.43%</text:p>
          </table:table-cell>
          <table:table-cell table:style-name="ce2" table:formula="of:=IF([.I13]&lt;144-119;0;0.4*[.U13]+0.6*[.V13])" office:value-type="percentage" office:value="0.578571428571429">
            <text:p>57.86%</text:p>
          </table:table-cell>
          <table:table-cell table:formula="of:=[.K13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9s</text:p>
          </table:table-cell>
          <table:table-cell/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228">
            <text:p>228</text:p>
          </table:table-cell>
          <table:table-cell office:value-type="string">
            <text:p>Belmont Hous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formula="of:=[.S14]/SUM([.L14:.T14])" office:value-type="percentage" office:value="0.542857142857143">
            <text:p>54.29%</text:p>
          </table:table-cell>
          <table:table-cell table:formula="of:=[.E14]/[.I14]" office:value-type="percentage" office:value="0.601851851851852">
            <text:p>60.19%</text:p>
          </table:table-cell>
          <table:table-cell table:style-name="ce2" table:formula="of:=IF([.I14]&lt;144-119;0;0.4*[.U14]+0.6*[.V14])" office:value-type="percentage" office:value="0.578253968253968">
            <text:p>57.83%</text:p>
          </table:table-cell>
          <table:table-cell table:formula="of:=[.K14]" office:value-type="string" office:string-value="Belmont House">
            <text:p>Belmont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9">
            <text:p>539</text:p>
          </table:table-cell>
          <table:table-cell/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string">
            <text:p>110 George Street South - Marketview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[.S15]/SUM([.L15:.T15])" office:value-type="percentage" office:value="0.555555555555556">
            <text:p>55.56%</text:p>
          </table:table-cell>
          <table:table-cell table:formula="of:=[.E15]/[.I15]" office:value-type="percentage" office:value="0.589285714285714">
            <text:p>58.93%</text:p>
          </table:table-cell>
          <table:table-cell table:style-name="ce2" table:formula="of:=IF([.I15]&lt;144-119;0;0.4*[.U15]+0.6*[.V15])" office:value-type="percentage" office:value="0.575793650793651">
            <text:p>57.58%</text:p>
          </table:table-cell>
          <table:table-cell table:formula="of:=[.K15]" office:value-type="string" office:string-value="110 George Street South - Marketview Co-operative">
            <text:p>110 George Street South - Marketview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/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98">
            <text:p>198</text:p>
          </table:table-cell>
          <table:table-cell office:value-type="string">
            <text:p>Wellesley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S16]/SUM([.L16:.T16])" office:value-type="percentage" office:value="0.614035087719298">
            <text:p>61.40%</text:p>
          </table:table-cell>
          <table:table-cell table:formula="of:=[.E16]/[.I16]" office:value-type="percentage" office:value="0.543859649122807">
            <text:p>54.39%</text:p>
          </table:table-cell>
          <table:table-cell table:style-name="ce2" table:formula="of:=IF([.I16]&lt;144-119;0;0.4*[.U16]+0.6*[.V16])" office:value-type="percentage" office:value="0.571929824561404">
            <text:p>57.19%</text:p>
          </table:table-cell>
          <table:table-cell table:formula="of:=[.K16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/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43">
            <text:p>243</text:p>
          </table:table-cell>
          <table:table-cell office:value-type="string">
            <text:p>St. Lawrence Market North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formula="of:=[.S17]/SUM([.L17:.T17])" office:value-type="percentage" office:value="0.535714285714286">
            <text:p>53.57%</text:p>
          </table:table-cell>
          <table:table-cell table:formula="of:=[.E17]/[.I17]" office:value-type="percentage" office:value="0.595238095238095">
            <text:p>59.52%</text:p>
          </table:table-cell>
          <table:table-cell table:style-name="ce2" table:formula="of:=IF([.I17]&lt;144-119;0;0.4*[.U17]+0.6*[.V17])" office:value-type="percentage" office:value="0.571428571428571">
            <text:p>57.14%</text:p>
          </table:table-cell>
          <table:table-cell table:formula="of:=[.K17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9">
            <text:p>549</text:p>
          </table:table-cell>
          <table:table-cell/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06">
            <text:p>206</text:p>
          </table:table-cell>
          <table:table-cell office:value-type="string">
            <text:p>85 The Esplanade - Old York T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[.S18]/SUM([.L18:.T18])" office:value-type="percentage" office:value="0.581081081081081">
            <text:p>58.11%</text:p>
          </table:table-cell>
          <table:table-cell table:formula="of:=[.E18]/[.I18]" office:value-type="percentage" office:value="0.564102564102564">
            <text:p>56.41%</text:p>
          </table:table-cell>
          <table:table-cell table:style-name="ce2" table:formula="of:=IF([.I18]&lt;144-119;0;0.4*[.U18]+0.6*[.V18])" office:value-type="percentage" office:value="0.570893970893971">
            <text:p>57.09%</text:p>
          </table:table-cell>
          <table:table-cell table:formula="of:=[.K18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0">
            <text:p>450</text:p>
          </table:table-cell>
          <table:table-cell/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table:number-columns-repeated="3"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465">
            <text:p>465</text:p>
          </table:table-cell>
          <table:table-cell office:value-type="string">
            <text:p>University of Toronto - 30 Charles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table:formula="of:=[.S19]/SUM([.L19:.T19])" office:value-type="percentage" office:value="0.347826086956522">
            <text:p>34.78%</text:p>
          </table:table-cell>
          <table:table-cell table:formula="of:=[.E19]/[.I19]" office:value-type="percentage" office:value="0.717391304347826">
            <text:p>71.74%</text:p>
          </table:table-cell>
          <table:table-cell table:style-name="ce2" table:formula="of:=IF([.I19]&lt;144-119;0;0.4*[.U19]+0.6*[.V19])" office:value-type="percentage" office:value="0.569565217391304">
            <text:p>56.96%</text:p>
          </table:table-cell>
          <table:table-cell table:formula="of:=[.K19]" office:value-type="string" office:string-value="University of Toronto - 30 Charles Street West">
            <text:p>University of Toronto - 30 Charles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4">
            <text:p>464</text:p>
          </table:table-cell>
          <table:table-cell/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81">
            <text:p>181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[.S20]/SUM([.L20:.T20])" office:value-type="percentage" office:value="0.517241379310345">
            <text:p>51.72%</text:p>
          </table:table-cell>
          <table:table-cell table:formula="of:=[.E20]/[.I20]" office:value-type="percentage" office:value="0.603448275862069">
            <text:p>60.34%</text:p>
          </table:table-cell>
          <table:table-cell table:style-name="ce2" table:formula="of:=IF([.I20]&lt;144-119;0;0.4*[.U20]+0.6*[.V20])" office:value-type="percentage" office:value="0.568965517241379">
            <text:p>56.90%</text:p>
          </table:table-cell>
          <table:table-cell table:formula="of:=[.K20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1">
            <text:p>461</text:p>
          </table:table-cell>
          <table:table-cell/>
          <table:table-cell office:value-type="float" office:value="89">
            <text:p>89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464">
            <text:p>464</text:p>
          </table:table-cell>
          <table:table-cell office:value-type="string">
            <text:p>44 St. Joseph Street - Polo Club 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table:formula="of:=[.S21]/SUM([.L21:.T21])" office:value-type="percentage" office:value="0.511111111111111">
            <text:p>51.11%</text:p>
          </table:table-cell>
          <table:table-cell table:formula="of:=[.E21]/[.I21]" office:value-type="percentage" office:value="0.605263157894737">
            <text:p>60.53%</text:p>
          </table:table-cell>
          <table:table-cell table:style-name="ce2" table:formula="of:=IF([.I21]&lt;144-119;0;0.4*[.U21]+0.6*[.V21])" office:value-type="percentage" office:value="0.567602339181287">
            <text:p>56.76%</text:p>
          </table:table-cell>
          <table:table-cell table:formula="of:=[.K21]" office:value-type="string" office:string-value="44 St. Joseph Street - Polo Club II">
            <text:p>44 St. Joseph Street - Polo Club I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9">
            <text:p>459</text:p>
          </table:table-cell>
          <table:table-cell/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S22]/SUM([.L22:.T22])" office:value-type="percentage" office:value="0.408163265306122">
            <text:p>40.82%</text:p>
          </table:table-cell>
          <table:table-cell table:formula="of:=[.E22]/[.I22]" office:value-type="percentage" office:value="0.673469387755102">
            <text:p>67.35%</text:p>
          </table:table-cell>
          <table:table-cell table:style-name="ce2" table:formula="of:=IF([.I22]&lt;144-119;0;0.4*[.U22]+0.6*[.V22])" office:value-type="percentage" office:value="0.56734693877551">
            <text:p>56.73%</text:p>
          </table:table-cell>
          <table:table-cell table:formula="of:=[.K22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7">
            <text:p>507</text:p>
          </table:table-cell>
          <table:table-cell/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202">
            <text:p>202</text:p>
          </table:table-cell>
          <table:table-cell office:value-type="string">
            <text:p>117 Gerrard Street East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table:formula="of:=[.S23]/SUM([.L23:.T23])" office:value-type="percentage" office:value="0.5">
            <text:p>50.00%</text:p>
          </table:table-cell>
          <table:table-cell table:formula="of:=[.E23]/[.I23]" office:value-type="percentage" office:value="0.608695652173913">
            <text:p>60.87%</text:p>
          </table:table-cell>
          <table:table-cell table:style-name="ce2" table:formula="of:=IF([.I23]&lt;144-119;0;0.4*[.U23]+0.6*[.V23])" office:value-type="percentage" office:value="0.565217391304348">
            <text:p>56.52%</text:p>
          </table:table-cell>
          <table:table-cell table:formula="of:=[.K23]" office:value-type="string" office:string-value="117 Gerrard Street East">
            <text:p>117 Gerrard Street Ea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7">
            <text:p>457</text:p>
          </table:table-cell>
          <table:table-cell/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29">
            <text:p>329</text:p>
          </table:table-cell>
          <table:table-cell office:value-type="string">
            <text:p>105 Isabella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table:formula="of:=[.S24]/SUM([.L24:.T24])" office:value-type="percentage" office:value="0.571428571428571">
            <text:p>57.14%</text:p>
          </table:table-cell>
          <table:table-cell table:formula="of:=[.E24]/[.I24]" office:value-type="percentage" office:value="0.560283687943262">
            <text:p>56.03%</text:p>
          </table:table-cell>
          <table:table-cell table:style-name="ce2" table:formula="of:=IF([.I24]&lt;144-119;0;0.4*[.U24]+0.6*[.V24])" office:value-type="percentage" office:value="0.564741641337386">
            <text:p>56.47%</text:p>
          </table:table-cell>
          <table:table-cell table:formula="of:=[.K24]" office:value-type="string" office:string-value="105 Isabella Street">
            <text:p>105 Isabella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0">
            <text:p>560</text:p>
          </table:table-cell>
          <table:table-cell/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327">
            <text:p>327</text:p>
          </table:table-cell>
          <table:table-cell office:value-type="string">
            <text:p>7 Carlton Street - The Ellingt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table:formula="of:=[.S25]/SUM([.L25:.T25])" office:value-type="percentage" office:value="0.534722222222222">
            <text:p>53.47%</text:p>
          </table:table-cell>
          <table:table-cell table:formula="of:=[.E25]/[.I25]" office:value-type="percentage" office:value="0.583333333333333">
            <text:p>58.33%</text:p>
          </table:table-cell>
          <table:table-cell table:style-name="ce2" table:formula="of:=IF([.I25]&lt;144-119;0;0.4*[.U25]+0.6*[.V25])" office:value-type="percentage" office:value="0.563888888888889">
            <text:p>56.39%</text:p>
          </table:table-cell>
          <table:table-cell table:formula="of:=[.K25]" office:value-type="string" office:string-value="7 Carlton Street - The Ellington">
            <text:p>7 Carlton Street - The Ellingt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5">
            <text:p>515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68">
            <text:p>168</text:p>
          </table:table-cell>
          <table:table-cell office:value-type="string">
            <text:p>John Innes Community Cent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S26]/SUM([.L26:.T26])" office:value-type="percentage" office:value="0.553571428571429">
            <text:p>55.36%</text:p>
          </table:table-cell>
          <table:table-cell table:formula="of:=[.E26]/[.I26]" office:value-type="percentage" office:value="0.568965517241379">
            <text:p>56.90%</text:p>
          </table:table-cell>
          <table:table-cell table:style-name="ce2" table:formula="of:=IF([.I26]&lt;144-119;0;0.4*[.U26]+0.6*[.V26])" office:value-type="percentage" office:value="0.562807881773399">
            <text:p>56.28%</text:p>
          </table:table-cell>
          <table:table-cell table:formula="of:=[.K26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3">
            <text:p>463</text:p>
          </table:table-cell>
          <table:table-cell/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89">
            <text:p>289</text:p>
          </table:table-cell>
          <table:table-cell office:value-type="string">
            <text:p>30 Gloucester Street - Gloucester Village Gate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[.S27]/SUM([.L27:.T27])" office:value-type="percentage" office:value="0.556179775280899">
            <text:p>55.62%</text:p>
          </table:table-cell>
          <table:table-cell table:formula="of:=[.E27]/[.I27]" office:value-type="percentage" office:value="0.566666666666667">
            <text:p>56.67%</text:p>
          </table:table-cell>
          <table:table-cell table:style-name="ce2" table:formula="of:=IF([.I27]&lt;144-119;0;0.4*[.U27]+0.6*[.V27])" office:value-type="percentage" office:value="0.56247191011236">
            <text:p>56.25%</text:p>
          </table:table-cell>
          <table:table-cell table:formula="of:=[.K27]" office:value-type="string" office:string-value="30 Gloucester Street - Gloucester Village Gate">
            <text:p>30 Gloucester Street - Gloucester Village Gat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/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formula="of:=[.S28]/SUM([.L28:.T28])" office:value-type="percentage" office:value="0.448275862068966">
            <text:p>44.83%</text:p>
          </table:table-cell>
          <table:table-cell table:formula="of:=[.E28]/[.I28]" office:value-type="percentage" office:value="0.637931034482759">
            <text:p>63.79%</text:p>
          </table:table-cell>
          <table:table-cell table:style-name="ce2" table:formula="of:=IF([.I28]&lt;144-119;0;0.4*[.U28]+0.6*[.V28])" office:value-type="percentage" office:value="0.562068965517241">
            <text:p>56.21%</text:p>
          </table:table-cell>
          <table:table-cell table:formula="of:=[.K28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45">
            <text:p>245</text:p>
          </table:table-cell>
          <table:table-cell office:value-type="string">
            <text:p>Our Lady of Lourdes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formula="of:=[.S29]/SUM([.L29:.T29])" office:value-type="percentage" office:value="0.460674157303371">
            <text:p>46.07%</text:p>
          </table:table-cell>
          <table:table-cell table:formula="of:=[.E29]/[.I29]" office:value-type="percentage" office:value="0.629213483146067">
            <text:p>62.92%</text:p>
          </table:table-cell>
          <table:table-cell table:style-name="ce2" table:formula="of:=IF([.I29]&lt;144-119;0;0.4*[.U29]+0.6*[.V29])" office:value-type="percentage" office:value="0.561797752808989">
            <text:p>56.18%</text:p>
          </table:table-cell>
          <table:table-cell table:formula="of:=[.K29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/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47">
            <text:p>247</text:p>
          </table:table-cell>
          <table:table-cell office:value-type="string">
            <text:p>Lord Dufferin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[.S30]/SUM([.L30:.T30])" office:value-type="percentage" office:value="0.426966292134831">
            <text:p>42.70%</text:p>
          </table:table-cell>
          <table:table-cell table:formula="of:=[.E30]/[.I30]" office:value-type="percentage" office:value="0.651685393258427">
            <text:p>65.17%</text:p>
          </table:table-cell>
          <table:table-cell table:style-name="ce2" table:formula="of:=IF([.I30]&lt;144-119;0;0.4*[.U30]+0.6*[.V30])" office:value-type="percentage" office:value="0.561797752808989">
            <text:p>56.18%</text:p>
          </table:table-cell>
          <table:table-cell table:formula="of:=[.K30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9">
            <text:p>479</text:p>
          </table:table-cell>
          <table:table-cell/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15">
            <text:p>115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formula="of:=[.S31]/SUM([.L31:.T31])" office:value-type="percentage" office:value="0.507462686567164">
            <text:p>50.75%</text:p>
          </table:table-cell>
          <table:table-cell table:formula="of:=[.E31]/[.I31]" office:value-type="percentage" office:value="0.597014925373134">
            <text:p>59.70%</text:p>
          </table:table-cell>
          <table:table-cell table:style-name="ce2" table:formula="of:=IF([.I31]&lt;144-119;0;0.4*[.U31]+0.6*[.V31])" office:value-type="percentage" office:value="0.561194029850746">
            <text:p>56.12%</text:p>
          </table:table-cell>
          <table:table-cell table:formula="of:=[.K31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4</text:p>
          </table:table-cell>
          <table:table-cell/>
          <table:table-cell office:value-type="float" office:value="297">
            <text:p>297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string">
            <text:p>St. Lawrence Market Sout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91">
            <text:p>391</text:p>
          </table:table-cell>
          <table:table-cell office:value-type="float" office:value="33">
            <text:p>33</text:p>
          </table:table-cell>
          <table:table-cell table:formula="of:=[.S32]/SUM([.L32:.T32])" office:value-type="percentage" office:value="0.579259259259259">
            <text:p>57.93%</text:p>
          </table:table-cell>
          <table:table-cell table:formula="of:=[.E32]/[.I32]" office:value-type="percentage" office:value="0.545051698670606">
            <text:p>54.51%</text:p>
          </table:table-cell>
          <table:table-cell table:style-name="ce2" table:formula="of:=IF([.I32]&lt;144-119;0;0.4*[.U32]+0.6*[.V32])" office:value-type="percentage" office:value="0.558734722906067">
            <text:p>55.87%</text:p>
          </table:table-cell>
          <table:table-cell table:formula="of:=[.K32]" office:value-type="string" office:string-value="St. Lawrence Market South">
            <text:p>St. Lawrence Market Sou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4">
            <text:p>434</text:p>
          </table:table-cell>
          <table:table-cell/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76">
            <text:p>276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formula="of:=[.S33]/SUM([.L33:.T33])" office:value-type="percentage" office:value="0.490384615384615">
            <text:p>49.04%</text:p>
          </table:table-cell>
          <table:table-cell table:formula="of:=[.E33]/[.I33]" office:value-type="percentage" office:value="0.60377358490566">
            <text:p>60.38%</text:p>
          </table:table-cell>
          <table:table-cell table:style-name="ce2" table:formula="of:=IF([.I33]&lt;144-119;0;0.4*[.U33]+0.6*[.V33])" office:value-type="percentage" office:value="0.558417997097242">
            <text:p>55.84%</text:p>
          </table:table-cell>
          <table:table-cell table:formula="of:=[.K33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/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number-columns-repeated="3"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87">
            <text:p>287</text:p>
          </table:table-cell>
          <table:table-cell office:value-type="string">
            <text:p>Winchester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table:formula="of:=[.S34]/SUM([.L34:.T34])" office:value-type="percentage" office:value="0.492753623188406">
            <text:p>49.28%</text:p>
          </table:table-cell>
          <table:table-cell table:formula="of:=[.E34]/[.I34]" office:value-type="percentage" office:value="0.601449275362319">
            <text:p>60.14%</text:p>
          </table:table-cell>
          <table:table-cell table:style-name="ce2" table:formula="of:=IF([.I34]&lt;144-119;0;0.4*[.U34]+0.6*[.V34])" office:value-type="percentage" office:value="0.557971014492754">
            <text:p>55.80%</text:p>
          </table:table-cell>
          <table:table-cell table:formula="of:=[.K34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25A</text:p>
          </table:table-cell>
          <table:table-cell/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439">
            <text:p>439</text:p>
          </table:table-cell>
          <table:table-cell office:value-type="string">
            <text:p>St. Lawrence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table:formula="of:=[.S35]/SUM([.L35:.T35])" office:value-type="percentage" office:value="0.503846153846154">
            <text:p>50.38%</text:p>
          </table:table-cell>
          <table:table-cell table:formula="of:=[.E35]/[.I35]" office:value-type="percentage" office:value="0.593869731800766">
            <text:p>59.39%</text:p>
          </table:table-cell>
          <table:table-cell table:style-name="ce2" table:formula="of:=IF([.I35]&lt;144-119;0;0.4*[.U35]+0.6*[.V35])" office:value-type="percentage" office:value="0.557860300618921">
            <text:p>55.79%</text:p>
          </table:table-cell>
          <table:table-cell table:formula="of:=[.K35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C</text:p>
          </table:table-cell>
          <table:table-cell/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03">
            <text:p>403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table:formula="of:=[.S36]/SUM([.L36:.T36])" office:value-type="percentage" office:value="0.610619469026549">
            <text:p>61.06%</text:p>
          </table:table-cell>
          <table:table-cell table:formula="of:=[.E36]/[.I36]" office:value-type="percentage" office:value="0.521739130434783">
            <text:p>52.17%</text:p>
          </table:table-cell>
          <table:table-cell table:style-name="ce2" table:formula="of:=IF([.I36]&lt;144-119;0;0.4*[.U36]+0.6*[.V36])" office:value-type="percentage" office:value="0.557291265871489">
            <text:p>55.73%</text:p>
          </table:table-cell>
          <table:table-cell table:formula="of:=[.K36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6">
            <text:p>466</text:p>
          </table:table-cell>
          <table:table-cell/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529">
            <text:p>529</text:p>
          </table:table-cell>
          <table:table-cell office:value-type="string">
            <text:p>100 Wellesley Street East - Plaza One Hundred</text:p>
          </table:table-cell>
          <table:table-cell table:number-columns-repeated="3"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office:value-type="float" office:value="29">
            <text:p>29</text:p>
          </table:table-cell>
          <table:table-cell table:formula="of:=[.S37]/SUM([.L37:.T37])" office:value-type="percentage" office:value="0.530035335689046">
            <text:p>53.00%</text:p>
          </table:table-cell>
          <table:table-cell table:formula="of:=[.E37]/[.I37]" office:value-type="percentage" office:value="0.57243816254417">
            <text:p>57.24%</text:p>
          </table:table-cell>
          <table:table-cell table:style-name="ce2" table:formula="of:=IF([.I37]&lt;144-119;0;0.4*[.U37]+0.6*[.V37])" office:value-type="percentage" office:value="0.55547703180212">
            <text:p>55.55%</text:p>
          </table:table-cell>
          <table:table-cell table:formula="of:=[.K37]" office:value-type="string" office:string-value="100 Wellesley Street East - Plaza One Hundred">
            <text:p>100 Wellesley Street East - Plaza One Hundre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50">
            <text:p>250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formula="of:=[.S38]/SUM([.L38:.T38])" office:value-type="percentage" office:value="0.574468085106383">
            <text:p>57.45%</text:p>
          </table:table-cell>
          <table:table-cell table:formula="of:=[.E38]/[.I38]" office:value-type="percentage" office:value="0.542553191489362">
            <text:p>54.26%</text:p>
          </table:table-cell>
          <table:table-cell table:style-name="ce2" table:formula="of:=IF([.I38]&lt;144-119;0;0.4*[.U38]+0.6*[.V38])" office:value-type="percentage" office:value="0.55531914893617">
            <text:p>55.53%</text:p>
          </table:table-cell>
          <table:table-cell table:formula="of:=[.K38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5">
            <text:p>495</text:p>
          </table:table-cell>
          <table:table-cell/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24">
            <text:p>224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[.S39]/SUM([.L39:.T39])" office:value-type="percentage" office:value="0.492537313432836">
            <text:p>49.25%</text:p>
          </table:table-cell>
          <table:table-cell table:formula="of:=[.E39]/[.I39]" office:value-type="percentage" office:value="0.597014925373134">
            <text:p>59.70%</text:p>
          </table:table-cell>
          <table:table-cell table:style-name="ce2" table:formula="of:=IF([.I39]&lt;144-119;0;0.4*[.U39]+0.6*[.V39])" office:value-type="percentage" office:value="0.555223880597015">
            <text:p>55.52%</text:p>
          </table:table-cell>
          <table:table-cell table:formula="of:=[.K39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  <table:table-cell/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string">
            <text:p>Church Street Junior Pub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formula="of:=[.S40]/SUM([.L40:.T40])" office:value-type="percentage" office:value="0.5625">
            <text:p>56.25%</text:p>
          </table:table-cell>
          <table:table-cell table:formula="of:=[.E40]/[.I40]" office:value-type="percentage" office:value="0.55">
            <text:p>55.00%</text:p>
          </table:table-cell>
          <table:table-cell table:style-name="ce2" table:formula="of:=IF([.I40]&lt;144-119;0;0.4*[.U40]+0.6*[.V40])" office:value-type="percentage" office:value="0.555">
            <text:p>55.50%</text:p>
          </table:table-cell>
          <table:table-cell table:formula="of:=[.K40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8">
            <text:p>468</text:p>
          </table:table-cell>
          <table:table-cell/>
          <table:table-cell office:value-type="float" office:value="155">
            <text:p>155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603">
            <text:p>603</text:p>
          </table:table-cell>
          <table:table-cell office:value-type="string">
            <text:p>15 Maitland Place - L'Espri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table:formula="of:=[.S41]/SUM([.L41:.T41])" office:value-type="percentage" office:value="0.595238095238095">
            <text:p>59.52%</text:p>
          </table:table-cell>
          <table:table-cell table:formula="of:=[.E41]/[.I41]" office:value-type="percentage" office:value="0.526785714285714">
            <text:p>52.68%</text:p>
          </table:table-cell>
          <table:table-cell table:style-name="ce2" table:formula="of:=IF([.I41]&lt;144-119;0;0.4*[.U41]+0.6*[.V41])" office:value-type="percentage" office:value="0.554166666666667">
            <text:p>55.42%</text:p>
          </table:table-cell>
          <table:table-cell table:formula="of:=[.K41]" office:value-type="string" office:string-value="15 Maitland Place - L'Esprit">
            <text:p>15 Maitland Place - L'Espri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/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47">
            <text:p>347</text:p>
          </table:table-cell>
          <table:table-cell office:value-type="string">
            <text:p>Church Street Community Centre (519 Church Street)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table:formula="of:=[.S42]/SUM([.L42:.T42])" office:value-type="percentage" office:value="0.442953020134228">
            <text:p>44.30%</text:p>
          </table:table-cell>
          <table:table-cell table:formula="of:=[.E42]/[.I42]" office:value-type="percentage" office:value="0.626666666666667">
            <text:p>62.67%</text:p>
          </table:table-cell>
          <table:table-cell table:style-name="ce2" table:formula="of:=IF([.I42]&lt;144-119;0;0.4*[.U42]+0.6*[.V42])" office:value-type="percentage" office:value="0.553181208053691">
            <text:p>55.32%</text:p>
          </table:table-cell>
          <table:table-cell table:formula="of:=[.K42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8">
            <text:p>508</text:p>
          </table:table-cell>
          <table:table-cell/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string">
            <text:p>Le Collège françai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table:formula="of:=[.S43]/SUM([.L43:.T43])" office:value-type="percentage" office:value="0.467391304347826">
            <text:p>46.74%</text:p>
          </table:table-cell>
          <table:table-cell table:formula="of:=[.E43]/[.I43]" office:value-type="percentage" office:value="0.608695652173913">
            <text:p>60.87%</text:p>
          </table:table-cell>
          <table:table-cell table:style-name="ce2" table:formula="of:=IF([.I43]&lt;144-119;0;0.4*[.U43]+0.6*[.V43])" office:value-type="percentage" office:value="0.552173913043478">
            <text:p>55.22%</text:p>
          </table:table-cell>
          <table:table-cell table:formula="of:=[.K43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/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66">
            <text:p>16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S44]/SUM([.L44:.T44])" office:value-type="percentage" office:value="0.4">
            <text:p>40.00%</text:p>
          </table:table-cell>
          <table:table-cell table:formula="of:=[.E44]/[.I44]" office:value-type="percentage" office:value="0.651515151515152">
            <text:p>65.15%</text:p>
          </table:table-cell>
          <table:table-cell table:style-name="ce2" table:formula="of:=IF([.I44]&lt;144-119;0;0.4*[.U44]+0.6*[.V44])" office:value-type="percentage" office:value="0.550909090909091">
            <text:p>55.09%</text:p>
          </table:table-cell>
          <table:table-cell table:formula="of:=[.K44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/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table:formula="of:=[.S45]/SUM([.L45:.T45])" office:value-type="percentage" office:value="0.40625">
            <text:p>40.63%</text:p>
          </table:table-cell>
          <table:table-cell table:formula="of:=[.E45]/[.I45]" office:value-type="percentage" office:value="0.646153846153846">
            <text:p>64.62%</text:p>
          </table:table-cell>
          <table:table-cell table:style-name="ce2" table:formula="of:=IF([.I45]&lt;144-119;0;0.4*[.U45]+0.6*[.V45])" office:value-type="percentage" office:value="0.550192307692308">
            <text:p>55.02%</text:p>
          </table:table-cell>
          <table:table-cell table:formula="of:=[.K45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6">
            <text:p>556</text:p>
          </table:table-cell>
          <table:table-cell/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89">
            <text:p>189</text:p>
          </table:table-cell>
          <table:table-cell office:value-type="string">
            <text:p>285 Mutual Street - Radio Cit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table:formula="of:=[.S46]/SUM([.L46:.T46])" office:value-type="percentage" office:value="0.559055118110236">
            <text:p>55.91%</text:p>
          </table:table-cell>
          <table:table-cell table:formula="of:=[.E46]/[.I46]" office:value-type="percentage" office:value="0.543307086614173">
            <text:p>54.33%</text:p>
          </table:table-cell>
          <table:table-cell table:style-name="ce2" table:formula="of:=IF([.I46]&lt;144-119;0;0.4*[.U46]+0.6*[.V46])" office:value-type="percentage" office:value="0.549606299212599">
            <text:p>54.96%</text:p>
          </table:table-cell>
          <table:table-cell table:formula="of:=[.K46]" office:value-type="string" office:string-value="285 Mutual Street - Radio City">
            <text:p>285 Mutual Street - Radio Cit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/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434">
            <text:p>434</text:p>
          </table:table-cell>
          <table:table-cell office:value-type="string">
            <text:p>Sprucecourt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  <table:table-cell table:formula="of:=[.S47]/SUM([.L47:.T47])" office:value-type="percentage" office:value="0.581896551724138">
            <text:p>58.19%</text:p>
          </table:table-cell>
          <table:table-cell table:formula="of:=[.E47]/[.I47]" office:value-type="percentage" office:value="0.527659574468085">
            <text:p>52.77%</text:p>
          </table:table-cell>
          <table:table-cell table:style-name="ce2" table:formula="of:=IF([.I47]&lt;144-119;0;0.4*[.U47]+0.6*[.V47])" office:value-type="percentage" office:value="0.549354365370506">
            <text:p>54.94%</text:p>
          </table:table-cell>
          <table:table-cell table:formula="of:=[.K47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1">
            <text:p>481</text:p>
          </table:table-cell>
          <table:table-cell/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table:number-columns-repeated="3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451">
            <text:p>451</text:p>
          </table:table-cell>
          <table:table-cell office:value-type="string">
            <text:p>Our Lady of Lourdes Catholic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table:formula="of:=[.S48]/SUM([.L48:.T48])" office:value-type="percentage" office:value="0.43010752688172">
            <text:p>43.01%</text:p>
          </table:table-cell>
          <table:table-cell table:formula="of:=[.E48]/[.I48]" office:value-type="percentage" office:value="0.625668449197861">
            <text:p>62.57%</text:p>
          </table:table-cell>
          <table:table-cell table:style-name="ce2" table:formula="of:=IF([.I48]&lt;144-119;0;0.4*[.U48]+0.6*[.V48])" office:value-type="percentage" office:value="0.547444080271405">
            <text:p>54.74%</text:p>
          </table:table-cell>
          <table:table-cell table:formula="of:=[.K48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/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243">
            <text:p>243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formula="of:=[.S49]/SUM([.L49:.T49])" office:value-type="percentage" office:value="0.460176991150443">
            <text:p>46.02%</text:p>
          </table:table-cell>
          <table:table-cell table:formula="of:=[.E49]/[.I49]" office:value-type="percentage" office:value="0.605263157894737">
            <text:p>60.53%</text:p>
          </table:table-cell>
          <table:table-cell table:style-name="ce2" table:formula="of:=IF([.I49]&lt;144-119;0;0.4*[.U49]+0.6*[.V49])" office:value-type="percentage" office:value="0.547228691197019">
            <text:p>54.72%</text:p>
          </table:table-cell>
          <table:table-cell table:formula="of:=[.K49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/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97">
            <text:p>297</text:p>
          </table:table-cell>
          <table:table-cell office:value-type="string">
            <text:p>Regent Park South Community Centr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table:formula="of:=[.S50]/SUM([.L50:.T50])" office:value-type="percentage" office:value="0.555555555555556">
            <text:p>55.56%</text:p>
          </table:table-cell>
          <table:table-cell table:formula="of:=[.E50]/[.I50]" office:value-type="percentage" office:value="0.54">
            <text:p>54.00%</text:p>
          </table:table-cell>
          <table:table-cell table:style-name="ce2" table:formula="of:=IF([.I50]&lt;144-119;0;0.4*[.U50]+0.6*[.V50])" office:value-type="percentage" office:value="0.546222222222222">
            <text:p>54.62%</text:p>
          </table:table-cell>
          <table:table-cell table:formula="of:=[.K50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B</text:p>
          </table:table-cell>
          <table:table-cell/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30">
            <text:p>430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table:formula="of:=[.S51]/SUM([.L51:.T51])" office:value-type="percentage" office:value="0.496503496503497">
            <text:p>49.65%</text:p>
          </table:table-cell>
          <table:table-cell table:formula="of:=[.E51]/[.I51]" office:value-type="percentage" office:value="0.579310344827586">
            <text:p>57.93%</text:p>
          </table:table-cell>
          <table:table-cell table:style-name="ce2" table:formula="of:=IF([.I51]&lt;144-119;0;0.4*[.U51]+0.6*[.V51])" office:value-type="percentage" office:value="0.54618760549795">
            <text:p>54.62%</text:p>
          </table:table-cell>
          <table:table-cell table:formula="of:=[.K51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9">
            <text:p>529</text:p>
          </table:table-cell>
          <table:table-cell/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255">
            <text:p>255</text:p>
          </table:table-cell>
          <table:table-cell office:value-type="string">
            <text:p>255 Richmond Street East - Space Con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table:formula="of:=[.S52]/SUM([.L52:.T52])" office:value-type="percentage" office:value="0.488549618320611">
            <text:p>48.85%</text:p>
          </table:table-cell>
          <table:table-cell table:formula="of:=[.E52]/[.I52]" office:value-type="percentage" office:value="0.583333333333333">
            <text:p>58.33%</text:p>
          </table:table-cell>
          <table:table-cell table:style-name="ce2" table:formula="of:=IF([.I52]&lt;144-119;0;0.4*[.U52]+0.6*[.V52])" office:value-type="percentage" office:value="0.545419847328244">
            <text:p>54.54%</text:p>
          </table:table-cell>
          <table:table-cell table:formula="of:=[.K52]" office:value-type="string" office:string-value="255 Richmond Street East - Space Condo">
            <text:p>255 Richmond Street East - Space Cond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/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39">
            <text:p>339</text:p>
          </table:table-cell>
          <table:table-cell office:value-type="string">
            <text:p>Ryerson University International Learning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table:formula="of:=[.S53]/SUM([.L53:.T53])" office:value-type="percentage" office:value="0.547945205479452">
            <text:p>54.79%</text:p>
          </table:table-cell>
          <table:table-cell table:formula="of:=[.E53]/[.I53]" office:value-type="percentage" office:value="0.541095890410959">
            <text:p>54.11%</text:p>
          </table:table-cell>
          <table:table-cell table:style-name="ce2" table:formula="of:=IF([.I53]&lt;144-119;0;0.4*[.U53]+0.6*[.V53])" office:value-type="percentage" office:value="0.543835616438356">
            <text:p>54.38%</text:p>
          </table:table-cell>
          <table:table-cell table:formula="of:=[.K53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3">
            <text:p>483</text:p>
          </table:table-cell>
          <table:table-cell/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487">
            <text:p>487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[.S54]/SUM([.L54:.T54])" office:value-type="percentage" office:value="0.547945205479452">
            <text:p>54.79%</text:p>
          </table:table-cell>
          <table:table-cell table:formula="of:=[.E54]/[.I54]" office:value-type="percentage" office:value="0.541095890410959">
            <text:p>54.11%</text:p>
          </table:table-cell>
          <table:table-cell table:style-name="ce2" table:formula="of:=IF([.I54]&lt;144-119;0;0.4*[.U54]+0.6*[.V54])" office:value-type="percentage" office:value="0.543835616438356">
            <text:p>54.38%</text:p>
          </table:table-cell>
          <table:table-cell table:formula="of:=[.K54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/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220">
            <text:p>220</text:p>
          </table:table-cell>
          <table:table-cell office:value-type="string">
            <text:p>Church Street Community Centre (519 Church Street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table:formula="of:=[.S55]/SUM([.L55:.T55])" office:value-type="percentage" office:value="0.5">
            <text:p>50.00%</text:p>
          </table:table-cell>
          <table:table-cell table:formula="of:=[.E55]/[.I55]" office:value-type="percentage" office:value="0.57258064516129">
            <text:p>57.26%</text:p>
          </table:table-cell>
          <table:table-cell table:style-name="ce2" table:formula="of:=IF([.I55]&lt;144-119;0;0.4*[.U55]+0.6*[.V55])" office:value-type="percentage" office:value="0.543548387096774">
            <text:p>54.35%</text:p>
          </table:table-cell>
          <table:table-cell table:formula="of:=[.K55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/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44">
            <text:p>244</text:p>
          </table:table-cell>
          <table:table-cell office:value-type="string">
            <text:p>877 Yonge Street - Fellowship Tower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table:formula="of:=[.S56]/SUM([.L56:.T56])" office:value-type="percentage" office:value="0.471264367816092">
            <text:p>47.13%</text:p>
          </table:table-cell>
          <table:table-cell table:formula="of:=[.E56]/[.I56]" office:value-type="percentage" office:value="0.590909090909091">
            <text:p>59.09%</text:p>
          </table:table-cell>
          <table:table-cell table:style-name="ce2" table:formula="of:=IF([.I56]&lt;144-119;0;0.4*[.U56]+0.6*[.V56])" office:value-type="percentage" office:value="0.543051201671891">
            <text:p>54.31%</text:p>
          </table:table-cell>
          <table:table-cell table:formula="of:=[.K56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4">
            <text:p>504</text:p>
          </table:table-cell>
          <table:table-cell/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443">
            <text:p>443</text:p>
          </table:table-cell>
          <table:table-cell office:value-type="string">
            <text:p>40 Gerrard Street East - Maple Leaf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table:formula="of:=[.S57]/SUM([.L57:.T57])" office:value-type="percentage" office:value="0.475">
            <text:p>47.50%</text:p>
          </table:table-cell>
          <table:table-cell table:formula="of:=[.E57]/[.I57]" office:value-type="percentage" office:value="0.5875">
            <text:p>58.75%</text:p>
          </table:table-cell>
          <table:table-cell table:style-name="ce2" table:formula="of:=IF([.I57]&lt;144-119;0;0.4*[.U57]+0.6*[.V57])" office:value-type="percentage" office:value="0.5425">
            <text:p>54.25%</text:p>
          </table:table-cell>
          <table:table-cell table:formula="of:=[.K57]" office:value-type="string" office:string-value="40 Gerrard Street East - Maple Leaf Apartments">
            <text:p>40 Gerrard Street East - Maple Leaf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6">
            <text:p>116</text:p>
          </table:table-cell>
          <table:table-cell/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39">
            <text:p>139</text:p>
          </table:table-cell>
          <table:table-cell office:value-type="string">
            <text:p>Ryerson University International Learning Cent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[.S58]/SUM([.L58:.T58])" office:value-type="percentage" office:value="0.422222222222222">
            <text:p>42.22%</text:p>
          </table:table-cell>
          <table:table-cell table:formula="of:=[.E58]/[.I58]" office:value-type="percentage" office:value="0.622222222222222">
            <text:p>62.22%</text:p>
          </table:table-cell>
          <table:table-cell table:style-name="ce2" table:formula="of:=IF([.I58]&lt;144-119;0;0.4*[.U58]+0.6*[.V58])" office:value-type="percentage" office:value="0.542222222222222">
            <text:p>54.22%</text:p>
          </table:table-cell>
          <table:table-cell table:formula="of:=[.K58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230">
            <text:p>230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S59]/SUM([.L59:.T59])" office:value-type="percentage" office:value="0.447916666666667">
            <text:p>44.79%</text:p>
          </table:table-cell>
          <table:table-cell table:formula="of:=[.E59]/[.I59]" office:value-type="percentage" office:value="0.604166666666667">
            <text:p>60.42%</text:p>
          </table:table-cell>
          <table:table-cell table:style-name="ce2" table:formula="of:=IF([.I59]&lt;144-119;0;0.4*[.U59]+0.6*[.V59])" office:value-type="percentage" office:value="0.541666666666667">
            <text:p>54.17%</text:p>
          </table:table-cell>
          <table:table-cell table:formula="of:=[.K59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3">
            <text:p>523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285">
            <text:p>285</text:p>
          </table:table-cell>
          <table:table-cell office:value-type="string">
            <text:p>275 Shuter Stree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formula="of:=[.S60]/SUM([.L60:.T60])" office:value-type="percentage" office:value="0.397727272727273">
            <text:p>39.77%</text:p>
          </table:table-cell>
          <table:table-cell table:formula="of:=[.E60]/[.I60]" office:value-type="percentage" office:value="0.636363636363636">
            <text:p>63.64%</text:p>
          </table:table-cell>
          <table:table-cell table:style-name="ce2" table:formula="of:=IF([.I60]&lt;144-119;0;0.4*[.U60]+0.6*[.V60])" office:value-type="percentage" office:value="0.540909090909091">
            <text:p>54.09%</text:p>
          </table:table-cell>
          <table:table-cell table:formula="of:=[.K60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2">
            <text:p>552</text:p>
          </table:table-cell>
          <table:table-cell/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203">
            <text:p>203</text:p>
          </table:table-cell>
          <table:table-cell office:value-type="string">
            <text:p>St. Michael Catholic Scho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table:formula="of:=[.S61]/SUM([.L61:.T61])" office:value-type="percentage" office:value="0.410714285714286">
            <text:p>41.07%</text:p>
          </table:table-cell>
          <table:table-cell table:formula="of:=[.E61]/[.I61]" office:value-type="percentage" office:value="0.625">
            <text:p>62.50%</text:p>
          </table:table-cell>
          <table:table-cell table:style-name="ce2" table:formula="of:=IF([.I61]&lt;144-119;0;0.4*[.U61]+0.6*[.V61])" office:value-type="percentage" office:value="0.539285714285714">
            <text:p>53.93%</text:p>
          </table:table-cell>
          <table:table-cell table:formula="of:=[.K61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/>
          <table:table-cell office:value-type="float" office:value="38">
            <text:p>3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60">
            <text:p>260</text:p>
          </table:table-cell>
          <table:table-cell office:value-type="string">
            <text:p>Dixon Ha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[.S62]/SUM([.L62:.T62])" office:value-type="percentage" office:value="0.389830508474576">
            <text:p>38.98%</text:p>
          </table:table-cell>
          <table:table-cell table:formula="of:=[.E62]/[.I62]" office:value-type="percentage" office:value="0.638655462184874">
            <text:p>63.87%</text:p>
          </table:table-cell>
          <table:table-cell table:style-name="ce2" table:formula="of:=IF([.I62]&lt;144-119;0;0.4*[.U62]+0.6*[.V62])" office:value-type="percentage" office:value="0.539125480700755">
            <text:p>53.91%</text:p>
          </table:table-cell>
          <table:table-cell table:formula="of:=[.K62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6">
            <text:p>456</text:p>
          </table:table-cell>
          <table:table-cell/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82">
            <text:p>282</text:p>
          </table:table-cell>
          <table:table-cell office:value-type="string">
            <text:p>550 Jarvis Street - Massey House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table:formula="of:=[.S63]/SUM([.L63:.T63])" office:value-type="percentage" office:value="0.48502994011976">
            <text:p>48.50%</text:p>
          </table:table-cell>
          <table:table-cell table:formula="of:=[.E63]/[.I63]" office:value-type="percentage" office:value="0.57396449704142">
            <text:p>57.40%</text:p>
          </table:table-cell>
          <table:table-cell table:style-name="ce2" table:formula="of:=IF([.I63]&lt;144-119;0;0.4*[.U63]+0.6*[.V63])" office:value-type="percentage" office:value="0.538390674272756">
            <text:p>53.84%</text:p>
          </table:table-cell>
          <table:table-cell table:formula="of:=[.K63]" office:value-type="string" office:string-value="550 Jarvis Street - Massey House Apartments">
            <text:p>550 Jarvis Street - Massey Hous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3">
            <text:p>493</text:p>
          </table:table-cell>
          <table:table-cell/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table:number-columns-repeated="3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498">
            <text:p>498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table:formula="of:=[.S64]/SUM([.L64:.T64])" office:value-type="percentage" office:value="0.438888888888889">
            <text:p>43.89%</text:p>
          </table:table-cell>
          <table:table-cell table:formula="of:=[.E64]/[.I64]" office:value-type="percentage" office:value="0.604395604395604">
            <text:p>60.44%</text:p>
          </table:table-cell>
          <table:table-cell table:style-name="ce2" table:formula="of:=IF([.I64]&lt;144-119;0;0.4*[.U64]+0.6*[.V64])" office:value-type="percentage" office:value="0.538192918192918">
            <text:p>53.82%</text:p>
          </table:table-cell>
          <table:table-cell table:formula="of:=[.K64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/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57">
            <text:p>257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table:formula="of:=[.S65]/SUM([.L65:.T65])" office:value-type="percentage" office:value="0.569444444444444">
            <text:p>56.94%</text:p>
          </table:table-cell>
          <table:table-cell table:formula="of:=[.E65]/[.I65]" office:value-type="percentage" office:value="0.517241379310345">
            <text:p>51.72%</text:p>
          </table:table-cell>
          <table:table-cell table:style-name="ce2" table:formula="of:=IF([.I65]&lt;144-119;0;0.4*[.U65]+0.6*[.V65])" office:value-type="percentage" office:value="0.538122605363985">
            <text:p>53.81%</text:p>
          </table:table-cell>
          <table:table-cell table:formula="of:=[.K65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/>
          <table:table-cell office:value-type="float" office:value="74">
            <text:p>7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580">
            <text:p>580</text:p>
          </table:table-cell>
          <table:table-cell office:value-type="string">
            <text:p>Sprucecourt Junior Public Schoo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[.S66]/SUM([.L66:.T66])" office:value-type="percentage" office:value="0.537634408602151">
            <text:p>53.76%</text:p>
          </table:table-cell>
          <table:table-cell table:formula="of:=[.E66]/[.I66]" office:value-type="percentage" office:value="0.537234042553192">
            <text:p>53.72%</text:p>
          </table:table-cell>
          <table:table-cell table:style-name="ce2" table:formula="of:=IF([.I66]&lt;144-119;0;0.4*[.U66]+0.6*[.V66])" office:value-type="percentage" office:value="0.537394188972775">
            <text:p>53.74%</text:p>
          </table:table-cell>
          <table:table-cell table:formula="of:=[.K66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A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86">
            <text:p>486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formula="of:=[.S67]/SUM([.L67:.T67])" office:value-type="percentage" office:value="0.611842105263158">
            <text:p>61.18%</text:p>
          </table:table-cell>
          <table:table-cell table:formula="of:=[.E67]/[.I67]" office:value-type="percentage" office:value="0.487012987012987">
            <text:p>48.70%</text:p>
          </table:table-cell>
          <table:table-cell table:style-name="ce2" table:formula="of:=IF([.I67]&lt;144-119;0;0.4*[.U67]+0.6*[.V67])" office:value-type="percentage" office:value="0.536944634313055">
            <text:p>53.69%</text:p>
          </table:table-cell>
          <table:table-cell table:formula="of:=[.K67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/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75">
            <text:p>275</text:p>
          </table:table-cell>
          <table:table-cell office:value-type="string">
            <text:p>Parliament Street Public Library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[.S68]/SUM([.L68:.T68])" office:value-type="percentage" office:value="0.443298969072165">
            <text:p>44.33%</text:p>
          </table:table-cell>
          <table:table-cell table:formula="of:=[.E68]/[.I68]" office:value-type="percentage" office:value="0.597938144329897">
            <text:p>59.79%</text:p>
          </table:table-cell>
          <table:table-cell table:style-name="ce2" table:formula="of:=IF([.I68]&lt;144-119;0;0.4*[.U68]+0.6*[.V68])" office:value-type="percentage" office:value="0.536082474226804">
            <text:p>53.61%</text:p>
          </table:table-cell>
          <table:table-cell table:formula="of:=[.K68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7A</text:p>
          </table:table-cell>
          <table:table-cell/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346">
            <text:p>346</text:p>
          </table:table-cell>
          <table:table-cell office:value-type="string">
            <text:p>201 Sherbourne Street - Centre Point Apartment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formula="of:=[.S69]/SUM([.L69:.T69])" office:value-type="percentage" office:value="0.495495495495496">
            <text:p>49.55%</text:p>
          </table:table-cell>
          <table:table-cell table:formula="of:=[.E69]/[.I69]" office:value-type="percentage" office:value="0.5625">
            <text:p>56.25%</text:p>
          </table:table-cell>
          <table:table-cell table:style-name="ce2" table:formula="of:=IF([.I69]&lt;144-119;0;0.4*[.U69]+0.6*[.V69])" office:value-type="percentage" office:value="0.535698198198198">
            <text:p>53.57%</text:p>
          </table:table-cell>
          <table:table-cell table:formula="of:=[.K69]" office:value-type="string" office:string-value="201 Sherbourne Street - Centre Point Apartments">
            <text:p>201 Sherbourne Street - Centre Point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/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290">
            <text:p>290</text:p>
          </table:table-cell>
          <table:table-cell office:value-type="string">
            <text:p>Parliament Street Public Library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formula="of:=[.S70]/SUM([.L70:.T70])" office:value-type="percentage" office:value="0.451388888888889">
            <text:p>45.14%</text:p>
          </table:table-cell>
          <table:table-cell table:formula="of:=[.E70]/[.I70]" office:value-type="percentage" office:value="0.590277777777778">
            <text:p>59.03%</text:p>
          </table:table-cell>
          <table:table-cell table:style-name="ce2" table:formula="of:=IF([.I70]&lt;144-119;0;0.4*[.U70]+0.6*[.V70])" office:value-type="percentage" office:value="0.534722222222222">
            <text:p>53.47%</text:p>
          </table:table-cell>
          <table:table-cell table:formula="of:=[.K70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0">
            <text:p>550</text:p>
          </table:table-cell>
          <table:table-cell/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46">
            <text:p>146</text:p>
          </table:table-cell>
          <table:table-cell office:value-type="string">
            <text:p>St. Michael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S71]/SUM([.L71:.T71])" office:value-type="percentage" office:value="0.6">
            <text:p>60.00%</text:p>
          </table:table-cell>
          <table:table-cell table:formula="of:=[.E71]/[.I71]" office:value-type="percentage" office:value="0.490196078431373">
            <text:p>49.02%</text:p>
          </table:table-cell>
          <table:table-cell table:style-name="ce2" table:formula="of:=IF([.I71]&lt;144-119;0;0.4*[.U71]+0.6*[.V71])" office:value-type="percentage" office:value="0.534117647058824">
            <text:p>53.41%</text:p>
          </table:table-cell>
          <table:table-cell table:formula="of:=[.K71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0">
            <text:p>500</text:p>
          </table:table-cell>
          <table:table-cell/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82">
            <text:p>182</text:p>
          </table:table-cell>
          <table:table-cell office:value-type="string">
            <text:p>298 Jarvis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table:formula="of:=[.S72]/SUM([.L72:.T72])" office:value-type="percentage" office:value="0.554455445544555">
            <text:p>55.45%</text:p>
          </table:table-cell>
          <table:table-cell table:formula="of:=[.E72]/[.I72]" office:value-type="percentage" office:value="0.519230769230769">
            <text:p>51.92%</text:p>
          </table:table-cell>
          <table:table-cell table:style-name="ce2" table:formula="of:=IF([.I72]&lt;144-119;0;0.4*[.U72]+0.6*[.V72])" office:value-type="percentage" office:value="0.533320639756283">
            <text:p>53.33%</text:p>
          </table:table-cell>
          <table:table-cell table:formula="of:=[.K72]" office:value-type="string" office:string-value="298 Jarvis Street">
            <text:p>298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2">
            <text:p>562</text:p>
          </table:table-cell>
          <table:table-cell/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17">
            <text:p>117</text:p>
          </table:table-cell>
          <table:table-cell office:value-type="string">
            <text:p>77 Lombard Street - Absolute Lofts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[.S73]/SUM([.L73:.T73])" office:value-type="percentage" office:value="0.491525423728814">
            <text:p>49.15%</text:p>
          </table:table-cell>
          <table:table-cell table:formula="of:=[.E73]/[.I73]" office:value-type="percentage" office:value="0.559322033898305">
            <text:p>55.93%</text:p>
          </table:table-cell>
          <table:table-cell table:style-name="ce2" table:formula="of:=IF([.I73]&lt;144-119;0;0.4*[.U73]+0.6*[.V73])" office:value-type="percentage" office:value="0.532203389830509">
            <text:p>53.22%</text:p>
          </table:table-cell>
          <table:table-cell table:formula="of:=[.K73]" office:value-type="string" office:string-value="77 Lombard Street - Absolute Lofts">
            <text:p>77 Lombard Street - Absolute Lof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5">
            <text:p>135</text:p>
          </table:table-cell>
          <table:table-cell/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220">
            <text:p>220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[.S74]/SUM([.L74:.T74])" office:value-type="percentage" office:value="0.398373983739837">
            <text:p>39.84%</text:p>
          </table:table-cell>
          <table:table-cell table:formula="of:=[.E74]/[.I74]" office:value-type="percentage" office:value="0.620967741935484">
            <text:p>62.10%</text:p>
          </table:table-cell>
          <table:table-cell table:style-name="ce2" table:formula="of:=IF([.I74]&lt;144-119;0;0.4*[.U74]+0.6*[.V74])" office:value-type="percentage" office:value="0.531930238657225">
            <text:p>53.19%</text:p>
          </table:table-cell>
          <table:table-cell table:formula="of:=[.K74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/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301">
            <text:p>301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table:formula="of:=[.S75]/SUM([.L75:.T75])" office:value-type="percentage" office:value="0.480263157894737">
            <text:p>48.03%</text:p>
          </table:table-cell>
          <table:table-cell table:formula="of:=[.E75]/[.I75]" office:value-type="percentage" office:value="0.564935064935065">
            <text:p>56.49%</text:p>
          </table:table-cell>
          <table:table-cell table:style-name="ce2" table:formula="of:=IF([.I75]&lt;144-119;0;0.4*[.U75]+0.6*[.V75])" office:value-type="percentage" office:value="0.531066302118934">
            <text:p>53.11%</text:p>
          </table:table-cell>
          <table:table-cell table:formula="of:=[.K75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/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339">
            <text:p>339</text:p>
          </table:table-cell>
          <table:table-cell office:value-type="string">
            <text:p>St. Martin's School / A.P.P.L.E. Alternativ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table:formula="of:=[.S76]/SUM([.L76:.T76])" office:value-type="percentage" office:value="0.437185929648241">
            <text:p>43.72%</text:p>
          </table:table-cell>
          <table:table-cell table:formula="of:=[.E76]/[.I76]" office:value-type="percentage" office:value="0.592964824120603">
            <text:p>59.30%</text:p>
          </table:table-cell>
          <table:table-cell table:style-name="ce2" table:formula="of:=IF([.I76]&lt;144-119;0;0.4*[.U76]+0.6*[.V76])" office:value-type="percentage" office:value="0.530653266331658">
            <text:p>53.07%</text:p>
          </table:table-cell>
          <table:table-cell table:formula="of:=[.K76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8">
            <text:p>458</text:p>
          </table:table-cell>
          <table:table-cell/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207">
            <text:p>207</text:p>
          </table:table-cell>
          <table:table-cell office:value-type="string">
            <text:p>100 Gloucester Street - Cawthra Apartment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table:formula="of:=[.S77]/SUM([.L77:.T77])" office:value-type="percentage" office:value="0.527272727272727">
            <text:p>52.73%</text:p>
          </table:table-cell>
          <table:table-cell table:formula="of:=[.E77]/[.I77]" office:value-type="percentage" office:value="0.531531531531532">
            <text:p>53.15%</text:p>
          </table:table-cell>
          <table:table-cell table:style-name="ce2" table:formula="of:=IF([.I77]&lt;144-119;0;0.4*[.U77]+0.6*[.V77])" office:value-type="percentage" office:value="0.52982800982801">
            <text:p>52.98%</text:p>
          </table:table-cell>
          <table:table-cell table:formula="of:=[.K77]" office:value-type="string" office:string-value="100 Gloucester Street - Cawthra Apartments">
            <text:p>100 Gloucester Street - Cawthra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/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S78]/SUM([.L78:.T78])" office:value-type="percentage" office:value="0.351351351351351">
            <text:p>35.14%</text:p>
          </table:table-cell>
          <table:table-cell table:formula="of:=[.E78]/[.I78]" office:value-type="percentage" office:value="0.648648648648649">
            <text:p>64.86%</text:p>
          </table:table-cell>
          <table:table-cell table:style-name="ce2" table:formula="of:=IF([.I78]&lt;144-119;0;0.4*[.U78]+0.6*[.V78])" office:value-type="percentage" office:value="0.52972972972973">
            <text:p>52.97%</text:p>
          </table:table-cell>
          <table:table-cell table:formula="of:=[.K78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7A</text:p>
          </table:table-cell>
          <table:table-cell/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416">
            <text:p>416</text:p>
          </table:table-cell>
          <table:table-cell office:value-type="string">
            <text:p>50 Alexander Street - Village Green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27">
            <text:p>27</text:p>
          </table:table-cell>
          <table:table-cell table:formula="of:=[.S79]/SUM([.L79:.T79])" office:value-type="percentage" office:value="0.579185520361991">
            <text:p>57.92%</text:p>
          </table:table-cell>
          <table:table-cell table:formula="of:=[.E79]/[.I79]" office:value-type="percentage" office:value="0.495495495495496">
            <text:p>49.55%</text:p>
          </table:table-cell>
          <table:table-cell table:style-name="ce2" table:formula="of:=IF([.I79]&lt;144-119;0;0.4*[.U79]+0.6*[.V79])" office:value-type="percentage" office:value="0.528971505442094">
            <text:p>52.90%</text:p>
          </table:table-cell>
          <table:table-cell table:formula="of:=[.K79]" office:value-type="string" office:string-value="50 Alexander Street - Village Green">
            <text:p>50 Alexander Street - Village Gre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/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372">
            <text:p>372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table:formula="of:=[.S80]/SUM([.L80:.T80])" office:value-type="percentage" office:value="0.422222222222222">
            <text:p>42.22%</text:p>
          </table:table-cell>
          <table:table-cell table:formula="of:=[.E80]/[.I80]" office:value-type="percentage" office:value="0.6">
            <text:p>60.00%</text:p>
          </table:table-cell>
          <table:table-cell table:style-name="ce2" table:formula="of:=IF([.I80]&lt;144-119;0;0.4*[.U80]+0.6*[.V80])" office:value-type="percentage" office:value="0.528888888888889">
            <text:p>52.89%</text:p>
          </table:table-cell>
          <table:table-cell table:formula="of:=[.K80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0">
            <text:p>480</text:p>
          </table:table-cell>
          <table:table-cell/>
          <table:table-cell office:value-type="float" office:value="152">
            <text:p>15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607">
            <text:p>607</text:p>
          </table:table-cell>
          <table:table-cell office:value-type="string">
            <text:p>77 Maitland Place - Celebrity Pl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36">
            <text:p>36</text:p>
          </table:table-cell>
          <table:table-cell table:formula="of:=[.S81]/SUM([.L81:.T81])" office:value-type="percentage" office:value="0.507418397626113">
            <text:p>50.74%</text:p>
          </table:table-cell>
          <table:table-cell table:formula="of:=[.E81]/[.I81]" office:value-type="percentage" office:value="0.542772861356932">
            <text:p>54.28%</text:p>
          </table:table-cell>
          <table:table-cell table:style-name="ce2" table:formula="of:=IF([.I81]&lt;144-119;0;0.4*[.U81]+0.6*[.V81])" office:value-type="percentage" office:value="0.528631075864604">
            <text:p>52.86%</text:p>
          </table:table-cell>
          <table:table-cell table:formula="of:=[.K81]" office:value-type="string" office:string-value="77 Maitland Place - Celebrity Place">
            <text:p>77 Maitland Place - Celebrity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/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string">
            <text:p>École élémentaire catholique Sacré-Coe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[.S82]/SUM([.L82:.T82])" office:value-type="percentage" office:value="0.433333333333333">
            <text:p>43.33%</text:p>
          </table:table-cell>
          <table:table-cell table:formula="of:=[.E82]/[.I82]" office:value-type="percentage" office:value="0.591397849462366">
            <text:p>59.14%</text:p>
          </table:table-cell>
          <table:table-cell table:style-name="ce2" table:formula="of:=IF([.I82]&lt;144-119;0;0.4*[.U82]+0.6*[.V82])" office:value-type="percentage" office:value="0.528172043010753">
            <text:p>52.82%</text:p>
          </table:table-cell>
          <table:table-cell table:formula="of:=[.K82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3">
            <text:p>423</text:p>
          </table:table-cell>
          <table:table-cell/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376">
            <text:p>376</text:p>
          </table:table-cell>
          <table:table-cell office:value-type="string">
            <text:p>Rose Avenue Junior Public Sch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table:formula="of:=[.S83]/SUM([.L83:.T83])" office:value-type="percentage" office:value="0.621428571428571">
            <text:p>62.14%</text:p>
          </table:table-cell>
          <table:table-cell table:formula="of:=[.E83]/[.I83]" office:value-type="percentage" office:value="0.465753424657534">
            <text:p>46.58%</text:p>
          </table:table-cell>
          <table:table-cell table:style-name="ce2" table:formula="of:=IF([.I83]&lt;144-119;0;0.4*[.U83]+0.6*[.V83])" office:value-type="percentage" office:value="0.528023483365949">
            <text:p>52.80%</text:p>
          </table:table-cell>
          <table:table-cell table:formula="of:=[.K83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  <table:table-cell/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1">
            <text:p>251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table:formula="of:=[.S84]/SUM([.L84:.T84])" office:value-type="percentage" office:value="0.522522522522523">
            <text:p>52.25%</text:p>
          </table:table-cell>
          <table:table-cell table:formula="of:=[.E84]/[.I84]" office:value-type="percentage" office:value="0.531531531531532">
            <text:p>53.15%</text:p>
          </table:table-cell>
          <table:table-cell table:style-name="ce2" table:formula="of:=IF([.I84]&lt;144-119;0;0.4*[.U84]+0.6*[.V84])" office:value-type="percentage" office:value="0.527927927927928">
            <text:p>52.79%</text:p>
          </table:table-cell>
          <table:table-cell table:formula="of:=[.K84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25B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44">
            <text:p>444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table:formula="of:=[.S85]/SUM([.L85:.T85])" office:value-type="percentage" office:value="0.431372549019608">
            <text:p>43.14%</text:p>
          </table:table-cell>
          <table:table-cell table:formula="of:=[.E85]/[.I85]" office:value-type="percentage" office:value="0.592233009708738">
            <text:p>59.22%</text:p>
          </table:table-cell>
          <table:table-cell table:style-name="ce2" table:formula="of:=IF([.I85]&lt;144-119;0;0.4*[.U85]+0.6*[.V85])" office:value-type="percentage" office:value="0.527888825433086">
            <text:p>52.79%</text:p>
          </table:table-cell>
          <table:table-cell table:formula="of:=[.K85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3">
            <text:p>553</text:p>
          </table:table-cell>
          <table:table-cell/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321">
            <text:p>321</text:p>
          </table:table-cell>
          <table:table-cell office:value-type="string">
            <text:p>St. Lawrence Community Centr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table:formula="of:=[.S86]/SUM([.L86:.T86])" office:value-type="percentage" office:value="0.473282442748092">
            <text:p>47.33%</text:p>
          </table:table-cell>
          <table:table-cell table:formula="of:=[.E86]/[.I86]" office:value-type="percentage" office:value="0.56390977443609">
            <text:p>56.39%</text:p>
          </table:table-cell>
          <table:table-cell table:style-name="ce2" table:formula="of:=IF([.I86]&lt;144-119;0;0.4*[.U86]+0.6*[.V86])" office:value-type="percentage" office:value="0.527658841760891">
            <text:p>52.77%</text:p>
          </table:table-cell>
          <table:table-cell table:formula="of:=[.K86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6">
            <text:p>426</text:p>
          </table:table-cell>
          <table:table-cell/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office:value-type="string">
            <text:p>55 Bloor Street East - Signatures on Bloor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[.S87]/SUM([.L87:.T87])" office:value-type="percentage" office:value="0.55">
            <text:p>55.00%</text:p>
          </table:table-cell>
          <table:table-cell table:formula="of:=[.E87]/[.I87]" office:value-type="percentage" office:value="0.51219512195122">
            <text:p>51.22%</text:p>
          </table:table-cell>
          <table:table-cell table:style-name="ce2" table:formula="of:=IF([.I87]&lt;144-119;0;0.4*[.U87]+0.6*[.V87])" office:value-type="percentage" office:value="0.527317073170732">
            <text:p>52.73%</text:p>
          </table:table-cell>
          <table:table-cell table:formula="of:=[.K87]" office:value-type="string" office:string-value="55 Bloor Street East - Signatures on Bloor">
            <text:p>55 Bloor Street East - Signatures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1">
            <text:p>121</text:p>
          </table:table-cell>
          <table:table-cell/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91">
            <text:p>191</text:p>
          </table:table-cell>
          <table:table-cell office:value-type="string">
            <text:p>Dixon Ha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formula="of:=[.S88]/SUM([.L88:.T88])" office:value-type="percentage" office:value="0.365591397849462">
            <text:p>36.56%</text:p>
          </table:table-cell>
          <table:table-cell table:formula="of:=[.E88]/[.I88]" office:value-type="percentage" office:value="0.634408602150538">
            <text:p>63.44%</text:p>
          </table:table-cell>
          <table:table-cell table:style-name="ce2" table:formula="of:=IF([.I88]&lt;144-119;0;0.4*[.U88]+0.6*[.V88])" office:value-type="percentage" office:value="0.526881720430108">
            <text:p>52.69%</text:p>
          </table:table-cell>
          <table:table-cell table:formula="of:=[.K88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3">
            <text:p>543</text:p>
          </table:table-cell>
          <table:table-cell/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98">
            <text:p>298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table:formula="of:=[.S89]/SUM([.L89:.T89])" office:value-type="percentage" office:value="0.407894736842105">
            <text:p>40.79%</text:p>
          </table:table-cell>
          <table:table-cell table:formula="of:=[.E89]/[.I89]" office:value-type="percentage" office:value="0.605263157894737">
            <text:p>60.53%</text:p>
          </table:table-cell>
          <table:table-cell table:style-name="ce2" table:formula="of:=IF([.I89]&lt;144-119;0;0.4*[.U89]+0.6*[.V89])" office:value-type="percentage" office:value="0.526315789473684">
            <text:p>52.63%</text:p>
          </table:table-cell>
          <table:table-cell table:formula="of:=[.K89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7">
            <text:p>527</text:p>
          </table:table-cell>
          <table:table-cell/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500">
            <text:p>500</text:p>
          </table:table-cell>
          <table:table-cell office:value-type="string">
            <text:p>210 Victoria Street - Pantages Tow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formula="of:=[.S90]/SUM([.L90:.T90])" office:value-type="percentage" office:value="0.429184549356223">
            <text:p>42.92%</text:p>
          </table:table-cell>
          <table:table-cell table:formula="of:=[.E90]/[.I90]" office:value-type="percentage" office:value="0.590717299578059">
            <text:p>59.07%</text:p>
          </table:table-cell>
          <table:table-cell table:style-name="ce2" table:formula="of:=IF([.I90]&lt;144-119;0;0.4*[.U90]+0.6*[.V90])" office:value-type="percentage" office:value="0.526104199489325">
            <text:p>52.61%</text:p>
          </table:table-cell>
          <table:table-cell table:formula="of:=[.K90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5">
            <text:p>545</text:p>
          </table:table-cell>
          <table:table-cell/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45">
            <text:p>245</text:p>
          </table:table-cell>
          <table:table-cell office:value-type="string">
            <text:p>39 Parliament Street - Parliament Squa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formula="of:=[.S91]/SUM([.L91:.T91])" office:value-type="percentage" office:value="0.435897435897436">
            <text:p>43.59%</text:p>
          </table:table-cell>
          <table:table-cell table:formula="of:=[.E91]/[.I91]" office:value-type="percentage" office:value="0.585987261146497">
            <text:p>58.60%</text:p>
          </table:table-cell>
          <table:table-cell table:style-name="ce2" table:formula="of:=IF([.I91]&lt;144-119;0;0.4*[.U91]+0.6*[.V91])" office:value-type="percentage" office:value="0.525951331046872">
            <text:p>52.60%</text:p>
          </table:table-cell>
          <table:table-cell table:formula="of:=[.K91]" office:value-type="string" office:string-value="39 Parliament Street - Parliament Square">
            <text:p>39 Parliament Street - Parliament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8">
            <text:p>428</text:p>
          </table:table-cell>
          <table:table-cell/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73">
            <text:p>173</text:p>
          </table:table-cell>
          <table:table-cell office:value-type="string">
            <text:p>100 Hayden Street - Bloor Walk Residences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formula="of:=[.S92]/SUM([.L92:.T92])" office:value-type="percentage" office:value="0.529411764705882">
            <text:p>52.94%</text:p>
          </table:table-cell>
          <table:table-cell table:formula="of:=[.E92]/[.I92]" office:value-type="percentage" office:value="0.523255813953488">
            <text:p>52.33%</text:p>
          </table:table-cell>
          <table:table-cell table:style-name="ce2" table:formula="of:=IF([.I92]&lt;144-119;0;0.4*[.U92]+0.6*[.V92])" office:value-type="percentage" office:value="0.525718194254446">
            <text:p>52.57%</text:p>
          </table:table-cell>
          <table:table-cell table:formula="of:=[.K92]" office:value-type="string" office:string-value="100 Hayden Street - Bloor Walk Residences">
            <text:p>100 Hayden Street - Bloor Walk Residenc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6">
            <text:p>536</text:p>
          </table:table-cell>
          <table:table-cell/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309">
            <text:p>309</text:p>
          </table:table-cell>
          <table:table-cell office:value-type="string">
            <text:p>333 Adelaide Street East - Moz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table:formula="of:=[.S93]/SUM([.L93:.T93])" office:value-type="percentage" office:value="0.563758389261745">
            <text:p>56.38%</text:p>
          </table:table-cell>
          <table:table-cell table:formula="of:=[.E93]/[.I93]" office:value-type="percentage" office:value="0.5">
            <text:p>50.00%</text:p>
          </table:table-cell>
          <table:table-cell table:style-name="ce2" table:formula="of:=IF([.I93]&lt;144-119;0;0.4*[.U93]+0.6*[.V93])" office:value-type="percentage" office:value="0.525503355704698">
            <text:p>52.55%</text:p>
          </table:table-cell>
          <table:table-cell table:formula="of:=[.K93]" office:value-type="string" office:string-value="333 Adelaide Street East - Mozo">
            <text:p>333 Adelaide Street East - Moz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/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566">
            <text:p>566</text:p>
          </table:table-cell>
          <table:table-cell office:value-type="string">
            <text:p>Regent Park South Community Cent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table:formula="of:=[.S94]/SUM([.L94:.T94])" office:value-type="percentage" office:value="0.601156069364162">
            <text:p>60.12%</text:p>
          </table:table-cell>
          <table:table-cell table:formula="of:=[.E94]/[.I94]" office:value-type="percentage" office:value="0.473988439306358">
            <text:p>47.40%</text:p>
          </table:table-cell>
          <table:table-cell table:style-name="ce2" table:formula="of:=IF([.I94]&lt;144-119;0;0.4*[.U94]+0.6*[.V94])" office:value-type="percentage" office:value="0.52485549132948">
            <text:p>52.49%</text:p>
          </table:table-cell>
          <table:table-cell table:formula="of:=[.K94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B</text:p>
          </table:table-cell>
          <table:table-cell/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453">
            <text:p>453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table:formula="of:=[.S95]/SUM([.L95:.T95])" office:value-type="percentage" office:value="0.643835616438356">
            <text:p>64.38%</text:p>
          </table:table-cell>
          <table:table-cell table:formula="of:=[.E95]/[.I95]" office:value-type="percentage" office:value="0.445205479452055">
            <text:p>44.52%</text:p>
          </table:table-cell>
          <table:table-cell table:style-name="ce2" table:formula="of:=IF([.I95]&lt;144-119;0;0.4*[.U95]+0.6*[.V95])" office:value-type="percentage" office:value="0.524657534246575">
            <text:p>52.47%</text:p>
          </table:table-cell>
          <table:table-cell table:formula="of:=[.K95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8">
            <text:p>448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450">
            <text:p>450</text:p>
          </table:table-cell>
          <table:table-cell office:value-type="string">
            <text:p>1101 Bay Street - Residences On Ba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table:formula="of:=[.S96]/SUM([.L96:.T96])" office:value-type="percentage" office:value="0.447619047619048">
            <text:p>44.76%</text:p>
          </table:table-cell>
          <table:table-cell table:formula="of:=[.E96]/[.I96]" office:value-type="percentage" office:value="0.575471698113208">
            <text:p>57.55%</text:p>
          </table:table-cell>
          <table:table-cell table:style-name="ce2" table:formula="of:=IF([.I96]&lt;144-119;0;0.4*[.U96]+0.6*[.V96])" office:value-type="percentage" office:value="0.524330637915544">
            <text:p>52.43%</text:p>
          </table:table-cell>
          <table:table-cell table:formula="of:=[.K96]" office:value-type="string" office:string-value="1101 Bay Street - Residences On Bay">
            <text:p>1101 Bay Street - Residences On Ba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/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2">
            <text:p>192</text:p>
          </table:table-cell>
          <table:table-cell office:value-type="string">
            <text:p>Le Collège français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S97]/SUM([.L97:.T97])" office:value-type="percentage" office:value="0.540540540540541">
            <text:p>54.05%</text:p>
          </table:table-cell>
          <table:table-cell table:formula="of:=[.E97]/[.I97]" office:value-type="percentage" office:value="0.513513513513513">
            <text:p>51.35%</text:p>
          </table:table-cell>
          <table:table-cell table:style-name="ce2" table:formula="of:=IF([.I97]&lt;144-119;0;0.4*[.U97]+0.6*[.V97])" office:value-type="percentage" office:value="0.524324324324324">
            <text:p>52.43%</text:p>
          </table:table-cell>
          <table:table-cell table:formula="of:=[.K97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9">
            <text:p>429</text:p>
          </table:table-cell>
          <table:table-cell/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4">
            <text:p>134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[.S98]/SUM([.L98:.T98])" office:value-type="percentage" office:value="0.45945945945946">
            <text:p>45.95%</text:p>
          </table:table-cell>
          <table:table-cell table:formula="of:=[.E98]/[.I98]" office:value-type="percentage" office:value="0.567567567567568">
            <text:p>56.76%</text:p>
          </table:table-cell>
          <table:table-cell table:style-name="ce2" table:formula="of:=IF([.I98]&lt;144-119;0;0.4*[.U98]+0.6*[.V98])" office:value-type="percentage" office:value="0.524324324324324">
            <text:p>52.43%</text:p>
          </table:table-cell>
          <table:table-cell table:formula="of:=[.K98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1A</text:p>
          </table:table-cell>
          <table:table-cell/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298">
            <text:p>298</text:p>
          </table:table-cell>
          <table:table-cell office:value-type="string">
            <text:p>155 Dalhousie Street - The Merchandise Build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table:formula="of:=[.S99]/SUM([.L99:.T99])" office:value-type="percentage" office:value="0.5">
            <text:p>50.00%</text:p>
          </table:table-cell>
          <table:table-cell table:formula="of:=[.E99]/[.I99]" office:value-type="percentage" office:value="0.539877300613497">
            <text:p>53.99%</text:p>
          </table:table-cell>
          <table:table-cell table:style-name="ce2" table:formula="of:=IF([.I99]&lt;144-119;0;0.4*[.U99]+0.6*[.V99])" office:value-type="percentage" office:value="0.523926380368098">
            <text:p>52.39%</text:p>
          </table:table-cell>
          <table:table-cell table:formula="of:=[.K99]" office:value-type="string" office:string-value="155 Dalhousie Street - The Merchandise Building">
            <text:p>155 Dalhousie Street - The Merchandise Building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1">
            <text:p>471</text:p>
          </table:table-cell>
          <table:table-cell/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349">
            <text:p>349</text:p>
          </table:table-cell>
          <table:table-cell office:value-type="string">
            <text:p>Bleecker Street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table:formula="of:=[.S100]/SUM([.L100:.T100])" office:value-type="percentage" office:value="0.441025641025641">
            <text:p>44.10%</text:p>
          </table:table-cell>
          <table:table-cell table:formula="of:=[.E100]/[.I100]" office:value-type="percentage" office:value="0.578680203045685">
            <text:p>57.87%</text:p>
          </table:table-cell>
          <table:table-cell table:style-name="ce2" table:formula="of:=IF([.I100]&lt;144-119;0;0.4*[.U100]+0.6*[.V100])" office:value-type="percentage" office:value="0.523618378237668">
            <text:p>52.36%</text:p>
          </table:table-cell>
          <table:table-cell table:formula="of:=[.K100]" office:value-type="string" office:string-value="Bleecker Street Co-operative">
            <text:p>Bleecker Street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/>
          <table:table-cell office:value-type="float" office:value="74">
            <text:p>74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office:value-type="float" office:value="431">
            <text:p>431</text:p>
          </table:table-cell>
          <table:table-cell office:value-type="string">
            <text:p>Ryerson University International Learning Cent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table:formula="of:=[.S101]/SUM([.L101:.T101])" office:value-type="percentage" office:value="0.400881057268722">
            <text:p>40.09%</text:p>
          </table:table-cell>
          <table:table-cell table:formula="of:=[.E101]/[.I101]" office:value-type="percentage" office:value="0.604347826086956">
            <text:p>60.43%</text:p>
          </table:table-cell>
          <table:table-cell table:style-name="ce2" table:formula="of:=IF([.I101]&lt;144-119;0;0.4*[.U101]+0.6*[.V101])" office:value-type="percentage" office:value="0.522961118559663">
            <text:p>52.30%</text:p>
          </table:table-cell>
          <table:table-cell table:formula="of:=[.K101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5">
            <text:p>505</text:p>
          </table:table-cell>
          <table:table-cell/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51">
            <text:p>351</text:p>
          </table:table-cell>
          <table:table-cell office:value-type="string">
            <text:p>96 Gerrard Street East - Neil Wycik Co-operat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formula="of:=[.S102]/SUM([.L102:.T102])" office:value-type="percentage" office:value="0.309210526315789">
            <text:p>30.92%</text:p>
          </table:table-cell>
          <table:table-cell table:formula="of:=[.E102]/[.I102]" office:value-type="percentage" office:value="0.664473684210526">
            <text:p>66.45%</text:p>
          </table:table-cell>
          <table:table-cell table:style-name="ce2" table:formula="of:=IF([.I102]&lt;144-119;0;0.4*[.U102]+0.6*[.V102])" office:value-type="percentage" office:value="0.522368421052632">
            <text:p>52.24%</text:p>
          </table:table-cell>
          <table:table-cell table:formula="of:=[.K102]" office:value-type="string" office:string-value="96 Gerrard Street East - Neil Wycik Co-operative">
            <text:p>96 Gerrard Street East - Neil Wyci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4">
            <text:p>484</text:p>
          </table:table-cell>
          <table:table-cell/>
          <table:table-cell table:number-columns-repeated="2"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0">
            <text:p>140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S103]/SUM([.L103:.T103])" office:value-type="percentage" office:value="0.555555555555556">
            <text:p>55.56%</text:p>
          </table:table-cell>
          <table:table-cell table:formula="of:=[.E103]/[.I103]" office:value-type="percentage" office:value="0.5">
            <text:p>50.00%</text:p>
          </table:table-cell>
          <table:table-cell table:style-name="ce2" table:formula="of:=IF([.I103]&lt;144-119;0;0.4*[.U103]+0.6*[.V103])" office:value-type="percentage" office:value="0.522222222222222">
            <text:p>52.22%</text:p>
          </table:table-cell>
          <table:table-cell table:formula="of:=[.K103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/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307">
            <text:p>307</text:p>
          </table:table-cell>
          <table:table-cell office:value-type="string">
            <text:p>Dixon Hal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S104]/SUM([.L104:.T104])" office:value-type="percentage" office:value="0.4">
            <text:p>40.00%</text:p>
          </table:table-cell>
          <table:table-cell table:formula="of:=[.E104]/[.I104]" office:value-type="percentage" office:value="0.603053435114504">
            <text:p>60.31%</text:p>
          </table:table-cell>
          <table:table-cell table:style-name="ce2" table:formula="of:=IF([.I104]&lt;144-119;0;0.4*[.U104]+0.6*[.V104])" office:value-type="percentage" office:value="0.521832061068702">
            <text:p>52.18%</text:p>
          </table:table-cell>
          <table:table-cell table:formula="of:=[.K104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2</text:p>
          </table:table-cell>
          <table:table-cell/>
          <table:table-cell office:value-type="float" office:value="306">
            <text:p>306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string">
            <text:p>Parliament Street Public Librar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351">
            <text:p>351</text:p>
          </table:table-cell>
          <table:table-cell office:value-type="float" office:value="110">
            <text:p>110</text:p>
          </table:table-cell>
          <table:table-cell table:formula="of:=[.S105]/SUM([.L105:.T105])" office:value-type="percentage" office:value="0.516176470588235">
            <text:p>51.62%</text:p>
          </table:table-cell>
          <table:table-cell table:formula="of:=[.E105]/[.I105]" office:value-type="percentage" office:value="0.525547445255474">
            <text:p>52.55%</text:p>
          </table:table-cell>
          <table:table-cell table:style-name="ce2" table:formula="of:=IF([.I105]&lt;144-119;0;0.4*[.U105]+0.6*[.V105])" office:value-type="percentage" office:value="0.521799055388579">
            <text:p>52.18%</text:p>
          </table:table-cell>
          <table:table-cell table:formula="of:=[.K105]" office:value-type="string" office:string-value="Parliament Street Public Library">
            <text:p>Parliament Street Public Libra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1A</text:p>
          </table:table-cell>
          <table:table-cell/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639">
            <text:p>639</text:p>
          </table:table-cell>
          <table:table-cell office:value-type="string">
            <text:p>Wellesley Community Centr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table:formula="of:=[.S106]/SUM([.L106:.T106])" office:value-type="percentage" office:value="0.439613526570048">
            <text:p>43.96%</text:p>
          </table:table-cell>
          <table:table-cell table:formula="of:=[.E106]/[.I106]" office:value-type="percentage" office:value="0.57487922705314">
            <text:p>57.49%</text:p>
          </table:table-cell>
          <table:table-cell table:style-name="ce2" table:formula="of:=IF([.I106]&lt;144-119;0;0.4*[.U106]+0.6*[.V106])" office:value-type="percentage" office:value="0.520772946859903">
            <text:p>52.08%</text:p>
          </table:table-cell>
          <table:table-cell table:formula="of:=[.K106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/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86">
            <text:p>486</text:p>
          </table:table-cell>
          <table:table-cell office:value-type="string">
            <text:p>St. Joseph's College Scho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formula="of:=[.S107]/SUM([.L107:.T107])" office:value-type="percentage" office:value="0.479166666666667">
            <text:p>47.92%</text:p>
          </table:table-cell>
          <table:table-cell table:formula="of:=[.E107]/[.I107]" office:value-type="percentage" office:value="0.544827586206897">
            <text:p>54.48%</text:p>
          </table:table-cell>
          <table:table-cell table:style-name="ce2" table:formula="of:=IF([.I107]&lt;144-119;0;0.4*[.U107]+0.6*[.V107])" office:value-type="percentage" office:value="0.518563218390805">
            <text:p>51.86%</text:p>
          </table:table-cell>
          <table:table-cell table:formula="of:=[.K107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7B</text:p>
          </table:table-cell>
          <table:table-cell/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16">
            <text:p>316</text:p>
          </table:table-cell>
          <table:table-cell office:value-type="string">
            <text:p>201 Sherbourne Street - Centre Point Apartmen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formula="of:=[.S108]/SUM([.L108:.T108])" office:value-type="percentage" office:value="0.349514563106796">
            <text:p>34.95%</text:p>
          </table:table-cell>
          <table:table-cell table:formula="of:=[.E108]/[.I108]" office:value-type="percentage" office:value="0.631067961165049">
            <text:p>63.11%</text:p>
          </table:table-cell>
          <table:table-cell table:style-name="ce2" table:formula="of:=IF([.I108]&lt;144-119;0;0.4*[.U108]+0.6*[.V108])" office:value-type="percentage" office:value="0.518446601941748">
            <text:p>51.84%</text:p>
          </table:table-cell>
          <table:table-cell table:formula="of:=[.K108]" office:value-type="string" office:string-value="201 Sherbourne Street - Centre Point Apartments">
            <text:p>201 Sherbourne Street - Centre Point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/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66">
            <text:p>266</text:p>
          </table:table-cell>
          <table:table-cell office:value-type="string">
            <text:p>Church Street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table:formula="of:=[.S109]/SUM([.L109:.T109])" office:value-type="percentage" office:value="0.466019417475728">
            <text:p>46.60%</text:p>
          </table:table-cell>
          <table:table-cell table:formula="of:=[.E109]/[.I109]" office:value-type="percentage" office:value="0.553398058252427">
            <text:p>55.34%</text:p>
          </table:table-cell>
          <table:table-cell table:style-name="ce2" table:formula="of:=IF([.I109]&lt;144-119;0;0.4*[.U109]+0.6*[.V109])" office:value-type="percentage" office:value="0.518446601941748">
            <text:p>51.84%</text:p>
          </table:table-cell>
          <table:table-cell table:formula="of:=[.K109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/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462">
            <text:p>462</text:p>
          </table:table-cell>
          <table:table-cell office:value-type="string">
            <text:p>Le Collège frança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formula="of:=[.S110]/SUM([.L110:.T110])" office:value-type="percentage" office:value="0.5078125">
            <text:p>50.78%</text:p>
          </table:table-cell>
          <table:table-cell table:formula="of:=[.E110]/[.I110]" office:value-type="percentage" office:value="0.523076923076923">
            <text:p>52.31%</text:p>
          </table:table-cell>
          <table:table-cell table:style-name="ce2" table:formula="of:=IF([.I110]&lt;144-119;0;0.4*[.U110]+0.6*[.V110])" office:value-type="percentage" office:value="0.516971153846154">
            <text:p>51.70%</text:p>
          </table:table-cell>
          <table:table-cell table:formula="of:=[.K110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3">
            <text:p>133</text:p>
          </table:table-cell>
          <table:table-cell/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336">
            <text:p>336</text:p>
          </table:table-cell>
          <table:table-cell office:value-type="string">
            <text:p>St. Lawrence Market North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formula="of:=[.S111]/SUM([.L111:.T111])" office:value-type="percentage" office:value="0.491525423728814">
            <text:p>49.15%</text:p>
          </table:table-cell>
          <table:table-cell table:formula="of:=[.E111]/[.I111]" office:value-type="percentage" office:value="0.533898305084746">
            <text:p>53.39%</text:p>
          </table:table-cell>
          <table:table-cell table:style-name="ce2" table:formula="of:=IF([.I111]&lt;144-119;0;0.4*[.U111]+0.6*[.V111])" office:value-type="percentage" office:value="0.516949152542373">
            <text:p>51.69%</text:p>
          </table:table-cell>
          <table:table-cell table:formula="of:=[.K111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3</text:p>
          </table:table-cell>
          <table:table-cell/>
          <table:table-cell office:value-type="float" office:value="516">
            <text:p>516</text:p>
          </table:table-cell>
          <table:table-cell office:value-type="float" office:value="538">
            <text:p>53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string">
            <text:p>Wellesley Community Centre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610">
            <text:p>610</text:p>
          </table:table-cell>
          <table:table-cell office:value-type="float" office:value="213">
            <text:p>213</text:p>
          </table:table-cell>
          <table:table-cell table:formula="of:=[.S112]/SUM([.L112:.T112])" office:value-type="percentage" office:value="0.557077625570776">
            <text:p>55.71%</text:p>
          </table:table-cell>
          <table:table-cell table:formula="of:=[.E112]/[.I112]" office:value-type="percentage" office:value="0.485998193315267">
            <text:p>48.60%</text:p>
          </table:table-cell>
          <table:table-cell table:style-name="ce2" table:formula="of:=IF([.I112]&lt;144-119;0;0.4*[.U112]+0.6*[.V112])" office:value-type="percentage" office:value="0.51442996621747">
            <text:p>51.44%</text:p>
          </table:table-cell>
          <table:table-cell table:formula="of:=[.K112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5">
            <text:p>425</text:p>
          </table:table-cell>
          <table:table-cell/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66">
            <text:p>266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formula="of:=[.S113]/SUM([.L113:.T113])" office:value-type="percentage" office:value="0.565656565656566">
            <text:p>56.57%</text:p>
          </table:table-cell>
          <table:table-cell table:formula="of:=[.E113]/[.I113]" office:value-type="percentage" office:value="0.48">
            <text:p>48.00%</text:p>
          </table:table-cell>
          <table:table-cell table:style-name="ce2" table:formula="of:=IF([.I113]&lt;144-119;0;0.4*[.U113]+0.6*[.V113])" office:value-type="percentage" office:value="0.514262626262626">
            <text:p>51.43%</text:p>
          </table:table-cell>
          <table:table-cell table:formula="of:=[.K113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2">
            <text:p>542</text:p>
          </table:table-cell>
          <table:table-cell/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323">
            <text:p>323</text:p>
          </table:table-cell>
          <table:table-cell office:value-type="string">
            <text:p>St. Lawrence on the Par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table:formula="of:=[.S114]/SUM([.L114:.T114])" office:value-type="percentage" office:value="0.487046632124352">
            <text:p>48.70%</text:p>
          </table:table-cell>
          <table:table-cell table:formula="of:=[.E114]/[.I114]" office:value-type="percentage" office:value="0.530927835051546">
            <text:p>53.09%</text:p>
          </table:table-cell>
          <table:table-cell table:style-name="ce2" table:formula="of:=IF([.I114]&lt;144-119;0;0.4*[.U114]+0.6*[.V114])" office:value-type="percentage" office:value="0.513375353880669">
            <text:p>51.34%</text:p>
          </table:table-cell>
          <table:table-cell table:formula="of:=[.K114]" office:value-type="string" office:string-value="St. Lawrence on the Park">
            <text:p>St. Lawrence on the Park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2">
            <text:p>472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string">
            <text:p>St. Joseph's College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table:formula="of:=[.S115]/SUM([.L115:.T115])" office:value-type="percentage" office:value="0.551282051282051">
            <text:p>55.13%</text:p>
          </table:table-cell>
          <table:table-cell table:formula="of:=[.E115]/[.I115]" office:value-type="percentage" office:value="0.487179487179487">
            <text:p>48.72%</text:p>
          </table:table-cell>
          <table:table-cell table:style-name="ce2" table:formula="of:=IF([.I115]&lt;144-119;0;0.4*[.U115]+0.6*[.V115])" office:value-type="percentage" office:value="0.512820512820513">
            <text:p>51.28%</text:p>
          </table:table-cell>
          <table:table-cell table:formula="of:=[.K115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/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412">
            <text:p>412</text:p>
          </table:table-cell>
          <table:table-cell office:value-type="string">
            <text:p>John Innes Community Cen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formula="of:=[.S116]/SUM([.L116:.T116])" office:value-type="percentage" office:value="0.403669724770642">
            <text:p>40.37%</text:p>
          </table:table-cell>
          <table:table-cell table:formula="of:=[.E116]/[.I116]" office:value-type="percentage" office:value="0.585585585585586">
            <text:p>58.56%</text:p>
          </table:table-cell>
          <table:table-cell table:style-name="ce2" table:formula="of:=IF([.I116]&lt;144-119;0;0.4*[.U116]+0.6*[.V116])" office:value-type="percentage" office:value="0.512819241259608">
            <text:p>51.28%</text:p>
          </table:table-cell>
          <table:table-cell table:formula="of:=[.K116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5">
            <text:p>445</text:p>
          </table:table-cell>
          <table:table-cell/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St. Joseph's College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S117]/SUM([.L117:.T117])" office:value-type="percentage" office:value="0.442307692307692">
            <text:p>44.23%</text:p>
          </table:table-cell>
          <table:table-cell table:formula="of:=[.E117]/[.I117]" office:value-type="percentage" office:value="0.557692307692308">
            <text:p>55.77%</text:p>
          </table:table-cell>
          <table:table-cell table:style-name="ce2" table:formula="of:=IF([.I117]&lt;144-119;0;0.4*[.U117]+0.6*[.V117])" office:value-type="percentage" office:value="0.511538461538462">
            <text:p>51.15%</text:p>
          </table:table-cell>
          <table:table-cell table:formula="of:=[.K117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1">
            <text:p>531</text:p>
          </table:table-cell>
          <table:table-cell/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307">
            <text:p>307</text:p>
          </table:table-cell>
          <table:table-cell office:value-type="string">
            <text:p>323 Richmond Street East - The Richmond</text:p>
          </table:table-cell>
          <table:table-cell table:number-columns-repeated="3"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table:formula="of:=[.S118]/SUM([.L118:.T118])" office:value-type="percentage" office:value="0.470238095238095">
            <text:p>47.02%</text:p>
          </table:table-cell>
          <table:table-cell table:formula="of:=[.E118]/[.I118]" office:value-type="percentage" office:value="0.538461538461538">
            <text:p>53.85%</text:p>
          </table:table-cell>
          <table:table-cell table:style-name="ce2" table:formula="of:=IF([.I118]&lt;144-119;0;0.4*[.U118]+0.6*[.V118])" office:value-type="percentage" office:value="0.511172161172161">
            <text:p>51.12%</text:p>
          </table:table-cell>
          <table:table-cell table:formula="of:=[.K118]" office:value-type="string" office:string-value="323 Richmond Street East - The Richmond">
            <text:p>323 Richmond Street East - The Richmon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11B</text:p>
          </table:table-cell>
          <table:table-cell/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72">
            <text:p>272</text:p>
          </table:table-cell>
          <table:table-cell office:value-type="string">
            <text:p>155 Dalhousie Street - The Merchandise Building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table:formula="of:=[.S119]/SUM([.L119:.T119])" office:value-type="percentage" office:value="0.473684210526316">
            <text:p>47.37%</text:p>
          </table:table-cell>
          <table:table-cell table:formula="of:=[.E119]/[.I119]" office:value-type="percentage" office:value="0.535947712418301">
            <text:p>53.59%</text:p>
          </table:table-cell>
          <table:table-cell table:style-name="ce2" table:formula="of:=IF([.I119]&lt;144-119;0;0.4*[.U119]+0.6*[.V119])" office:value-type="percentage" office:value="0.511042311661507">
            <text:p>51.10%</text:p>
          </table:table-cell>
          <table:table-cell table:formula="of:=[.K119]" office:value-type="string" office:string-value="155 Dalhousie Street - The Merchandise Building">
            <text:p>155 Dalhousie Street - The Merchandise Building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59-1</text:p>
          </table:table-cell>
          <table:table-cell/>
          <table:table-cell office:value-type="float" office:value="157">
            <text:p>157</text:p>
          </table:table-cell>
          <table:table-cell office:value-type="float" office:value="214">
            <text:p>21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772">
            <text:p>772</text:p>
          </table:table-cell>
          <table:table-cell office:value-type="string">
            <text:p>University of Toronto - St. Michael's Colleg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  <table:table-cell office:value-type="float" office:value="68">
            <text:p>68</text:p>
          </table:table-cell>
          <table:table-cell table:formula="of:=[.S120]/SUM([.L120:.T120])" office:value-type="percentage" office:value="0.437994722955145">
            <text:p>43.80%</text:p>
          </table:table-cell>
          <table:table-cell table:formula="of:=[.E120]/[.I120]" office:value-type="percentage" office:value="0.558746736292428">
            <text:p>55.87%</text:p>
          </table:table-cell>
          <table:table-cell table:style-name="ce2" table:formula="of:=IF([.I120]&lt;144-119;0;0.4*[.U120]+0.6*[.V120])" office:value-type="percentage" office:value="0.510445930957515">
            <text:p>51.04%</text:p>
          </table:table-cell>
          <table:table-cell table:formula="of:=[.K120]" office:value-type="string" office:string-value="University of Toronto - St. Michael's College">
            <text:p>University of Toronto - St. Michael's Colle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8">
            <text:p>498</text:p>
          </table:table-cell>
          <table:table-cell/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31">
            <text:p>231</text:p>
          </table:table-cell>
          <table:table-cell office:value-type="string">
            <text:p>77 Carlton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formula="of:=[.S121]/SUM([.L121:.T121])" office:value-type="percentage" office:value="0.602941176470588">
            <text:p>60.29%</text:p>
          </table:table-cell>
          <table:table-cell table:formula="of:=[.E121]/[.I121]" office:value-type="percentage" office:value="0.448529411764706">
            <text:p>44.85%</text:p>
          </table:table-cell>
          <table:table-cell table:style-name="ce2" table:formula="of:=IF([.I121]&lt;144-119;0;0.4*[.U121]+0.6*[.V121])" office:value-type="percentage" office:value="0.510294117647059">
            <text:p>51.03%</text:p>
          </table:table-cell>
          <table:table-cell table:formula="of:=[.K121]" office:value-type="string" office:string-value="77 Carlton Street">
            <text:p>77 Carlto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/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25">
            <text:p>325</text:p>
          </table:table-cell>
          <table:table-cell office:value-type="string">
            <text:p>St. Martin's School / A.P.P.L.E. Alternative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">
            <text:p>95</text:p>
          </table:table-cell>
          <table:table-cell office:value-type="float" office:value="43">
            <text:p>43</text:p>
          </table:table-cell>
          <table:table-cell table:formula="of:=[.S122]/SUM([.L122:.T122])" office:value-type="percentage" office:value="0.53072625698324">
            <text:p>53.07%</text:p>
          </table:table-cell>
          <table:table-cell table:formula="of:=[.E122]/[.I122]" office:value-type="percentage" office:value="0.494444444444444">
            <text:p>49.44%</text:p>
          </table:table-cell>
          <table:table-cell table:style-name="ce2" table:formula="of:=IF([.I122]&lt;144-119;0;0.4*[.U122]+0.6*[.V122])" office:value-type="percentage" office:value="0.508957169459963">
            <text:p>50.90%</text:p>
          </table:table-cell>
          <table:table-cell table:formula="of:=[.K122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2">
            <text:p>522</text:p>
          </table:table-cell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string">
            <text:p>88 Mutual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S123]/SUM([.L123:.T123])" office:value-type="percentage" office:value="0.544117647058823">
            <text:p>54.41%</text:p>
          </table:table-cell>
          <table:table-cell table:formula="of:=[.E123]/[.I123]" office:value-type="percentage" office:value="0.485294117647059">
            <text:p>48.53%</text:p>
          </table:table-cell>
          <table:table-cell table:style-name="ce2" table:formula="of:=IF([.I123]&lt;144-119;0;0.4*[.U123]+0.6*[.V123])" office:value-type="percentage" office:value="0.508823529411765">
            <text:p>50.88%</text:p>
          </table:table-cell>
          <table:table-cell table:formula="of:=[.K123]" office:value-type="string" office:string-value="88 Mutual Street">
            <text:p>88 Mutual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3">
            <text:p>563</text:p>
          </table:table-cell>
          <table:table-cell/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496">
            <text:p>496</text:p>
          </table:table-cell>
          <table:table-cell office:value-type="string">
            <text:p>Yorktown on the Par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table:formula="of:=[.S124]/SUM([.L124:.T124])" office:value-type="percentage" office:value="0.445255474452555">
            <text:p>44.53%</text:p>
          </table:table-cell>
          <table:table-cell table:formula="of:=[.E124]/[.I124]" office:value-type="percentage" office:value="0.551094890510949">
            <text:p>55.11%</text:p>
          </table:table-cell>
          <table:table-cell table:style-name="ce2" table:formula="of:=IF([.I124]&lt;144-119;0;0.4*[.U124]+0.6*[.V124])" office:value-type="percentage" office:value="0.508759124087591">
            <text:p>50.88%</text:p>
          </table:table-cell>
          <table:table-cell table:formula="of:=[.K124]" office:value-type="string" office:string-value="Yorktown on the Park">
            <text:p>Yorktown on the Park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0">
            <text:p>530</text:p>
          </table:table-cell>
          <table:table-cell/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310">
            <text:p>310</text:p>
          </table:table-cell>
          <table:table-cell office:value-type="string">
            <text:p>323 Richmond Street East - The Richmond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formula="of:=[.S125]/SUM([.L125:.T125])" office:value-type="percentage" office:value="0.455621301775148">
            <text:p>45.56%</text:p>
          </table:table-cell>
          <table:table-cell table:formula="of:=[.E125]/[.I125]" office:value-type="percentage" office:value="0.543859649122807">
            <text:p>54.39%</text:p>
          </table:table-cell>
          <table:table-cell table:style-name="ce2" table:formula="of:=IF([.I125]&lt;144-119;0;0.4*[.U125]+0.6*[.V125])" office:value-type="percentage" office:value="0.508564310183743">
            <text:p>50.86%</text:p>
          </table:table-cell>
          <table:table-cell table:formula="of:=[.K125]" office:value-type="string" office:string-value="323 Richmond Street East - The Richmond">
            <text:p>323 Richmond Street East - The Richmon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1">
            <text:p>561</text:p>
          </table:table-cell>
          <table:table-cell/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string">
            <text:p>33 Lombard Street - The Spire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  <table:table-cell table:formula="of:=[.S126]/SUM([.L126:.T126])" office:value-type="percentage" office:value="0.511494252873563">
            <text:p>51.15%</text:p>
          </table:table-cell>
          <table:table-cell table:formula="of:=[.E126]/[.I126]" office:value-type="percentage" office:value="0.505681818181818">
            <text:p>50.57%</text:p>
          </table:table-cell>
          <table:table-cell table:style-name="ce2" table:formula="of:=IF([.I126]&lt;144-119;0;0.4*[.U126]+0.6*[.V126])" office:value-type="percentage" office:value="0.508006792058516">
            <text:p>50.80%</text:p>
          </table:table-cell>
          <table:table-cell table:formula="of:=[.K126]" office:value-type="string" office:string-value="33 Lombard Street - The Spire">
            <text:p>33 Lombard Street - The Spi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1">
            <text:p>451</text:p>
          </table:table-cell>
          <table:table-cell/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25">
            <text:p>325</text:p>
          </table:table-cell>
          <table:table-cell office:value-type="string">
            <text:p>33 Isabella Street - Isabella Cour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table:formula="of:=[.S127]/SUM([.L127:.T127])" office:value-type="percentage" office:value="0.462025316455696">
            <text:p>46.20%</text:p>
          </table:table-cell>
          <table:table-cell table:formula="of:=[.E127]/[.I127]" office:value-type="percentage" office:value="0.537974683544304">
            <text:p>53.80%</text:p>
          </table:table-cell>
          <table:table-cell table:style-name="ce2" table:formula="of:=IF([.I127]&lt;144-119;0;0.4*[.U127]+0.6*[.V127])" office:value-type="percentage" office:value="0.507594936708861">
            <text:p>50.76%</text:p>
          </table:table-cell>
          <table:table-cell table:formula="of:=[.K127]" office:value-type="string" office:string-value="33 Isabella Street - Isabella Court">
            <text:p>33 Isabella Street - Isabella Cour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/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314">
            <text:p>314</text:p>
          </table:table-cell>
          <table:table-cell office:value-type="string">
            <text:p>St. Martin's School / A.P.P.L.E. Alternativ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table:formula="of:=[.S128]/SUM([.L128:.T128])" office:value-type="percentage" office:value="0.48876404494382">
            <text:p>48.88%</text:p>
          </table:table-cell>
          <table:table-cell table:formula="of:=[.E128]/[.I128]" office:value-type="percentage" office:value="0.519553072625698">
            <text:p>51.96%</text:p>
          </table:table-cell>
          <table:table-cell table:style-name="ce2" table:formula="of:=IF([.I128]&lt;144-119;0;0.4*[.U128]+0.6*[.V128])" office:value-type="percentage" office:value="0.507237461552947">
            <text:p>50.72%</text:p>
          </table:table-cell>
          <table:table-cell table:formula="of:=[.K128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8">
            <text:p>518</text:p>
          </table:table-cell>
          <table:table-cell/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string">
            <text:p>90 Sumach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formula="of:=[.S129]/SUM([.L129:.T129])" office:value-type="percentage" office:value="0.446808510638298">
            <text:p>44.68%</text:p>
          </table:table-cell>
          <table:table-cell table:formula="of:=[.E129]/[.I129]" office:value-type="percentage" office:value="0.547368421052632">
            <text:p>54.74%</text:p>
          </table:table-cell>
          <table:table-cell table:style-name="ce2" table:formula="of:=IF([.I129]&lt;144-119;0;0.4*[.U129]+0.6*[.V129])" office:value-type="percentage" office:value="0.507144456886898">
            <text:p>50.71%</text:p>
          </table:table-cell>
          <table:table-cell table:formula="of:=[.K129]" office:value-type="string" office:string-value="90 Sumach Street">
            <text:p>90 Sumach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/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303">
            <text:p>303</text:p>
          </table:table-cell>
          <table:table-cell office:value-type="string">
            <text:p>Lord Dufferin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formula="of:=[.S130]/SUM([.L130:.T130])" office:value-type="percentage" office:value="0.442748091603053">
            <text:p>44.27%</text:p>
          </table:table-cell>
          <table:table-cell table:formula="of:=[.E130]/[.I130]" office:value-type="percentage" office:value="0.549618320610687">
            <text:p>54.96%</text:p>
          </table:table-cell>
          <table:table-cell table:style-name="ce2" table:formula="of:=IF([.I130]&lt;144-119;0;0.4*[.U130]+0.6*[.V130])" office:value-type="percentage" office:value="0.506870229007634">
            <text:p>50.69%</text:p>
          </table:table-cell>
          <table:table-cell table:formula="of:=[.K130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1">
            <text:p>491</text:p>
          </table:table-cell>
          <table:table-cell/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280">
            <text:p>280</text:p>
          </table:table-cell>
          <table:table-cell office:value-type="string">
            <text:p>25 Grenville Street - The Gallery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table:formula="of:=[.S131]/SUM([.L131:.T131])" office:value-type="percentage" office:value="0.504273504273504">
            <text:p>50.43%</text:p>
          </table:table-cell>
          <table:table-cell table:formula="of:=[.E131]/[.I131]" office:value-type="percentage" office:value="0.508474576271186">
            <text:p>50.85%</text:p>
          </table:table-cell>
          <table:table-cell table:style-name="ce2" table:formula="of:=IF([.I131]&lt;144-119;0;0.4*[.U131]+0.6*[.V131])" office:value-type="percentage" office:value="0.506794147472114">
            <text:p>50.68%</text:p>
          </table:table-cell>
          <table:table-cell table:formula="of:=[.K131]" office:value-type="string" office:string-value="25 Grenville Street - The Gallery">
            <text:p>25 Grenville Street - The Gallery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/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321">
            <text:p>321</text:p>
          </table:table-cell>
          <table:table-cell office:value-type="string">
            <text:p>Lord Dufferin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table:formula="of:=[.S132]/SUM([.L132:.T132])" office:value-type="percentage" office:value="0.409090909090909">
            <text:p>40.91%</text:p>
          </table:table-cell>
          <table:table-cell table:formula="of:=[.E132]/[.I132]" office:value-type="percentage" office:value="0.571428571428571">
            <text:p>57.14%</text:p>
          </table:table-cell>
          <table:table-cell table:style-name="ce2" table:formula="of:=IF([.I132]&lt;144-119;0;0.4*[.U132]+0.6*[.V132])" office:value-type="percentage" office:value="0.506493506493507">
            <text:p>50.65%</text:p>
          </table:table-cell>
          <table:table-cell table:formula="of:=[.K132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/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43">
            <text:p>243</text:p>
          </table:table-cell>
          <table:table-cell office:value-type="string">
            <text:p>Winchester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table:formula="of:=[.S133]/SUM([.L133:.T133])" office:value-type="percentage" office:value="0.561224489795918">
            <text:p>56.12%</text:p>
          </table:table-cell>
          <table:table-cell table:formula="of:=[.E133]/[.I133]" office:value-type="percentage" office:value="0.47">
            <text:p>47.00%</text:p>
          </table:table-cell>
          <table:table-cell table:style-name="ce2" table:formula="of:=IF([.I133]&lt;144-119;0;0.4*[.U133]+0.6*[.V133])" office:value-type="percentage" office:value="0.506489795918367">
            <text:p>50.65%</text:p>
          </table:table-cell>
          <table:table-cell table:formula="of:=[.K133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/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306">
            <text:p>306</text:p>
          </table:table-cell>
          <table:table-cell office:value-type="string">
            <text:p>Ryerson University International Learning Cent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formula="of:=[.S134]/SUM([.L134:.T134])" office:value-type="percentage" office:value="0.436170212765957">
            <text:p>43.62%</text:p>
          </table:table-cell>
          <table:table-cell table:formula="of:=[.E134]/[.I134]" office:value-type="percentage" office:value="0.553191489361702">
            <text:p>55.32%</text:p>
          </table:table-cell>
          <table:table-cell table:style-name="ce2" table:formula="of:=IF([.I134]&lt;144-119;0;0.4*[.U134]+0.6*[.V134])" office:value-type="percentage" office:value="0.506382978723404">
            <text:p>50.64%</text:p>
          </table:table-cell>
          <table:table-cell table:formula="of:=[.K134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/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342">
            <text:p>342</text:p>
          </table:table-cell>
          <table:table-cell office:value-type="string">
            <text:p>Ryerson University International Learning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table:formula="of:=[.S135]/SUM([.L135:.T135])" office:value-type="percentage" office:value="0.503649635036496">
            <text:p>50.36%</text:p>
          </table:table-cell>
          <table:table-cell table:formula="of:=[.E135]/[.I135]" office:value-type="percentage" office:value="0.507246376811594">
            <text:p>50.72%</text:p>
          </table:table-cell>
          <table:table-cell table:style-name="ce2" table:formula="of:=IF([.I135]&lt;144-119;0;0.4*[.U135]+0.6*[.V135])" office:value-type="percentage" office:value="0.505807680101555">
            <text:p>50.58%</text:p>
          </table:table-cell>
          <table:table-cell table:formula="of:=[.K135]" office:value-type="string" office:string-value="Ryerson University International Learning Centre">
            <text:p>Ryerson University International Learning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/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407">
            <text:p>407</text:p>
          </table:table-cell>
          <table:table-cell office:value-type="string">
            <text:p>Lord Dufferin Junior and Se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table:formula="of:=[.S136]/SUM([.L136:.T136])" office:value-type="percentage" office:value="0.455621301775148">
            <text:p>45.56%</text:p>
          </table:table-cell>
          <table:table-cell table:formula="of:=[.E136]/[.I136]" office:value-type="percentage" office:value="0.538461538461538">
            <text:p>53.85%</text:p>
          </table:table-cell>
          <table:table-cell table:style-name="ce2" table:formula="of:=IF([.I136]&lt;144-119;0;0.4*[.U136]+0.6*[.V136])" office:value-type="percentage" office:value="0.505325443786982">
            <text:p>50.53%</text:p>
          </table:table-cell>
          <table:table-cell table:formula="of:=[.K136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6">
            <text:p>436</text:p>
          </table:table-cell>
          <table:table-cell/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63">
            <text:p>263</text:p>
          </table:table-cell>
          <table:table-cell office:value-type="string">
            <text:p>Rose Avenue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table:formula="of:=[.S137]/SUM([.L137:.T137])" office:value-type="percentage" office:value="0.518867924528302">
            <text:p>51.89%</text:p>
          </table:table-cell>
          <table:table-cell table:formula="of:=[.E137]/[.I137]" office:value-type="percentage" office:value="0.495412844036697">
            <text:p>49.54%</text:p>
          </table:table-cell>
          <table:table-cell table:style-name="ce2" table:formula="of:=IF([.I137]&lt;144-119;0;0.4*[.U137]+0.6*[.V137])" office:value-type="percentage" office:value="0.504794876233339">
            <text:p>50.48%</text:p>
          </table:table-cell>
          <table:table-cell table:formula="of:=[.K137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7">
            <text:p>487</text:p>
          </table:table-cell>
          <table:table-cell/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405">
            <text:p>405</text:p>
          </table:table-cell>
          <table:table-cell office:value-type="string">
            <text:p>220 Oak Street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table:formula="of:=[.S138]/SUM([.L138:.T138])" office:value-type="percentage" office:value="0.515337423312883">
            <text:p>51.53%</text:p>
          </table:table-cell>
          <table:table-cell table:formula="of:=[.E138]/[.I138]" office:value-type="percentage" office:value="0.497005988023952">
            <text:p>49.70%</text:p>
          </table:table-cell>
          <table:table-cell table:style-name="ce2" table:formula="of:=IF([.I138]&lt;144-119;0;0.4*[.U138]+0.6*[.V138])" office:value-type="percentage" office:value="0.504338562139525">
            <text:p>50.43%</text:p>
          </table:table-cell>
          <table:table-cell table:formula="of:=[.K138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1B</text:p>
          </table:table-cell>
          <table:table-cell/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666">
            <text:p>666</text:p>
          </table:table-cell>
          <table:table-cell office:value-type="string">
            <text:p>Wellesley Community Cent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table:formula="of:=[.S139]/SUM([.L139:.T139])" office:value-type="percentage" office:value="0.488888888888889">
            <text:p>48.89%</text:p>
          </table:table-cell>
          <table:table-cell table:formula="of:=[.E139]/[.I139]" office:value-type="percentage" office:value="0.513274336283186">
            <text:p>51.33%</text:p>
          </table:table-cell>
          <table:table-cell table:style-name="ce2" table:formula="of:=IF([.I139]&lt;144-119;0;0.4*[.U139]+0.6*[.V139])" office:value-type="percentage" office:value="0.503520157325467">
            <text:p>50.35%</text:p>
          </table:table-cell>
          <table:table-cell table:formula="of:=[.K139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/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364">
            <text:p>364</text:p>
          </table:table-cell>
          <table:table-cell office:value-type="string">
            <text:p>Ryerson University - 110 Pitman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table:formula="of:=[.S140]/SUM([.L140:.T140])" office:value-type="percentage" office:value="0.220408163265306">
            <text:p>22.04%</text:p>
          </table:table-cell>
          <table:table-cell table:formula="of:=[.E140]/[.I140]" office:value-type="percentage" office:value="0.692">
            <text:p>69.20%</text:p>
          </table:table-cell>
          <table:table-cell table:style-name="ce2" table:formula="of:=IF([.I140]&lt;144-119;0;0.4*[.U140]+0.6*[.V140])" office:value-type="percentage" office:value="0.503363265306122">
            <text:p>50.34%</text:p>
          </table:table-cell>
          <table:table-cell table:formula="of:=[.K140]" office:value-type="string" office:string-value="Ryerson University - 110 Pitman Hall">
            <text:p>Ryerson University - 110 Pitma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5">
            <text:p>405</text:p>
          </table:table-cell>
          <table:table-cell/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442">
            <text:p>442</text:p>
          </table:table-cell>
          <table:table-cell office:value-type="string">
            <text:p>50 Hillsboro Avenue - Ramsden Place Apartmen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table:formula="of:=[.S141]/SUM([.L141:.T141])" office:value-type="percentage" office:value="0.445414847161572">
            <text:p>44.54%</text:p>
          </table:table-cell>
          <table:table-cell table:formula="of:=[.E141]/[.I141]" office:value-type="percentage" office:value="0.541484716157205">
            <text:p>54.15%</text:p>
          </table:table-cell>
          <table:table-cell table:style-name="ce2" table:formula="of:=IF([.I141]&lt;144-119;0;0.4*[.U141]+0.6*[.V141])" office:value-type="percentage" office:value="0.503056768558952">
            <text:p>50.31%</text:p>
          </table:table-cell>
          <table:table-cell table:formula="of:=[.K141]" office:value-type="string" office:string-value="50 Hillsboro Avenue - Ramsden Place Apartments">
            <text:p>50 Hillsboro Avenue - Ramsden Plac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  <table:table-cell/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53">
            <text:p>253</text:p>
          </table:table-cell>
          <table:table-cell office:value-type="string">
            <text:p>St. Lawrence Community Centr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[.S142]/SUM([.L142:.T142])" office:value-type="percentage" office:value="0.429906542056075">
            <text:p>42.99%</text:p>
          </table:table-cell>
          <table:table-cell table:formula="of:=[.E142]/[.I142]" office:value-type="percentage" office:value="0.551401869158878">
            <text:p>55.14%</text:p>
          </table:table-cell>
          <table:table-cell table:style-name="ce2" table:formula="of:=IF([.I142]&lt;144-119;0;0.4*[.U142]+0.6*[.V142])" office:value-type="percentage" office:value="0.502803738317757">
            <text:p>50.28%</text:p>
          </table:table-cell>
          <table:table-cell table:formula="of:=[.K142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V001</text:p>
          </table:table-cell>
          <table:table-cell/>
          <table:table-cell office:value-type="float" office:value="701">
            <text:p>701</text:p>
          </table:table-cell>
          <table:table-cell office:value-type="float" office:value="658">
            <text:p>65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93">
            <text:p>1393</text:p>
          </table:table-cell>
          <table:table-cell office:value-type="float" office:value="0">
            <text:p>0</text:p>
          </table:table-cell>
          <table:table-cell office:value-type="string">
            <text:p>Returning Office / Bureau du directeur du scrutin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751">
            <text:p>751</text:p>
          </table:table-cell>
          <table:table-cell office:value-type="float" office:value="291">
            <text:p>291</text:p>
          </table:table-cell>
          <table:table-cell table:formula="of:=[.S143]/SUM([.L143:.T143])" office:value-type="percentage" office:value="0.546181818181818">
            <text:p>54.62%</text:p>
          </table:table-cell>
          <table:table-cell table:formula="of:=[.E143]/[.I143]" office:value-type="percentage" office:value="0.472361809045226">
            <text:p>47.24%</text:p>
          </table:table-cell>
          <table:table-cell table:style-name="ce2" table:formula="of:=IF([.I143]&lt;144-119;0;0.4*[.U143]+0.6*[.V143])" office:value-type="percentage" office:value="0.501889812699863">
            <text:p>50.19%</text:p>
          </table:table-cell>
          <table:table-cell table:formula="of:=[.K143]" office:value-type="string" office:string-value="Returning Office / Bureau du directeur du scrutin">
            <text:p>Returning Office / Bureau du directeur du scruti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7">
            <text:p>497</text:p>
          </table:table-cell>
          <table:table-cell/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197">
            <text:p>197</text:p>
          </table:table-cell>
          <table:table-cell office:value-type="string">
            <text:p>84 Carlton Street - Tobias Hou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formula="of:=[.S144]/SUM([.L144:.T144])" office:value-type="percentage" office:value="0.450450450450451">
            <text:p>45.05%</text:p>
          </table:table-cell>
          <table:table-cell table:formula="of:=[.E144]/[.I144]" office:value-type="percentage" office:value="0.535714285714286">
            <text:p>53.57%</text:p>
          </table:table-cell>
          <table:table-cell table:style-name="ce2" table:formula="of:=IF([.I144]&lt;144-119;0;0.4*[.U144]+0.6*[.V144])" office:value-type="percentage" office:value="0.501608751608752">
            <text:p>50.16%</text:p>
          </table:table-cell>
          <table:table-cell table:formula="of:=[.K144]" office:value-type="string" office:string-value="84 Carlton Street - Tobias House">
            <text:p>84 Carlton Street - Tobias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4">
            <text:p>474</text:p>
          </table:table-cell>
          <table:table-cell/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436">
            <text:p>436</text:p>
          </table:table-cell>
          <table:table-cell office:value-type="string">
            <text:p>24 Wellesley Street West - Century Plaz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3">
            <text:p>103</text:p>
          </table:table-cell>
          <table:table-cell office:value-type="float" office:value="47">
            <text:p>47</text:p>
          </table:table-cell>
          <table:table-cell table:formula="of:=[.S145]/SUM([.L145:.T145])" office:value-type="percentage" office:value="0.492822966507177">
            <text:p>49.28%</text:p>
          </table:table-cell>
          <table:table-cell table:formula="of:=[.E145]/[.I145]" office:value-type="percentage" office:value="0.507177033492823">
            <text:p>50.72%</text:p>
          </table:table-cell>
          <table:table-cell table:style-name="ce2" table:formula="of:=IF([.I145]&lt;144-119;0;0.4*[.U145]+0.6*[.V145])" office:value-type="percentage" office:value="0.501435406698565">
            <text:p>50.14%</text:p>
          </table:table-cell>
          <table:table-cell table:formula="of:=[.K145]" office:value-type="string" office:string-value="24 Wellesley Street West - Century Plaza">
            <text:p>24 Wellesley Street West - Century Plaza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1">
            <text:p>541</text:p>
          </table:table-cell>
          <table:table-cell/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386">
            <text:p>386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table:formula="of:=[.S146]/SUM([.L146:.T146])" office:value-type="percentage" office:value="0.458646616541353">
            <text:p>45.86%</text:p>
          </table:table-cell>
          <table:table-cell table:formula="of:=[.E146]/[.I146]" office:value-type="percentage" office:value="0.529850746268657">
            <text:p>52.99%</text:p>
          </table:table-cell>
          <table:table-cell table:style-name="ce2" table:formula="of:=IF([.I146]&lt;144-119;0;0.4*[.U146]+0.6*[.V146])" office:value-type="percentage" office:value="0.501369094377735">
            <text:p>50.14%</text:p>
          </table:table-cell>
          <table:table-cell table:formula="of:=[.K146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/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461">
            <text:p>461</text:p>
          </table:table-cell>
          <table:table-cell office:value-type="string">
            <text:p>Our Lady of Perpetual Help Schoo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  <table:table-cell table:formula="of:=[.S147]/SUM([.L147:.T147])" office:value-type="percentage" office:value="0.542600896860987">
            <text:p>54.26%</text:p>
          </table:table-cell>
          <table:table-cell table:formula="of:=[.E147]/[.I147]" office:value-type="percentage" office:value="0.473214285714286">
            <text:p>47.32%</text:p>
          </table:table-cell>
          <table:table-cell table:style-name="ce2" table:formula="of:=IF([.I147]&lt;144-119;0;0.4*[.U147]+0.6*[.V147])" office:value-type="percentage" office:value="0.500968930172966">
            <text:p>50.10%</text:p>
          </table:table-cell>
          <table:table-cell table:formula="of:=[.K147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6">
            <text:p>476</text:p>
          </table:table-cell>
          <table:table-cell/>
          <table:table-cell office:value-type="float" office:value="75">
            <text:p>7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32">
            <text:p>232</text:p>
          </table:table-cell>
          <table:table-cell office:value-type="string">
            <text:p>25 Maitland Street - The Cosmopolitan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formula="of:=[.S148]/SUM([.L148:.T148])" office:value-type="percentage" office:value="0.626865671641791">
            <text:p>62.69%</text:p>
          </table:table-cell>
          <table:table-cell table:formula="of:=[.E148]/[.I148]" office:value-type="percentage" office:value="0.414814814814815">
            <text:p>41.48%</text:p>
          </table:table-cell>
          <table:table-cell table:style-name="ce2" table:formula="of:=IF([.I148]&lt;144-119;0;0.4*[.U148]+0.6*[.V148])" office:value-type="percentage" office:value="0.499635157545605">
            <text:p>49.96%</text:p>
          </table:table-cell>
          <table:table-cell table:formula="of:=[.K148]" office:value-type="string" office:string-value="25 Maitland Street - The Cosmopolitan">
            <text:p>25 Maitland Street - The Cosmopolit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/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84">
            <text:p>184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formula="of:=[.S149]/SUM([.L149:.T149])" office:value-type="percentage" office:value="0.381443298969072">
            <text:p>38.14%</text:p>
          </table:table-cell>
          <table:table-cell table:formula="of:=[.E149]/[.I149]" office:value-type="percentage" office:value="0.577319587628866">
            <text:p>57.73%</text:p>
          </table:table-cell>
          <table:table-cell table:style-name="ce2" table:formula="of:=IF([.I149]&lt;144-119;0;0.4*[.U149]+0.6*[.V149])" office:value-type="percentage" office:value="0.498969072164948">
            <text:p>49.90%</text:p>
          </table:table-cell>
          <table:table-cell table:formula="of:=[.K149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/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47">
            <text:p>247</text:p>
          </table:table-cell>
          <table:table-cell office:value-type="string">
            <text:p>Fred Victor Centr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[.S150]/SUM([.L150:.T150])" office:value-type="percentage" office:value="0.474747474747475">
            <text:p>47.47%</text:p>
          </table:table-cell>
          <table:table-cell table:formula="of:=[.E150]/[.I150]" office:value-type="percentage" office:value="0.514851485148515">
            <text:p>51.49%</text:p>
          </table:table-cell>
          <table:table-cell table:style-name="ce2" table:formula="of:=IF([.I150]&lt;144-119;0;0.4*[.U150]+0.6*[.V150])" office:value-type="percentage" office:value="0.498809880988099">
            <text:p>49.88%</text:p>
          </table:table-cell>
          <table:table-cell table:formula="of:=[.K150]" office:value-type="string" office:string-value="Fred Victor Centre">
            <text:p>Fred Victor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8">
            <text:p>418</text:p>
          </table:table-cell>
          <table:table-cell/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80">
            <text:p>280</text:p>
          </table:table-cell>
          <table:table-cell office:value-type="string">
            <text:p>8 Park Ro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table:formula="of:=[.S151]/SUM([.L151:.T151])" office:value-type="percentage" office:value="0.485915492957747">
            <text:p>48.59%</text:p>
          </table:table-cell>
          <table:table-cell table:formula="of:=[.E151]/[.I151]" office:value-type="percentage" office:value="0.507042253521127">
            <text:p>50.70%</text:p>
          </table:table-cell>
          <table:table-cell table:style-name="ce2" table:formula="of:=IF([.I151]&lt;144-119;0;0.4*[.U151]+0.6*[.V151])" office:value-type="percentage" office:value="0.498591549295775">
            <text:p>49.86%</text:p>
          </table:table-cell>
          <table:table-cell table:formula="of:=[.K151]" office:value-type="string" office:string-value="8 Park Road">
            <text:p>8 Park Roa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7">
            <text:p>127</text:p>
          </table:table-cell>
          <table:table-cell/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34">
            <text:p>134</text:p>
          </table:table-cell>
          <table:table-cell office:value-type="string">
            <text:p>St. Lawrence Market North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formula="of:=[.S152]/SUM([.L152:.T152])" office:value-type="percentage" office:value="0.478260869565217">
            <text:p>47.83%</text:p>
          </table:table-cell>
          <table:table-cell table:formula="of:=[.E152]/[.I152]" office:value-type="percentage" office:value="0.510869565217391">
            <text:p>51.09%</text:p>
          </table:table-cell>
          <table:table-cell table:style-name="ce2" table:formula="of:=IF([.I152]&lt;144-119;0;0.4*[.U152]+0.6*[.V152])" office:value-type="percentage" office:value="0.497826086956522">
            <text:p>49.78%</text:p>
          </table:table-cell>
          <table:table-cell table:formula="of:=[.K152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2">
            <text:p>502</text:p>
          </table:table-cell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St. Joseph's College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[.S153]/SUM([.L153:.T153])" office:value-type="percentage" office:value="0.454545454545455">
            <text:p>45.45%</text:p>
          </table:table-cell>
          <table:table-cell table:formula="of:=[.E153]/[.I153]" office:value-type="percentage" office:value="0.526315789473684">
            <text:p>52.63%</text:p>
          </table:table-cell>
          <table:table-cell table:style-name="ce2" table:formula="of:=IF([.I153]&lt;144-119;0;0.4*[.U153]+0.6*[.V153])" office:value-type="percentage" office:value="0.497607655502392">
            <text:p>49.76%</text:p>
          </table:table-cell>
          <table:table-cell table:formula="of:=[.K153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/>
          <table:table-cell office:value-type="float" office:value="91">
            <text:p>91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33">
            <text:p>333</text:p>
          </table:table-cell>
          <table:table-cell office:value-type="string">
            <text:p>Sprucecour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table:formula="of:=[.S154]/SUM([.L154:.T154])" office:value-type="percentage" office:value="0.395454545454545">
            <text:p>39.55%</text:p>
          </table:table-cell>
          <table:table-cell table:formula="of:=[.E154]/[.I154]" office:value-type="percentage" office:value="0.565610859728507">
            <text:p>56.56%</text:p>
          </table:table-cell>
          <table:table-cell table:style-name="ce2" table:formula="of:=IF([.I154]&lt;144-119;0;0.4*[.U154]+0.6*[.V154])" office:value-type="percentage" office:value="0.497548334018922">
            <text:p>49.75%</text:p>
          </table:table-cell>
          <table:table-cell table:formula="of:=[.K154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7C</text:p>
          </table:table-cell>
          <table:table-cell/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472">
            <text:p>472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S155]/SUM([.L155:.T155])" office:value-type="percentage" office:value="0.611510791366906">
            <text:p>61.15%</text:p>
          </table:table-cell>
          <table:table-cell table:formula="of:=[.E155]/[.I155]" office:value-type="percentage" office:value="0.421428571428571">
            <text:p>42.14%</text:p>
          </table:table-cell>
          <table:table-cell table:style-name="ce2" table:formula="of:=IF([.I155]&lt;144-119;0;0.4*[.U155]+0.6*[.V155])" office:value-type="percentage" office:value="0.497461459403906">
            <text:p>49.75%</text:p>
          </table:table-cell>
          <table:table-cell table:formula="of:=[.K155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7">
            <text:p>407</text:p>
          </table:table-cell>
          <table:table-cell/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303">
            <text:p>303</text:p>
          </table:table-cell>
          <table:table-cell office:value-type="string">
            <text:p>942 Yonge Street - Memphis Condominiu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table:formula="of:=[.S156]/SUM([.L156:.T156])" office:value-type="percentage" office:value="0.525179856115108">
            <text:p>52.52%</text:p>
          </table:table-cell>
          <table:table-cell table:formula="of:=[.E156]/[.I156]" office:value-type="percentage" office:value="0.478571428571429">
            <text:p>47.86%</text:p>
          </table:table-cell>
          <table:table-cell table:style-name="ce2" table:formula="of:=IF([.I156]&lt;144-119;0;0.4*[.U156]+0.6*[.V156])" office:value-type="percentage" office:value="0.4972147995889">
            <text:p>49.72%</text:p>
          </table:table-cell>
          <table:table-cell table:formula="of:=[.K156]" office:value-type="string" office:string-value="942 Yonge Street - Memphis Condominium">
            <text:p>942 Yonge Street - Memphis Condominiu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/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34">
            <text:p>234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table:formula="of:=[.S157]/SUM([.L157:.T157])" office:value-type="percentage" office:value="0.491666666666667">
            <text:p>49.17%</text:p>
          </table:table-cell>
          <table:table-cell table:formula="of:=[.E157]/[.I157]" office:value-type="percentage" office:value="0.5">
            <text:p>50.00%</text:p>
          </table:table-cell>
          <table:table-cell table:style-name="ce2" table:formula="of:=IF([.I157]&lt;144-119;0;0.4*[.U157]+0.6*[.V157])" office:value-type="percentage" office:value="0.496666666666667">
            <text:p>49.67%</text:p>
          </table:table-cell>
          <table:table-cell table:formula="of:=[.K157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0">
            <text:p>430</text:p>
          </table:table-cell>
          <table:table-cell/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509">
            <text:p>509</text:p>
          </table:table-cell>
          <table:table-cell office:value-type="string">
            <text:p>235 Bloor Street East - Residences on Blo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float" office:value="37">
            <text:p>37</text:p>
          </table:table-cell>
          <table:table-cell table:formula="of:=[.S158]/SUM([.L158:.T158])" office:value-type="percentage" office:value="0.47887323943662">
            <text:p>47.89%</text:p>
          </table:table-cell>
          <table:table-cell table:formula="of:=[.E158]/[.I158]" office:value-type="percentage" office:value="0.506976744186047">
            <text:p>50.70%</text:p>
          </table:table-cell>
          <table:table-cell table:style-name="ce2" table:formula="of:=IF([.I158]&lt;144-119;0;0.4*[.U158]+0.6*[.V158])" office:value-type="percentage" office:value="0.495735342286276">
            <text:p>49.57%</text:p>
          </table:table-cell>
          <table:table-cell table:formula="of:=[.K158]" office:value-type="string" office:string-value="235 Bloor Street East - Residences on Bloor">
            <text:p>235 Bloor Street East - Residences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4">
            <text:p>134</text:p>
          </table:table-cell>
          <table:table-cell/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75">
            <text:p>275</text:p>
          </table:table-cell>
          <table:table-cell office:value-type="string">
            <text:p>St. Lawrence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table:formula="of:=[.S159]/SUM([.L159:.T159])" office:value-type="percentage" office:value="0.354651162790698">
            <text:p>35.47%</text:p>
          </table:table-cell>
          <table:table-cell table:formula="of:=[.E159]/[.I159]" office:value-type="percentage" office:value="0.589595375722543">
            <text:p>58.96%</text:p>
          </table:table-cell>
          <table:table-cell table:style-name="ce2" table:formula="of:=IF([.I159]&lt;144-119;0;0.4*[.U159]+0.6*[.V159])" office:value-type="percentage" office:value="0.495617690549805">
            <text:p>49.56%</text:p>
          </table:table-cell>
          <table:table-cell table:formula="of:=[.K159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/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8">
            <text:p>208</text:p>
          </table:table-cell>
          <table:table-cell office:value-type="string">
            <text:p>Our Lady of Lourdes Catho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S160]/SUM([.L160:.T160])" office:value-type="percentage" office:value="0.544303797468354">
            <text:p>54.43%</text:p>
          </table:table-cell>
          <table:table-cell table:formula="of:=[.E160]/[.I160]" office:value-type="percentage" office:value="0.4625">
            <text:p>46.25%</text:p>
          </table:table-cell>
          <table:table-cell table:style-name="ce2" table:formula="of:=IF([.I160]&lt;144-119;0;0.4*[.U160]+0.6*[.V160])" office:value-type="percentage" office:value="0.495221518987342">
            <text:p>49.52%</text:p>
          </table:table-cell>
          <table:table-cell table:formula="of:=[.K160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5">
            <text:p>455</text:p>
          </table:table-cell>
          <table:table-cell/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42">
            <text:p>142</text:p>
          </table:table-cell>
          <table:table-cell office:value-type="string">
            <text:p>86 Gloucester Stre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formula="of:=[.S161]/SUM([.L161:.T161])" office:value-type="percentage" office:value="0.58252427184466">
            <text:p>58.25%</text:p>
          </table:table-cell>
          <table:table-cell table:formula="of:=[.E161]/[.I161]" office:value-type="percentage" office:value="0.436893203883495">
            <text:p>43.69%</text:p>
          </table:table-cell>
          <table:table-cell table:style-name="ce2" table:formula="of:=IF([.I161]&lt;144-119;0;0.4*[.U161]+0.6*[.V161])" office:value-type="percentage" office:value="0.495145631067961">
            <text:p>49.51%</text:p>
          </table:table-cell>
          <table:table-cell table:formula="of:=[.K161]" office:value-type="string" office:string-value="86 Gloucester Street">
            <text:p>86 Glouces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6">
            <text:p>446</text:p>
          </table:table-cell>
          <table:table-cell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2">
            <text:p>112</text:p>
          </table:table-cell>
          <table:table-cell office:value-type="string">
            <text:p>1121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[.S162]/SUM([.L162:.T162])" office:value-type="percentage" office:value="0.468085106382979">
            <text:p>46.81%</text:p>
          </table:table-cell>
          <table:table-cell table:formula="of:=[.E162]/[.I162]" office:value-type="percentage" office:value="0.51063829787234">
            <text:p>51.06%</text:p>
          </table:table-cell>
          <table:table-cell table:style-name="ce2" table:formula="of:=IF([.I162]&lt;144-119;0;0.4*[.U162]+0.6*[.V162])" office:value-type="percentage" office:value="0.493617021276596">
            <text:p>49.36%</text:p>
          </table:table-cell>
          <table:table-cell table:formula="of:=[.K162]" office:value-type="string" office:string-value="1121 Bay Street">
            <text:p>112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0">
            <text:p>540</text:p>
          </table:table-cell>
          <table:table-cell/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259">
            <text:p>259</text:p>
          </table:table-cell>
          <table:table-cell office:value-type="string">
            <text:p>St. Michael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formula="of:=[.S163]/SUM([.L163:.T163])" office:value-type="percentage" office:value="0.338345864661654">
            <text:p>33.83%</text:p>
          </table:table-cell>
          <table:table-cell table:formula="of:=[.E163]/[.I163]" office:value-type="percentage" office:value="0.597014925373134">
            <text:p>59.70%</text:p>
          </table:table-cell>
          <table:table-cell table:style-name="ce2" table:formula="of:=IF([.I163]&lt;144-119;0;0.4*[.U163]+0.6*[.V163])" office:value-type="percentage" office:value="0.493547301088542">
            <text:p>49.35%</text:p>
          </table:table-cell>
          <table:table-cell table:formula="of:=[.K163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2B</text:p>
          </table:table-cell>
          <table:table-cell/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607">
            <text:p>607</text:p>
          </table:table-cell>
          <table:table-cell office:value-type="string">
            <text:p>Wellesley Community Cent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[.S164]/SUM([.L164:.T164])" office:value-type="percentage" office:value="0.510869565217391">
            <text:p>51.09%</text:p>
          </table:table-cell>
          <table:table-cell table:formula="of:=[.E164]/[.I164]" office:value-type="percentage" office:value="0.481675392670157">
            <text:p>48.17%</text:p>
          </table:table-cell>
          <table:table-cell table:style-name="ce2" table:formula="of:=IF([.I164]&lt;144-119;0;0.4*[.U164]+0.6*[.V164])" office:value-type="percentage" office:value="0.493353061689051">
            <text:p>49.34%</text:p>
          </table:table-cell>
          <table:table-cell table:formula="of:=[.K164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1">
            <text:p>411</text:p>
          </table:table-cell>
          <table:table-cell/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06">
            <text:p>106</text:p>
          </table:table-cell>
          <table:table-cell office:value-type="string">
            <text:p>120 Rosedale Valley Road - Arbour Glen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formula="of:=[.S165]/SUM([.L165:.T165])" office:value-type="percentage" office:value="0.593220338983051">
            <text:p>59.32%</text:p>
          </table:table-cell>
          <table:table-cell table:formula="of:=[.E165]/[.I165]" office:value-type="percentage" office:value="0.426229508196721">
            <text:p>42.62%</text:p>
          </table:table-cell>
          <table:table-cell table:style-name="ce2" table:formula="of:=IF([.I165]&lt;144-119;0;0.4*[.U165]+0.6*[.V165])" office:value-type="percentage" office:value="0.493025840511253">
            <text:p>49.30%</text:p>
          </table:table-cell>
          <table:table-cell table:formula="of:=[.K165]" office:value-type="string" office:string-value="120 Rosedale Valley Road - Arbour Glen Apartments">
            <text:p>120 Rosedale Valley Road - Arbour Gle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6">
            <text:p>496</text:p>
          </table:table-cell>
          <table:table-cell/>
          <table:table-cell office:value-type="float" office:value="157">
            <text:p>15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587">
            <text:p>587</text:p>
          </table:table-cell>
          <table:table-cell office:value-type="string">
            <text:p>45 Carlton Street - The Lexingt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office:value-type="float" office:value="51">
            <text:p>51</text:p>
          </table:table-cell>
          <table:table-cell table:formula="of:=[.S166]/SUM([.L166:.T166])" office:value-type="percentage" office:value="0.575250836120401">
            <text:p>57.53%</text:p>
          </table:table-cell>
          <table:table-cell table:formula="of:=[.E166]/[.I166]" office:value-type="percentage" office:value="0.438127090301003">
            <text:p>43.81%</text:p>
          </table:table-cell>
          <table:table-cell table:style-name="ce2" table:formula="of:=IF([.I166]&lt;144-119;0;0.4*[.U166]+0.6*[.V166])" office:value-type="percentage" office:value="0.492976588628763">
            <text:p>49.30%</text:p>
          </table:table-cell>
          <table:table-cell table:formula="of:=[.K166]" office:value-type="string" office:string-value="45 Carlton Street - The Lexington">
            <text:p>45 Carlton Street - The Lexingt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1">
            <text:p>131</text:p>
          </table:table-cell>
          <table:table-cell office:value-type="string">
            <text:p>Church Street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S167]/SUM([.L167:.T167])" office:value-type="percentage" office:value="0.481481481481481">
            <text:p>48.15%</text:p>
          </table:table-cell>
          <table:table-cell table:formula="of:=[.E167]/[.I167]" office:value-type="percentage" office:value="0.5">
            <text:p>50.00%</text:p>
          </table:table-cell>
          <table:table-cell table:style-name="ce2" table:formula="of:=IF([.I167]&lt;144-119;0;0.4*[.U167]+0.6*[.V167])" office:value-type="percentage" office:value="0.492592592592593">
            <text:p>49.26%</text:p>
          </table:table-cell>
          <table:table-cell table:formula="of:=[.K167]" office:value-type="string" office:string-value="Church Street Junior Public School">
            <text:p>Church Stree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/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294">
            <text:p>294</text:p>
          </table:table-cell>
          <table:table-cell office:value-type="string">
            <text:p>484 Church Street - City Park Co-opera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table:formula="of:=[.S168]/SUM([.L168:.T168])" office:value-type="percentage" office:value="0.521505376344086">
            <text:p>52.15%</text:p>
          </table:table-cell>
          <table:table-cell table:formula="of:=[.E168]/[.I168]" office:value-type="percentage" office:value="0.473118279569893">
            <text:p>47.31%</text:p>
          </table:table-cell>
          <table:table-cell table:style-name="ce2" table:formula="of:=IF([.I168]&lt;144-119;0;0.4*[.U168]+0.6*[.V168])" office:value-type="percentage" office:value="0.49247311827957">
            <text:p>49.25%</text:p>
          </table:table-cell>
          <table:table-cell table:formula="of:=[.K168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9">
            <text:p>409</text:p>
          </table:table-cell>
          <table:table-cell/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string">
            <text:p>914 Yonge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formula="of:=[.S169]/SUM([.L169:.T169])" office:value-type="percentage" office:value="0.569230769230769">
            <text:p>56.92%</text:p>
          </table:table-cell>
          <table:table-cell table:formula="of:=[.E169]/[.I169]" office:value-type="percentage" office:value="0.439393939393939">
            <text:p>43.94%</text:p>
          </table:table-cell>
          <table:table-cell table:style-name="ce2" table:formula="of:=IF([.I169]&lt;144-119;0;0.4*[.U169]+0.6*[.V169])" office:value-type="percentage" office:value="0.491328671328671">
            <text:p>49.13%</text:p>
          </table:table-cell>
          <table:table-cell table:formula="of:=[.K169]" office:value-type="string" office:string-value="914 Yonge Street">
            <text:p>914 Yonge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710">
            <text:p>710</text:p>
          </table:table-cell>
          <table:table-cell office:value-type="string">
            <text:p>Regent Park South Community Centr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table:formula="of:=[.S170]/SUM([.L170:.T170])" office:value-type="percentage" office:value="0.609561752988048">
            <text:p>60.96%</text:p>
          </table:table-cell>
          <table:table-cell table:formula="of:=[.E170]/[.I170]" office:value-type="percentage" office:value="0.411764705882353">
            <text:p>41.18%</text:p>
          </table:table-cell>
          <table:table-cell table:style-name="ce2" table:formula="of:=IF([.I170]&lt;144-119;0;0.4*[.U170]+0.6*[.V170])" office:value-type="percentage" office:value="0.490883524724631">
            <text:p>49.09%</text:p>
          </table:table-cell>
          <table:table-cell table:formula="of:=[.K170]" office:value-type="string" office:string-value="Regent Park South Community Centre">
            <text:p>Regent Park South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6">
            <text:p>546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>
            <text:p>85 The Esplanade - Old York Tow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[.S171]/SUM([.L171:.T171])" office:value-type="percentage" office:value="0.494252873563218">
            <text:p>49.43%</text:p>
          </table:table-cell>
          <table:table-cell table:formula="of:=[.E171]/[.I171]" office:value-type="percentage" office:value="0.488636363636364">
            <text:p>48.86%</text:p>
          </table:table-cell>
          <table:table-cell table:style-name="ce2" table:formula="of:=IF([.I171]&lt;144-119;0;0.4*[.U171]+0.6*[.V171])" office:value-type="percentage" office:value="0.490882967607106">
            <text:p>49.09%</text:p>
          </table:table-cell>
          <table:table-cell table:formula="of:=[.K171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0">
            <text:p>490</text:p>
          </table:table-cell>
          <table:table-cell/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  <table:table-cell office:value-type="float" office:value="397">
            <text:p>397</text:p>
          </table:table-cell>
          <table:table-cell office:value-type="string">
            <text:p>887-889 Bay Street - Opera Pla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table:formula="of:=[.S172]/SUM([.L172:.T172])" office:value-type="percentage" office:value="0.464864864864865">
            <text:p>46.49%</text:p>
          </table:table-cell>
          <table:table-cell table:formula="of:=[.E172]/[.I172]" office:value-type="percentage" office:value="0.508021390374332">
            <text:p>50.80%</text:p>
          </table:table-cell>
          <table:table-cell table:style-name="ce2" table:formula="of:=IF([.I172]&lt;144-119;0;0.4*[.U172]+0.6*[.V172])" office:value-type="percentage" office:value="0.490758780170545">
            <text:p>49.08%</text:p>
          </table:table-cell>
          <table:table-cell table:formula="of:=[.K172]" office:value-type="string" office:string-value="887-889 Bay Street - Opera Place">
            <text:p>887-889 Bay Street - Opera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8">
            <text:p>438</text:p>
          </table:table-cell>
          <table:table-cell/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74">
            <text:p>274</text:p>
          </table:table-cell>
          <table:table-cell office:value-type="string">
            <text:p>Rose Avenue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table:formula="of:=[.S173]/SUM([.L173:.T173])" office:value-type="percentage" office:value="0.56989247311828">
            <text:p>56.99%</text:p>
          </table:table-cell>
          <table:table-cell table:formula="of:=[.E173]/[.I173]" office:value-type="percentage" office:value="0.4375">
            <text:p>43.75%</text:p>
          </table:table-cell>
          <table:table-cell table:style-name="ce2" table:formula="of:=IF([.I173]&lt;144-119;0;0.4*[.U173]+0.6*[.V173])" office:value-type="percentage" office:value="0.490456989247312">
            <text:p>49.05%</text:p>
          </table:table-cell>
          <table:table-cell table:formula="of:=[.K173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7B</text:p>
          </table:table-cell>
          <table:table-cell/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380">
            <text:p>380</text:p>
          </table:table-cell>
          <table:table-cell office:value-type="string">
            <text:p>50 Alexander Street - Village Green</text:p>
          </table:table-cell>
          <table:table-cell table:number-columns-repeated="3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table:formula="of:=[.S174]/SUM([.L174:.T174])" office:value-type="percentage" office:value="0.519230769230769">
            <text:p>51.92%</text:p>
          </table:table-cell>
          <table:table-cell table:formula="of:=[.E174]/[.I174]" office:value-type="percentage" office:value="0.468899521531101">
            <text:p>46.89%</text:p>
          </table:table-cell>
          <table:table-cell table:style-name="ce2" table:formula="of:=IF([.I174]&lt;144-119;0;0.4*[.U174]+0.6*[.V174])" office:value-type="percentage" office:value="0.489032020610968">
            <text:p>48.90%</text:p>
          </table:table-cell>
          <table:table-cell table:formula="of:=[.K174]" office:value-type="string" office:string-value="50 Alexander Street - Village Green">
            <text:p>50 Alexander Street - Village Gre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2">
            <text:p>512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3"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string">
            <text:p>261 Jarvis Stree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formula="of:=[.S175]/SUM([.L175:.T175])" office:value-type="percentage" office:value="0.397260273972603">
            <text:p>39.73%</text:p>
          </table:table-cell>
          <table:table-cell table:formula="of:=[.E175]/[.I175]" office:value-type="percentage" office:value="0.547945205479452">
            <text:p>54.79%</text:p>
          </table:table-cell>
          <table:table-cell table:style-name="ce2" table:formula="of:=IF([.I175]&lt;144-119;0;0.4*[.U175]+0.6*[.V175])" office:value-type="percentage" office:value="0.487671232876712">
            <text:p>48.77%</text:p>
          </table:table-cell>
          <table:table-cell table:formula="of:=[.K175]" office:value-type="string" office:string-value="261 Jarvis Street">
            <text:p>261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/>
          <table:table-cell office:value-type="float" office:value="112">
            <text:p>112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777">
            <text:p>777</text:p>
          </table:table-cell>
          <table:table-cell office:value-type="string">
            <text:p>St. Joseph's College Scho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41">
            <text:p>41</text:p>
          </table:table-cell>
          <table:table-cell table:formula="of:=[.S176]/SUM([.L176:.T176])" office:value-type="percentage" office:value="0.352517985611511">
            <text:p>35.25%</text:p>
          </table:table-cell>
          <table:table-cell table:formula="of:=[.E176]/[.I176]" office:value-type="percentage" office:value="0.576512455516014">
            <text:p>57.65%</text:p>
          </table:table-cell>
          <table:table-cell table:style-name="ce2" table:formula="of:=IF([.I176]&lt;144-119;0;0.4*[.U176]+0.6*[.V176])" office:value-type="percentage" office:value="0.486914667554213">
            <text:p>48.69%</text:p>
          </table:table-cell>
          <table:table-cell table:formula="of:=[.K176]" office:value-type="string" office:string-value="St. Joseph's College School">
            <text:p>St. Joseph's College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/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298">
            <text:p>298</text:p>
          </table:table-cell>
          <table:table-cell office:value-type="string">
            <text:p>Sprucecourt Junior Pub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table:formula="of:=[.S177]/SUM([.L177:.T177])" office:value-type="percentage" office:value="0.460176991150443">
            <text:p>46.02%</text:p>
          </table:table-cell>
          <table:table-cell table:formula="of:=[.E177]/[.I177]" office:value-type="percentage" office:value="0.504424778761062">
            <text:p>50.44%</text:p>
          </table:table-cell>
          <table:table-cell table:style-name="ce2" table:formula="of:=IF([.I177]&lt;144-119;0;0.4*[.U177]+0.6*[.V177])" office:value-type="percentage" office:value="0.486725663716814">
            <text:p>48.67%</text:p>
          </table:table-cell>
          <table:table-cell table:formula="of:=[.K177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3">
            <text:p>433</text:p>
          </table:table-cell>
          <table:table-cell/>
          <table:table-cell table:number-columns-repeated="2"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398">
            <text:p>398</text:p>
          </table:table-cell>
          <table:table-cell office:value-type="string">
            <text:p>Rose Avenue Junior Public Scho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table:formula="of:=[.S178]/SUM([.L178:.T178])" office:value-type="percentage" office:value="0.491525423728814">
            <text:p>49.15%</text:p>
          </table:table-cell>
          <table:table-cell table:formula="of:=[.E178]/[.I178]" office:value-type="percentage" office:value="0.483516483516484">
            <text:p>48.35%</text:p>
          </table:table-cell>
          <table:table-cell table:style-name="ce2" table:formula="of:=IF([.I178]&lt;144-119;0;0.4*[.U178]+0.6*[.V178])" office:value-type="percentage" office:value="0.486720059601416">
            <text:p>48.67%</text:p>
          </table:table-cell>
          <table:table-cell table:formula="of:=[.K178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3A</text:p>
          </table:table-cell>
          <table:table-cell/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67">
            <text:p>367</text:p>
          </table:table-cell>
          <table:table-cell office:value-type="string">
            <text:p>1001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table:formula="of:=[.S179]/SUM([.L179:.T179])" office:value-type="percentage" office:value="0.512658227848101">
            <text:p>51.27%</text:p>
          </table:table-cell>
          <table:table-cell table:formula="of:=[.E179]/[.I179]" office:value-type="percentage" office:value="0.468354430379747">
            <text:p>46.84%</text:p>
          </table:table-cell>
          <table:table-cell table:style-name="ce2" table:formula="of:=IF([.I179]&lt;144-119;0;0.4*[.U179]+0.6*[.V179])" office:value-type="percentage" office:value="0.486075949367089">
            <text:p>48.61%</text:p>
          </table:table-cell>
          <table:table-cell table:formula="of:=[.K179]" office:value-type="string" office:string-value="1001 Bay Street">
            <text:p>100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5A</text:p>
          </table:table-cell>
          <table:table-cell/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447">
            <text:p>447</text:p>
          </table:table-cell>
          <table:table-cell office:value-type="string">
            <text:p>Rose Avenue Junior Public Scho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table:formula="of:=[.S180]/SUM([.L180:.T180])" office:value-type="percentage" office:value="0.5">
            <text:p>50.00%</text:p>
          </table:table-cell>
          <table:table-cell table:formula="of:=[.E180]/[.I180]" office:value-type="percentage" office:value="0.475177304964539">
            <text:p>47.52%</text:p>
          </table:table-cell>
          <table:table-cell table:style-name="ce2" table:formula="of:=IF([.I180]&lt;144-119;0;0.4*[.U180]+0.6*[.V180])" office:value-type="percentage" office:value="0.485106382978723">
            <text:p>48.51%</text:p>
          </table:table-cell>
          <table:table-cell table:formula="of:=[.K180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7">
            <text:p>427</text:p>
          </table:table-cell>
          <table:table-cell/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34">
            <text:p>234</text:p>
          </table:table-cell>
          <table:table-cell office:value-type="string">
            <text:p>85 Bloor Street Eas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table:formula="of:=[.S181]/SUM([.L181:.T181])" office:value-type="percentage" office:value="0.474137931034483">
            <text:p>47.41%</text:p>
          </table:table-cell>
          <table:table-cell table:formula="of:=[.E181]/[.I181]" office:value-type="percentage" office:value="0.491379310344828">
            <text:p>49.14%</text:p>
          </table:table-cell>
          <table:table-cell table:style-name="ce2" table:formula="of:=IF([.I181]&lt;144-119;0;0.4*[.U181]+0.6*[.V181])" office:value-type="percentage" office:value="0.48448275862069">
            <text:p>48.45%</text:p>
          </table:table-cell>
          <table:table-cell table:formula="of:=[.K181]" office:value-type="string" office:string-value="85 Bloor Street East">
            <text:p>85 Bloor Street Ea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  <table:table-cell/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formula="of:=[.S182]/SUM([.L182:.T182])" office:value-type="percentage" office:value="0.527272727272727">
            <text:p>52.73%</text:p>
          </table:table-cell>
          <table:table-cell table:formula="of:=[.E182]/[.I182]" office:value-type="percentage" office:value="0.454545454545455">
            <text:p>45.45%</text:p>
          </table:table-cell>
          <table:table-cell table:style-name="ce2" table:formula="of:=IF([.I182]&lt;144-119;0;0.4*[.U182]+0.6*[.V182])" office:value-type="percentage" office:value="0.483636363636364">
            <text:p>48.36%</text:p>
          </table:table-cell>
          <table:table-cell table:formula="of:=[.K182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5">
            <text:p>565</text:p>
          </table:table-cell>
          <table:table-cell/>
          <table:table-cell office:value-type="float" office:value="142">
            <text:p>14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428">
            <text:p>428</text:p>
          </table:table-cell>
          <table:table-cell office:value-type="string">
            <text:p>109 Front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5">
            <text:p>145</text:p>
          </table:table-cell>
          <table:table-cell office:value-type="float" office:value="49">
            <text:p>49</text:p>
          </table:table-cell>
          <table:table-cell table:formula="of:=[.S183]/SUM([.L183:.T183])" office:value-type="percentage" office:value="0.562015503875969">
            <text:p>56.20%</text:p>
          </table:table-cell>
          <table:table-cell table:formula="of:=[.E183]/[.I183]" office:value-type="percentage" office:value="0.428571428571429">
            <text:p>42.86%</text:p>
          </table:table-cell>
          <table:table-cell table:style-name="ce2" table:formula="of:=IF([.I183]&lt;144-119;0;0.4*[.U183]+0.6*[.V183])" office:value-type="percentage" office:value="0.481949058693245">
            <text:p>48.19%</text:p>
          </table:table-cell>
          <table:table-cell table:formula="of:=[.K183]" office:value-type="string" office:string-value="109 Front Street">
            <text:p>109 Front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5">
            <text:p>535</text:p>
          </table:table-cell>
          <table:table-cell/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11">
            <text:p>211</text:p>
          </table:table-cell>
          <table:table-cell office:value-type="string">
            <text:p>168 King Street East - King George Square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table:formula="of:=[.S184]/SUM([.L184:.T184])" office:value-type="percentage" office:value="0.517241379310345">
            <text:p>51.72%</text:p>
          </table:table-cell>
          <table:table-cell table:formula="of:=[.E184]/[.I184]" office:value-type="percentage" office:value="0.456896551724138">
            <text:p>45.69%</text:p>
          </table:table-cell>
          <table:table-cell table:style-name="ce2" table:formula="of:=IF([.I184]&lt;144-119;0;0.4*[.U184]+0.6*[.V184])" office:value-type="percentage" office:value="0.481034482758621">
            <text:p>48.10%</text:p>
          </table:table-cell>
          <table:table-cell table:formula="of:=[.K184]" office:value-type="string" office:string-value="168 King Street East - King George Square">
            <text:p>168 King Street East - King George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0">
            <text:p>460</text:p>
          </table:table-cell>
          <table:table-cell/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848">
            <text:p>848</text:p>
          </table:table-cell>
          <table:table-cell office:value-type="string">
            <text:p>Wellesley Community Cent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45">
            <text:p>145</text:p>
          </table:table-cell>
          <table:table-cell office:value-type="float" office:value="22">
            <text:p>22</text:p>
          </table:table-cell>
          <table:table-cell table:formula="of:=[.S185]/SUM([.L185:.T185])" office:value-type="percentage" office:value="0.476973684210526">
            <text:p>47.70%</text:p>
          </table:table-cell>
          <table:table-cell table:formula="of:=[.E185]/[.I185]" office:value-type="percentage" office:value="0.482200647249191">
            <text:p>48.22%</text:p>
          </table:table-cell>
          <table:table-cell table:style-name="ce2" table:formula="of:=IF([.I185]&lt;144-119;0;0.4*[.U185]+0.6*[.V185])" office:value-type="percentage" office:value="0.480109862033725">
            <text:p>48.01%</text:p>
          </table:table-cell>
          <table:table-cell table:formula="of:=[.K185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54B</text:p>
          </table:table-cell>
          <table:table-cell/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66">
            <text:p>366</text:p>
          </table:table-cell>
          <table:table-cell office:value-type="string">
            <text:p>25 The Esplanade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  <table:table-cell table:formula="of:=[.S186]/SUM([.L186:.T186])" office:value-type="percentage" office:value="0.398963730569948">
            <text:p>39.90%</text:p>
          </table:table-cell>
          <table:table-cell table:formula="of:=[.E186]/[.I186]" office:value-type="percentage" office:value="0.533333333333333">
            <text:p>53.33%</text:p>
          </table:table-cell>
          <table:table-cell table:style-name="ce2" table:formula="of:=IF([.I186]&lt;144-119;0;0.4*[.U186]+0.6*[.V186])" office:value-type="percentage" office:value="0.479585492227979">
            <text:p>47.96%</text:p>
          </table:table-cell>
          <table:table-cell table:formula="of:=[.K186]" office:value-type="string" office:string-value="25 The Esplanade">
            <text:p>25 The Espla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4">
            <text:p>424</text:p>
          </table:table-cell>
          <table:table-cell/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float" office:value="490">
            <text:p>490</text:p>
          </table:table-cell>
          <table:table-cell office:value-type="string">
            <text:p>Rose Avenue Ju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table:formula="of:=[.S187]/SUM([.L187:.T187])" office:value-type="percentage" office:value="0.529032258064516">
            <text:p>52.90%</text:p>
          </table:table-cell>
          <table:table-cell table:formula="of:=[.E187]/[.I187]" office:value-type="percentage" office:value="0.445161290322581">
            <text:p>44.52%</text:p>
          </table:table-cell>
          <table:table-cell table:style-name="ce2" table:formula="of:=IF([.I187]&lt;144-119;0;0.4*[.U187]+0.6*[.V187])" office:value-type="percentage" office:value="0.478709677419355">
            <text:p>47.87%</text:p>
          </table:table-cell>
          <table:table-cell table:formula="of:=[.K187]" office:value-type="string" office:string-value="Rose Avenue Junior Public School">
            <text:p>Rose Avenu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54A</text:p>
          </table:table-cell>
          <table:table-cell/>
          <table:table-cell office:value-type="float" office:value="106">
            <text:p>10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35">
            <text:p>335</text:p>
          </table:table-cell>
          <table:table-cell office:value-type="string">
            <text:p>25 The Esplanade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table:formula="of:=[.S188]/SUM([.L188:.T188])" office:value-type="percentage" office:value="0.49746192893401">
            <text:p>49.75%</text:p>
          </table:table-cell>
          <table:table-cell table:formula="of:=[.E188]/[.I188]" office:value-type="percentage" office:value="0.465">
            <text:p>46.50%</text:p>
          </table:table-cell>
          <table:table-cell table:style-name="ce2" table:formula="of:=IF([.I188]&lt;144-119;0;0.4*[.U188]+0.6*[.V188])" office:value-type="percentage" office:value="0.477984771573604">
            <text:p>47.80%</text:p>
          </table:table-cell>
          <table:table-cell table:formula="of:=[.K188]" office:value-type="string" office:string-value="25 The Esplanade">
            <text:p>25 The Espla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8">
            <text:p>488</text:p>
          </table:table-cell>
          <table:table-cell/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 office:value-type="string">
            <text:p>220 Oak Street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table:formula="of:=[.S189]/SUM([.L189:.T189])" office:value-type="percentage" office:value="0.431192660550459">
            <text:p>43.12%</text:p>
          </table:table-cell>
          <table:table-cell table:formula="of:=[.E189]/[.I189]" office:value-type="percentage" office:value="0.509090909090909">
            <text:p>50.91%</text:p>
          </table:table-cell>
          <table:table-cell table:style-name="ce2" table:formula="of:=IF([.I189]&lt;144-119;0;0.4*[.U189]+0.6*[.V189])" office:value-type="percentage" office:value="0.477931609674729">
            <text:p>47.79%</text:p>
          </table:table-cell>
          <table:table-cell table:formula="of:=[.K189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5">
            <text:p>485</text:p>
          </table:table-cell>
          <table:table-cell/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78">
            <text:p>278</text:p>
          </table:table-cell>
          <table:table-cell office:value-type="string">
            <text:p>55 Bleecker Street - Winchester Square Apartment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table:formula="of:=[.S190]/SUM([.L190:.T190])" office:value-type="percentage" office:value="0.531746031746032">
            <text:p>53.17%</text:p>
          </table:table-cell>
          <table:table-cell table:formula="of:=[.E190]/[.I190]" office:value-type="percentage" office:value="0.441860465116279">
            <text:p>44.19%</text:p>
          </table:table-cell>
          <table:table-cell table:style-name="ce2" table:formula="of:=IF([.I190]&lt;144-119;0;0.4*[.U190]+0.6*[.V190])" office:value-type="percentage" office:value="0.47781469176818">
            <text:p>47.78%</text:p>
          </table:table-cell>
          <table:table-cell table:formula="of:=[.K190]" office:value-type="string" office:string-value="55 Bleecker Street - Winchester Square Apartments">
            <text:p>55 Bleecker Street - Winchester Square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9">
            <text:p>519</text:p>
          </table:table-cell>
          <table:table-cell/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3">
            <text:p>143</text:p>
          </table:table-cell>
          <table:table-cell office:value-type="string">
            <text:p>Metta Housing Co-operativ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[.S191]/SUM([.L191:.T191])" office:value-type="percentage" office:value="0.5">
            <text:p>50.00%</text:p>
          </table:table-cell>
          <table:table-cell table:formula="of:=[.E191]/[.I191]" office:value-type="percentage" office:value="0.462686567164179">
            <text:p>46.27%</text:p>
          </table:table-cell>
          <table:table-cell table:style-name="ce2" table:formula="of:=IF([.I191]&lt;144-119;0;0.4*[.U191]+0.6*[.V191])" office:value-type="percentage" office:value="0.477611940298508">
            <text:p>47.76%</text:p>
          </table:table-cell>
          <table:table-cell table:formula="of:=[.K191]" office:value-type="string" office:string-value="Metta Housing Co-operative">
            <text:p>Metta Housing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6">
            <text:p>50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string">
            <text:p>Le Collège françai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S192]/SUM([.L192:.T192])" office:value-type="percentage" office:value="0.363636363636364">
            <text:p>36.36%</text:p>
          </table:table-cell>
          <table:table-cell table:formula="of:=[.E192]/[.I192]" office:value-type="percentage" office:value="0.553571428571429">
            <text:p>55.36%</text:p>
          </table:table-cell>
          <table:table-cell table:style-name="ce2" table:formula="of:=IF([.I192]&lt;144-119;0;0.4*[.U192]+0.6*[.V192])" office:value-type="percentage" office:value="0.477597402597403">
            <text:p>47.76%</text:p>
          </table:table-cell>
          <table:table-cell table:formula="of:=[.K192]" office:value-type="string" office:string-value="Le Collège français">
            <text:p>Le Collège françai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4">
            <text:p>454</text:p>
          </table:table-cell>
          <table:table-cell/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45">
            <text:p>145</text:p>
          </table:table-cell>
          <table:table-cell office:value-type="string">
            <text:p>École élémentaire catholique Sacré-Coeu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[.S193]/SUM([.L193:.T193])" office:value-type="percentage" office:value="0.555555555555556">
            <text:p>55.56%</text:p>
          </table:table-cell>
          <table:table-cell table:formula="of:=[.E193]/[.I193]" office:value-type="percentage" office:value="0.424657534246575">
            <text:p>42.47%</text:p>
          </table:table-cell>
          <table:table-cell table:style-name="ce2" table:formula="of:=IF([.I193]&lt;144-119;0;0.4*[.U193]+0.6*[.V193])" office:value-type="percentage" office:value="0.477016742770168">
            <text:p>47.70%</text:p>
          </table:table-cell>
          <table:table-cell table:formula="of:=[.K193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4">
            <text:p>494</text:p>
          </table:table-cell>
          <table:table-cell/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80">
            <text:p>280</text:p>
          </table:table-cell>
          <table:table-cell office:value-type="string">
            <text:p>484 Church Street - City Park Co-operativ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table:formula="of:=[.S194]/SUM([.L194:.T194])" office:value-type="percentage" office:value="0.533742331288344">
            <text:p>53.37%</text:p>
          </table:table-cell>
          <table:table-cell table:formula="of:=[.E194]/[.I194]" office:value-type="percentage" office:value="0.436363636363636">
            <text:p>43.64%</text:p>
          </table:table-cell>
          <table:table-cell table:style-name="ce2" table:formula="of:=IF([.I194]&lt;144-119;0;0.4*[.U194]+0.6*[.V194])" office:value-type="percentage" office:value="0.475315114333519">
            <text:p>47.53%</text:p>
          </table:table-cell>
          <table:table-cell table:formula="of:=[.K194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9">
            <text:p>469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string">
            <text:p>Wellesley Community Centr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S195]/SUM([.L195:.T195])" office:value-type="percentage" office:value="0.533333333333333">
            <text:p>53.33%</text:p>
          </table:table-cell>
          <table:table-cell table:formula="of:=[.E195]/[.I195]" office:value-type="percentage" office:value="0.433333333333333">
            <text:p>43.33%</text:p>
          </table:table-cell>
          <table:table-cell table:style-name="ce2" table:formula="of:=IF([.I195]&lt;144-119;0;0.4*[.U195]+0.6*[.V195])" office:value-type="percentage" office:value="0.473333333333333">
            <text:p>47.33%</text:p>
          </table:table-cell>
          <table:table-cell table:formula="of:=[.K195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6">
            <text:p>126</text:p>
          </table:table-cell>
          <table:table-cell/>
          <table:table-cell office:value-type="float" office:value="141">
            <text:p>141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35">
            <text:p>535</text:p>
          </table:table-cell>
          <table:table-cell office:value-type="string">
            <text:p>St. Lawrence Market Nort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office:value-type="float" office:value="53">
            <text:p>53</text:p>
          </table:table-cell>
          <table:table-cell table:formula="of:=[.S196]/SUM([.L196:.T196])" office:value-type="percentage" office:value="0.469314079422383">
            <text:p>46.93%</text:p>
          </table:table-cell>
          <table:table-cell table:formula="of:=[.E196]/[.I196]" office:value-type="percentage" office:value="0.475">
            <text:p>47.50%</text:p>
          </table:table-cell>
          <table:table-cell table:style-name="ce2" table:formula="of:=IF([.I196]&lt;144-119;0;0.4*[.U196]+0.6*[.V196])" office:value-type="percentage" office:value="0.472725631768953">
            <text:p>47.27%</text:p>
          </table:table-cell>
          <table:table-cell table:formula="of:=[.K196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9">
            <text:p>569</text:p>
          </table:table-cell>
          <table:table-cell/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19">
            <text:p>219</text:p>
          </table:table-cell>
          <table:table-cell office:value-type="string">
            <text:p>925 Bay Street - Bay Club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table:formula="of:=[.S197]/SUM([.L197:.T197])" office:value-type="percentage" office:value="0.496062992125984">
            <text:p>49.61%</text:p>
          </table:table-cell>
          <table:table-cell table:formula="of:=[.E197]/[.I197]" office:value-type="percentage" office:value="0.456692913385827">
            <text:p>45.67%</text:p>
          </table:table-cell>
          <table:table-cell table:style-name="ce2" table:formula="of:=IF([.I197]&lt;144-119;0;0.4*[.U197]+0.6*[.V197])" office:value-type="percentage" office:value="0.47244094488189">
            <text:p>47.24%</text:p>
          </table:table-cell>
          <table:table-cell table:formula="of:=[.K197]" office:value-type="string" office:string-value="925 Bay Street - Bay Club">
            <text:p>925 Bay Street - Bay Club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[.S198]/SUM([.L198:.T198])" office:value-type="percentage" office:value="0.34">
            <text:p>34.00%</text:p>
          </table:table-cell>
          <table:table-cell table:formula="of:=[.E198]/[.I198]" office:value-type="percentage" office:value="0.56">
            <text:p>56.00%</text:p>
          </table:table-cell>
          <table:table-cell table:style-name="ce2" table:formula="of:=IF([.I198]&lt;144-119;0;0.4*[.U198]+0.6*[.V198])" office:value-type="percentage" office:value="0.472">
            <text:p>47.20%</text:p>
          </table:table-cell>
          <table:table-cell table:formula="of:=[.K198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2">
            <text:p>462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office:value-type="string">
            <text:p>25 St. Mary Street - La Place Mar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table:formula="of:=[.S199]/SUM([.L199:.T199])" office:value-type="percentage" office:value="0.453947368421053">
            <text:p>45.39%</text:p>
          </table:table-cell>
          <table:table-cell table:formula="of:=[.E199]/[.I199]" office:value-type="percentage" office:value="0.483870967741936">
            <text:p>48.39%</text:p>
          </table:table-cell>
          <table:table-cell table:style-name="ce2" table:formula="of:=IF([.I199]&lt;144-119;0;0.4*[.U199]+0.6*[.V199])" office:value-type="percentage" office:value="0.471901528013582">
            <text:p>47.19%</text:p>
          </table:table-cell>
          <table:table-cell table:formula="of:=[.K199]" office:value-type="string" office:string-value="25 St. Mary Street - La Place Marie">
            <text:p>25 St. Mary Street - La Place Mari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/>
          <table:table-cell table:number-columns-repeated="2"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386">
            <text:p>38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table:formula="of:=[.S200]/SUM([.L200:.T200])" office:value-type="percentage" office:value="0.444444444444444">
            <text:p>44.44%</text:p>
          </table:table-cell>
          <table:table-cell table:formula="of:=[.E200]/[.I200]" office:value-type="percentage" office:value="0.488188976377953">
            <text:p>48.82%</text:p>
          </table:table-cell>
          <table:table-cell table:style-name="ce2" table:formula="of:=IF([.I200]&lt;144-119;0;0.4*[.U200]+0.6*[.V200])" office:value-type="percentage" office:value="0.47069116360455">
            <text:p>47.07%</text:p>
          </table:table-cell>
          <table:table-cell table:formula="of:=[.K200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8">
            <text:p>478</text:p>
          </table:table-cell>
          <table:table-cell/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1">
            <text:p>281</text:p>
          </table:table-cell>
          <table:table-cell office:value-type="string">
            <text:p>484 Church Street - City Park Co-operative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[.S201]/SUM([.L201:.T201])" office:value-type="percentage" office:value="0.575757575757576">
            <text:p>57.58%</text:p>
          </table:table-cell>
          <table:table-cell table:formula="of:=[.E201]/[.I201]" office:value-type="percentage" office:value="0.4">
            <text:p>40.00%</text:p>
          </table:table-cell>
          <table:table-cell table:style-name="ce2" table:formula="of:=IF([.I201]&lt;144-119;0;0.4*[.U201]+0.6*[.V201])" office:value-type="percentage" office:value="0.47030303030303">
            <text:p>47.03%</text:p>
          </table:table-cell>
          <table:table-cell table:formula="of:=[.K201]" office:value-type="string" office:string-value="484 Church Street - City Park Co-operative">
            <text:p>484 Church Street - City Park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7">
            <text:p>547</text:p>
          </table:table-cell>
          <table:table-cell/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25">
            <text:p>225</text:p>
          </table:table-cell>
          <table:table-cell office:value-type="string">
            <text:p>110 Esplanade - Performing Arts Lodg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formula="of:=[.S202]/SUM([.L202:.T202])" office:value-type="percentage" office:value="0.45985401459854">
            <text:p>45.99%</text:p>
          </table:table-cell>
          <table:table-cell table:formula="of:=[.E202]/[.I202]" office:value-type="percentage" office:value="0.474452554744526">
            <text:p>47.45%</text:p>
          </table:table-cell>
          <table:table-cell table:style-name="ce2" table:formula="of:=IF([.I202]&lt;144-119;0;0.4*[.U202]+0.6*[.V202])" office:value-type="percentage" office:value="0.468613138686131">
            <text:p>46.86%</text:p>
          </table:table-cell>
          <table:table-cell table:formula="of:=[.K202]" office:value-type="string" office:string-value="110 Esplanade - Performing Arts Lodge">
            <text:p>110 Esplanade - Performing Arts Lod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2">
            <text:p>482</text:p>
          </table:table-cell>
          <table:table-cell/>
          <table:table-cell office:value-type="float" office:value="201">
            <text:p>201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608">
            <text:p>608</text:p>
          </table:table-cell>
          <table:table-cell office:value-type="string">
            <text:p>40 Homewood Avenu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float" office:value="49">
            <text:p>49</text:p>
          </table:table-cell>
          <table:table-cell table:formula="of:=[.S203]/SUM([.L203:.T203])" office:value-type="percentage" office:value="0.490861618798956">
            <text:p>49.09%</text:p>
          </table:table-cell>
          <table:table-cell table:formula="of:=[.E203]/[.I203]" office:value-type="percentage" office:value="0.452196382428941">
            <text:p>45.22%</text:p>
          </table:table-cell>
          <table:table-cell table:style-name="ce2" table:formula="of:=IF([.I203]&lt;144-119;0;0.4*[.U203]+0.6*[.V203])" office:value-type="percentage" office:value="0.467662476976947">
            <text:p>46.77%</text:p>
          </table:table-cell>
          <table:table-cell table:formula="of:=[.K203]" office:value-type="string" office:string-value="40 Homewood Avenue">
            <text:p>40 Homewood Avenu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1">
            <text:p>551</text:p>
          </table:table-cell>
          <table:table-cell/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string">
            <text:p>St. Michael Catholic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[.S204]/SUM([.L204:.T204])" office:value-type="percentage" office:value="0.373134328358209">
            <text:p>37.31%</text:p>
          </table:table-cell>
          <table:table-cell table:formula="of:=[.E204]/[.I204]" office:value-type="percentage" office:value="0.529411764705882">
            <text:p>52.94%</text:p>
          </table:table-cell>
          <table:table-cell table:style-name="ce2" table:formula="of:=IF([.I204]&lt;144-119;0;0.4*[.U204]+0.6*[.V204])" office:value-type="percentage" office:value="0.466900790166813">
            <text:p>46.69%</text:p>
          </table:table-cell>
          <table:table-cell table:formula="of:=[.K204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0">
            <text:p>510</text:p>
          </table:table-cell>
          <table:table-cell/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323">
            <text:p>323</text:p>
          </table:table-cell>
          <table:table-cell office:value-type="string">
            <text:p>251 Sherbourne - Dan Harrison Apartment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formula="of:=[.S205]/SUM([.L205:.T205])" office:value-type="percentage" office:value="0.528455284552846">
            <text:p>52.85%</text:p>
          </table:table-cell>
          <table:table-cell table:formula="of:=[.E205]/[.I205]" office:value-type="percentage" office:value="0.425196850393701">
            <text:p>42.52%</text:p>
          </table:table-cell>
          <table:table-cell table:style-name="ce2" table:formula="of:=IF([.I205]&lt;144-119;0;0.4*[.U205]+0.6*[.V205])" office:value-type="percentage" office:value="0.466500224057359">
            <text:p>46.65%</text:p>
          </table:table-cell>
          <table:table-cell table:formula="of:=[.K205]" office:value-type="string" office:string-value="251 Sherbourne - Dan Harrison Apartments">
            <text:p>251 Sherbourne - Dan Harriso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32A</text:p>
          </table:table-cell>
          <table:table-cell/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611">
            <text:p>611</text:p>
          </table:table-cell>
          <table:table-cell office:value-type="string">
            <text:p>Wellesley Community Centr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table:formula="of:=[.S206]/SUM([.L206:.T206])" office:value-type="percentage" office:value="0.457286432160804">
            <text:p>45.73%</text:p>
          </table:table-cell>
          <table:table-cell table:formula="of:=[.E206]/[.I206]" office:value-type="percentage" office:value="0.472361809045226">
            <text:p>47.24%</text:p>
          </table:table-cell>
          <table:table-cell table:style-name="ce2" table:formula="of:=IF([.I206]&lt;144-119;0;0.4*[.U206]+0.6*[.V206])" office:value-type="percentage" office:value="0.466331658291457">
            <text:p>46.63%</text:p>
          </table:table-cell>
          <table:table-cell table:formula="of:=[.K206]" office:value-type="string" office:string-value="Wellesley Community Centre">
            <text:p>Wellesley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/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string">
            <text:p>St. Martin's School / A.P.P.L.E. Alternat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table:formula="of:=[.S207]/SUM([.L207:.T207])" office:value-type="percentage" office:value="0.48314606741573">
            <text:p>48.31%</text:p>
          </table:table-cell>
          <table:table-cell table:formula="of:=[.E207]/[.I207]" office:value-type="percentage" office:value="0.455056179775281">
            <text:p>45.51%</text:p>
          </table:table-cell>
          <table:table-cell table:style-name="ce2" table:formula="of:=IF([.I207]&lt;144-119;0;0.4*[.U207]+0.6*[.V207])" office:value-type="percentage" office:value="0.466292134831461">
            <text:p>46.63%</text:p>
          </table:table-cell>
          <table:table-cell table:formula="of:=[.K207]" office:value-type="string" office:string-value="St. Martin's School / A.P.P.L.E. Alternative">
            <text:p>St. Martin's School / A.P.P.L.E. Altern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5">
            <text:p>415</text:p>
          </table:table-cell>
          <table:table-cell/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48">
            <text:p>148</text:p>
          </table:table-cell>
          <table:table-cell office:value-type="string">
            <text:p>15 McMurrich Street - The St. George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table:formula="of:=[.S208]/SUM([.L208:.T208])" office:value-type="percentage" office:value="0.466019417475728">
            <text:p>46.60%</text:p>
          </table:table-cell>
          <table:table-cell table:formula="of:=[.E208]/[.I208]" office:value-type="percentage" office:value="0.466019417475728">
            <text:p>46.60%</text:p>
          </table:table-cell>
          <table:table-cell table:style-name="ce2" table:formula="of:=IF([.I208]&lt;144-119;0;0.4*[.U208]+0.6*[.V208])" office:value-type="percentage" office:value="0.466019417475728">
            <text:p>46.60%</text:p>
          </table:table-cell>
          <table:table-cell table:formula="of:=[.K208]" office:value-type="string" office:string-value="15 McMurrich Street - The St. George">
            <text:p>15 McMurrich Street - The St. Georg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0">
            <text:p>570</text:p>
          </table:table-cell>
          <table:table-cell/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302">
            <text:p>302</text:p>
          </table:table-cell>
          <table:table-cell office:value-type="string">
            <text:p>909 Bay Street - The Alleg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table:formula="of:=[.S209]/SUM([.L209:.T209])" office:value-type="percentage" office:value="0.529411764705882">
            <text:p>52.94%</text:p>
          </table:table-cell>
          <table:table-cell table:formula="of:=[.E209]/[.I209]" office:value-type="percentage" office:value="0.422535211267606">
            <text:p>42.25%</text:p>
          </table:table-cell>
          <table:table-cell table:style-name="ce2" table:formula="of:=IF([.I209]&lt;144-119;0;0.4*[.U209]+0.6*[.V209])" office:value-type="percentage" office:value="0.465285832642916">
            <text:p>46.53%</text:p>
          </table:table-cell>
          <table:table-cell table:formula="of:=[.K209]" office:value-type="string" office:string-value="909 Bay Street - The Allegro">
            <text:p>909 Bay Street - The Allegr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73B</text:p>
          </table:table-cell>
          <table:table-cell/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318">
            <text:p>318</text:p>
          </table:table-cell>
          <table:table-cell office:value-type="string">
            <text:p>1001 Bay Str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formula="of:=[.S210]/SUM([.L210:.T210])" office:value-type="percentage" office:value="0.47244094488189">
            <text:p>47.24%</text:p>
          </table:table-cell>
          <table:table-cell table:formula="of:=[.E210]/[.I210]" office:value-type="percentage" office:value="0.457364341085271">
            <text:p>45.74%</text:p>
          </table:table-cell>
          <table:table-cell table:style-name="ce2" table:formula="of:=IF([.I210]&lt;144-119;0;0.4*[.U210]+0.6*[.V210])" office:value-type="percentage" office:value="0.463394982603919">
            <text:p>46.34%</text:p>
          </table:table-cell>
          <table:table-cell table:formula="of:=[.K210]" office:value-type="string" office:string-value="1001 Bay Street">
            <text:p>1001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7">
            <text:p>467</text:p>
          </table:table-cell>
          <table:table-cell/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12">
            <text:p>212</text:p>
          </table:table-cell>
          <table:table-cell office:value-type="string">
            <text:p>460 Jarvis Stree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[.S211]/SUM([.L211:.T211])" office:value-type="percentage" office:value="0.413461538461538">
            <text:p>41.35%</text:p>
          </table:table-cell>
          <table:table-cell table:formula="of:=[.E211]/[.I211]" office:value-type="percentage" office:value="0.495327102803738">
            <text:p>49.53%</text:p>
          </table:table-cell>
          <table:table-cell table:style-name="ce2" table:formula="of:=IF([.I211]&lt;144-119;0;0.4*[.U211]+0.6*[.V211])" office:value-type="percentage" office:value="0.462580877066858">
            <text:p>46.26%</text:p>
          </table:table-cell>
          <table:table-cell table:formula="of:=[.K211]" office:value-type="string" office:string-value="460 Jarvis Street">
            <text:p>460 Jarvis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8">
            <text:p>118</text:p>
          </table:table-cell>
          <table:table-cell/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 office:value-type="string">
            <text:p>John Innes Community Centr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table:formula="of:=[.S212]/SUM([.L212:.T212])" office:value-type="percentage" office:value="0.421875">
            <text:p>42.19%</text:p>
          </table:table-cell>
          <table:table-cell table:formula="of:=[.E212]/[.I212]" office:value-type="percentage" office:value="0.488372093023256">
            <text:p>48.84%</text:p>
          </table:table-cell>
          <table:table-cell table:style-name="ce2" table:formula="of:=IF([.I212]&lt;144-119;0;0.4*[.U212]+0.6*[.V212])" office:value-type="percentage" office:value="0.461773255813954">
            <text:p>46.18%</text:p>
          </table:table-cell>
          <table:table-cell table:formula="of:=[.K212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[.S213]/SUM([.L213:.T213])" office:value-type="percentage" office:value="0.369230769230769">
            <text:p>36.92%</text:p>
          </table:table-cell>
          <table:table-cell table:formula="of:=[.E213]/[.I213]" office:value-type="percentage" office:value="0.523076923076923">
            <text:p>52.31%</text:p>
          </table:table-cell>
          <table:table-cell table:style-name="ce2" table:formula="of:=IF([.I213]&lt;144-119;0;0.4*[.U213]+0.6*[.V213])" office:value-type="percentage" office:value="0.461538461538462">
            <text:p>46.15%</text:p>
          </table:table-cell>
          <table:table-cell table:formula="of:=[.K213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/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22">
            <text:p>222</text:p>
          </table:table-cell>
          <table:table-cell office:value-type="string">
            <text:p>John Innes Community Cent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S214]/SUM([.L214:.T214])" office:value-type="percentage" office:value="0.533333333333333">
            <text:p>53.33%</text:p>
          </table:table-cell>
          <table:table-cell table:formula="of:=[.E214]/[.I214]" office:value-type="percentage" office:value="0.41304347826087">
            <text:p>41.30%</text:p>
          </table:table-cell>
          <table:table-cell table:style-name="ce2" table:formula="of:=IF([.I214]&lt;144-119;0;0.4*[.U214]+0.6*[.V214])" office:value-type="percentage" office:value="0.461159420289855">
            <text:p>46.12%</text:p>
          </table:table-cell>
          <table:table-cell table:formula="of:=[.K214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7">
            <text:p>417</text:p>
          </table:table-cell>
          <table:table-cell/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string">
            <text:p>877 Yonge Street - Fellowship Tow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[.S215]/SUM([.L215:.T215])" office:value-type="percentage" office:value="0.378787878787879">
            <text:p>37.88%</text:p>
          </table:table-cell>
          <table:table-cell table:formula="of:=[.E215]/[.I215]" office:value-type="percentage" office:value="0.515151515151515">
            <text:p>51.52%</text:p>
          </table:table-cell>
          <table:table-cell table:style-name="ce2" table:formula="of:=IF([.I215]&lt;144-119;0;0.4*[.U215]+0.6*[.V215])" office:value-type="percentage" office:value="0.460606060606061">
            <text:p>46.06%</text:p>
          </table:table-cell>
          <table:table-cell table:formula="of:=[.K215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3">
            <text:p>453</text:p>
          </table:table-cell>
          <table:table-cell/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47">
            <text:p>147</text:p>
          </table:table-cell>
          <table:table-cell office:value-type="string">
            <text:p>Church Street Community Centre (519 Church Street)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[.S216]/SUM([.L216:.T216])" office:value-type="percentage" office:value="0.485714285714286">
            <text:p>48.57%</text:p>
          </table:table-cell>
          <table:table-cell table:formula="of:=[.E216]/[.I216]" office:value-type="percentage" office:value="0.436619718309859">
            <text:p>43.66%</text:p>
          </table:table-cell>
          <table:table-cell table:style-name="ce2" table:formula="of:=IF([.I216]&lt;144-119;0;0.4*[.U216]+0.6*[.V216])" office:value-type="percentage" office:value="0.45625754527163">
            <text:p>45.63%</text:p>
          </table:table-cell>
          <table:table-cell table:formula="of:=[.K216]" office:value-type="string" office:string-value="Church Street Community Centre (519 Church Street)">
            <text:p>Church Street Community Centre (519 Church Street)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4">
            <text:p>414</text:p>
          </table:table-cell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24">
            <text:p>124</text:p>
          </table:table-cell>
          <table:table-cell office:value-type="string">
            <text:p>Church of the Redee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[.S217]/SUM([.L217:.T217])" office:value-type="percentage" office:value="0.403508771929825">
            <text:p>40.35%</text:p>
          </table:table-cell>
          <table:table-cell table:formula="of:=[.E217]/[.I217]" office:value-type="percentage" office:value="0.491228070175439">
            <text:p>49.12%</text:p>
          </table:table-cell>
          <table:table-cell table:style-name="ce2" table:formula="of:=IF([.I217]&lt;144-119;0;0.4*[.U217]+0.6*[.V217])" office:value-type="percentage" office:value="0.456140350877193">
            <text:p>45.61%</text:p>
          </table:table-cell>
          <table:table-cell table:formula="of:=[.K217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2">
            <text:p>412</text:p>
          </table:table-cell>
          <table:table-cell/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44">
            <text:p>144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[.S218]/SUM([.L218:.T218])" office:value-type="percentage" office:value="0.609756097560976">
            <text:p>60.98%</text:p>
          </table:table-cell>
          <table:table-cell table:formula="of:=[.E218]/[.I218]" office:value-type="percentage" office:value="0.353658536585366">
            <text:p>35.37%</text:p>
          </table:table-cell>
          <table:table-cell table:style-name="ce2" table:formula="of:=IF([.I218]&lt;144-119;0;0.4*[.U218]+0.6*[.V218])" office:value-type="percentage" office:value="0.45609756097561">
            <text:p>45.61%</text:p>
          </table:table-cell>
          <table:table-cell table:formula="of:=[.K218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3">
            <text:p>533</text:p>
          </table:table-cell>
          <table:table-cell/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27">
            <text:p>127</text:p>
          </table:table-cell>
          <table:table-cell office:value-type="string">
            <text:p>50 Lombard Street - The Indigo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formula="of:=[.S219]/SUM([.L219:.T219])" office:value-type="percentage" office:value="0.52">
            <text:p>52.00%</text:p>
          </table:table-cell>
          <table:table-cell table:formula="of:=[.E219]/[.I219]" office:value-type="percentage" office:value="0.413333333333333">
            <text:p>41.33%</text:p>
          </table:table-cell>
          <table:table-cell table:style-name="ce2" table:formula="of:=IF([.I219]&lt;144-119;0;0.4*[.U219]+0.6*[.V219])" office:value-type="percentage" office:value="0.456">
            <text:p>45.60%</text:p>
          </table:table-cell>
          <table:table-cell table:formula="of:=[.K219]" office:value-type="string" office:string-value="50 Lombard Street - The Indigo">
            <text:p>50 Lombard Street - The Indig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2">
            <text:p>442</text:p>
          </table:table-cell>
          <table:table-cell/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5">
            <text:p>105</text:p>
          </table:table-cell>
          <table:table-cell office:value-type="string">
            <text:p>102 Bloor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[.S220]/SUM([.L220:.T220])" office:value-type="percentage" office:value="0.468085106382979">
            <text:p>46.81%</text:p>
          </table:table-cell>
          <table:table-cell table:formula="of:=[.E220]/[.I220]" office:value-type="percentage" office:value="0.446808510638298">
            <text:p>44.68%</text:p>
          </table:table-cell>
          <table:table-cell table:style-name="ce2" table:formula="of:=IF([.I220]&lt;144-119;0;0.4*[.U220]+0.6*[.V220])" office:value-type="percentage" office:value="0.45531914893617">
            <text:p>45.53%</text:p>
          </table:table-cell>
          <table:table-cell table:formula="of:=[.K220]" office:value-type="string" office:string-value="102 Bloor Street West">
            <text:p>102 Bloor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7B</text:p>
          </table:table-cell>
          <table:table-cell/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325">
            <text:p>325</text:p>
          </table:table-cell>
          <table:table-cell office:value-type="string">
            <text:p>Branksome H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formula="of:=[.S221]/SUM([.L221:.T221])" office:value-type="percentage" office:value="0.427272727272727">
            <text:p>42.73%</text:p>
          </table:table-cell>
          <table:table-cell table:formula="of:=[.E221]/[.I221]" office:value-type="percentage" office:value="0.473214285714286">
            <text:p>47.32%</text:p>
          </table:table-cell>
          <table:table-cell table:style-name="ce2" table:formula="of:=IF([.I221]&lt;144-119;0;0.4*[.U221]+0.6*[.V221])" office:value-type="percentage" office:value="0.454837662337662">
            <text:p>45.48%</text:p>
          </table:table-cell>
          <table:table-cell table:formula="of:=[.K221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4">
            <text:p>444</text:p>
          </table:table-cell>
          <table:table-cell/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339">
            <text:p>339</text:p>
          </table:table-cell>
          <table:table-cell office:value-type="string">
            <text:p>57 Charles Street West - Bay Charles Apartmen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formula="of:=[.S222]/SUM([.L222:.T222])" office:value-type="percentage" office:value="0.455621301775148">
            <text:p>45.56%</text:p>
          </table:table-cell>
          <table:table-cell table:formula="of:=[.E222]/[.I222]" office:value-type="percentage" office:value="0.449704142011834">
            <text:p>44.97%</text:p>
          </table:table-cell>
          <table:table-cell table:style-name="ce2" table:formula="of:=IF([.I222]&lt;144-119;0;0.4*[.U222]+0.6*[.V222])" office:value-type="percentage" office:value="0.45207100591716">
            <text:p>45.21%</text:p>
          </table:table-cell>
          <table:table-cell table:formula="of:=[.K222]" office:value-type="string" office:string-value="57 Charles Street West - Bay Charles Apartments">
            <text:p>57 Charles Street West - Bay Charles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1">
            <text:p>421</text:p>
          </table:table-cell>
          <table:table-cell/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576">
            <text:p>576</text:p>
          </table:table-cell>
          <table:table-cell office:value-type="string">
            <text:p>École élémentaire catholique Sacré-Coeur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table:formula="of:=[.S223]/SUM([.L223:.T223])" office:value-type="percentage" office:value="0.458100558659218">
            <text:p>45.81%</text:p>
          </table:table-cell>
          <table:table-cell table:formula="of:=[.E223]/[.I223]" office:value-type="percentage" office:value="0.446927374301676">
            <text:p>44.69%</text:p>
          </table:table-cell>
          <table:table-cell table:style-name="ce2" table:formula="of:=IF([.I223]&lt;144-119;0;0.4*[.U223]+0.6*[.V223])" office:value-type="percentage" office:value="0.451396648044693">
            <text:p>45.14%</text:p>
          </table:table-cell>
          <table:table-cell table:formula="of:=[.K223]" office:value-type="string" office:string-value="École élémentaire catholique Sacré-Coeur">
            <text:p>École élémentaire catholique Sacré-Coeu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3">
            <text:p>503</text:p>
          </table:table-cell>
          <table:table-cell/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332">
            <text:p>332</text:p>
          </table:table-cell>
          <table:table-cell office:value-type="string">
            <text:p>423 Yonge Street - Collegeview Apartments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formula="of:=[.S224]/SUM([.L224:.T224])" office:value-type="percentage" office:value="0.559322033898305">
            <text:p>55.93%</text:p>
          </table:table-cell>
          <table:table-cell table:formula="of:=[.E224]/[.I224]" office:value-type="percentage" office:value="0.377049180327869">
            <text:p>37.70%</text:p>
          </table:table-cell>
          <table:table-cell table:style-name="ce2" table:formula="of:=IF([.I224]&lt;144-119;0;0.4*[.U224]+0.6*[.V224])" office:value-type="percentage" office:value="0.449958321756043">
            <text:p>45.00%</text:p>
          </table:table-cell>
          <table:table-cell table:formula="of:=[.K224]" office:value-type="string" office:string-value="423 Yonge Street - Collegeview Apartments">
            <text:p>423 Yonge Street - Collegeview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8">
            <text:p>538</text:p>
          </table:table-cell>
          <table:table-cell/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47">
            <text:p>147</text:p>
          </table:table-cell>
          <table:table-cell office:value-type="string">
            <text:p>39 Jarvis Street - The St. James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table:formula="of:=[.S225]/SUM([.L225:.T225])" office:value-type="percentage" office:value="0.575">
            <text:p>57.50%</text:p>
          </table:table-cell>
          <table:table-cell table:formula="of:=[.E225]/[.I225]" office:value-type="percentage" office:value="0.365853658536585">
            <text:p>36.59%</text:p>
          </table:table-cell>
          <table:table-cell table:style-name="ce2" table:formula="of:=IF([.I225]&lt;144-119;0;0.4*[.U225]+0.6*[.V225])" office:value-type="percentage" office:value="0.449512195121951">
            <text:p>44.95%</text:p>
          </table:table-cell>
          <table:table-cell table:formula="of:=[.K225]" office:value-type="string" office:string-value="39 Jarvis Street - The St. James">
            <text:p>39 Jarvis Street - The St. Jam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75">
            <text:p>475</text:p>
          </table:table-cell>
          <table:table-cell/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42">
            <text:p>142</text:p>
          </table:table-cell>
          <table:table-cell office:value-type="string">
            <text:p>555 Yonge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[.S226]/SUM([.L226:.T226])" office:value-type="percentage" office:value="0.426470588235294">
            <text:p>42.65%</text:p>
          </table:table-cell>
          <table:table-cell table:formula="of:=[.E226]/[.I226]" office:value-type="percentage" office:value="0.463768115942029">
            <text:p>46.38%</text:p>
          </table:table-cell>
          <table:table-cell table:style-name="ce2" table:formula="of:=IF([.I226]&lt;144-119;0;0.4*[.U226]+0.6*[.V226])" office:value-type="percentage" office:value="0.448849104859335">
            <text:p>44.88%</text:p>
          </table:table-cell>
          <table:table-cell table:formula="of:=[.K226]" office:value-type="string" office:string-value="555 Yonge Street">
            <text:p>555 Yonge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8">
            <text:p>548</text:p>
          </table:table-cell>
          <table:table-cell/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319">
            <text:p>319</text:p>
          </table:table-cell>
          <table:table-cell office:value-type="string">
            <text:p>85 The Esplanade - Old York Tower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table:formula="of:=[.S227]/SUM([.L227:.T227])" office:value-type="percentage" office:value="0.473333333333333">
            <text:p>47.33%</text:p>
          </table:table-cell>
          <table:table-cell table:formula="of:=[.E227]/[.I227]" office:value-type="percentage" office:value="0.431372549019608">
            <text:p>43.14%</text:p>
          </table:table-cell>
          <table:table-cell table:style-name="ce2" table:formula="of:=IF([.I227]&lt;144-119;0;0.4*[.U227]+0.6*[.V227])" office:value-type="percentage" office:value="0.448156862745098">
            <text:p>44.82%</text:p>
          </table:table-cell>
          <table:table-cell table:formula="of:=[.K227]" office:value-type="string" office:string-value="85 The Esplanade - Old York Tower">
            <text:p>85 The Esplanade - Old York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/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83">
            <text:p>283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[.S228]/SUM([.L228:.T228])" office:value-type="percentage" office:value="0.380281690140845">
            <text:p>38.03%</text:p>
          </table:table-cell>
          <table:table-cell table:formula="of:=[.E228]/[.I228]" office:value-type="percentage" office:value="0.493150684931507">
            <text:p>49.32%</text:p>
          </table:table-cell>
          <table:table-cell table:style-name="ce2" table:formula="of:=IF([.I228]&lt;144-119;0;0.4*[.U228]+0.6*[.V228])" office:value-type="percentage" office:value="0.448003087015242">
            <text:p>44.80%</text:p>
          </table:table-cell>
          <table:table-cell table:formula="of:=[.K228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/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441">
            <text:p>441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table:formula="of:=[.S229]/SUM([.L229:.T229])" office:value-type="percentage" office:value="0.444444444444444">
            <text:p>44.44%</text:p>
          </table:table-cell>
          <table:table-cell table:formula="of:=[.E229]/[.I229]" office:value-type="percentage" office:value="0.450261780104712">
            <text:p>45.03%</text:p>
          </table:table-cell>
          <table:table-cell table:style-name="ce2" table:formula="of:=IF([.I229]&lt;144-119;0;0.4*[.U229]+0.6*[.V229])" office:value-type="percentage" office:value="0.447934845840605">
            <text:p>44.79%</text:p>
          </table:table-cell>
          <table:table-cell table:formula="of:=[.K229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/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343">
            <text:p>343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table:formula="of:=[.S230]/SUM([.L230:.T230])" office:value-type="percentage" office:value="0.521472392638037">
            <text:p>52.15%</text:p>
          </table:table-cell>
          <table:table-cell table:formula="of:=[.E230]/[.I230]" office:value-type="percentage" office:value="0.396341463414634">
            <text:p>39.63%</text:p>
          </table:table-cell>
          <table:table-cell table:style-name="ce2" table:formula="of:=IF([.I230]&lt;144-119;0;0.4*[.U230]+0.6*[.V230])" office:value-type="percentage" office:value="0.446393835103995">
            <text:p>44.64%</text:p>
          </table:table-cell>
          <table:table-cell table:formula="of:=[.K230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/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string">
            <text:p>Dixon H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table:formula="of:=[.S231]/SUM([.L231:.T231])" office:value-type="percentage" office:value="0.376923076923077">
            <text:p>37.69%</text:p>
          </table:table-cell>
          <table:table-cell table:formula="of:=[.E231]/[.I231]" office:value-type="percentage" office:value="0.492307692307692">
            <text:p>49.23%</text:p>
          </table:table-cell>
          <table:table-cell table:style-name="ce2" table:formula="of:=IF([.I231]&lt;144-119;0;0.4*[.U231]+0.6*[.V231])" office:value-type="percentage" office:value="0.446153846153846">
            <text:p>44.62%</text:p>
          </table:table-cell>
          <table:table-cell table:formula="of:=[.K231]" office:value-type="string" office:string-value="Dixon Hall">
            <text:p>Dixon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8">
            <text:p>568</text:p>
          </table:table-cell>
          <table:table-cell/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70">
            <text:p>470</text:p>
          </table:table-cell>
          <table:table-cell office:value-type="string">
            <text:p>1055 Bay Street - Polo Club 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table:formula="of:=[.S232]/SUM([.L232:.T232])" office:value-type="percentage" office:value="0.514285714285714">
            <text:p>51.43%</text:p>
          </table:table-cell>
          <table:table-cell table:formula="of:=[.E232]/[.I232]" office:value-type="percentage" office:value="0.394444444444444">
            <text:p>39.44%</text:p>
          </table:table-cell>
          <table:table-cell table:style-name="ce2" table:formula="of:=IF([.I232]&lt;144-119;0;0.4*[.U232]+0.6*[.V232])" office:value-type="percentage" office:value="0.442380952380952">
            <text:p>44.24%</text:p>
          </table:table-cell>
          <table:table-cell table:formula="of:=[.K232]" office:value-type="string" office:string-value="1055 Bay Street - Polo Club I">
            <text:p>1055 Bay Street - Polo Club 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5">
            <text:p>525</text:p>
          </table:table-cell>
          <table:table-cell/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330">
            <text:p>330</text:p>
          </table:table-cell>
          <table:table-cell office:value-type="string">
            <text:p>275 Shuter Stre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formula="of:=[.S233]/SUM([.L233:.T233])" office:value-type="percentage" office:value="0.486725663716814">
            <text:p>48.67%</text:p>
          </table:table-cell>
          <table:table-cell table:formula="of:=[.E233]/[.I233]" office:value-type="percentage" office:value="0.412280701754386">
            <text:p>41.23%</text:p>
          </table:table-cell>
          <table:table-cell table:style-name="ce2" table:formula="of:=IF([.I233]&lt;144-119;0;0.4*[.U233]+0.6*[.V233])" office:value-type="percentage" office:value="0.442058686539357">
            <text:p>44.21%</text:p>
          </table:table-cell>
          <table:table-cell table:formula="of:=[.K233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1">
            <text:p>401</text:p>
          </table:table-cell>
          <table:table-cell/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29">
            <text:p>129</text:p>
          </table:table-cell>
          <table:table-cell office:value-type="string">
            <text:p>1177 Yonge Street - The Port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table:formula="of:=[.S234]/SUM([.L234:.T234])" office:value-type="percentage" office:value="0.551724137931034">
            <text:p>55.17%</text:p>
          </table:table-cell>
          <table:table-cell table:formula="of:=[.E234]/[.I234]" office:value-type="percentage" office:value="0.367816091954023">
            <text:p>36.78%</text:p>
          </table:table-cell>
          <table:table-cell table:style-name="ce2" table:formula="of:=IF([.I234]&lt;144-119;0;0.4*[.U234]+0.6*[.V234])" office:value-type="percentage" office:value="0.441379310344828">
            <text:p>44.14%</text:p>
          </table:table-cell>
          <table:table-cell table:formula="of:=[.K234]" office:value-type="string" office:string-value="1177 Yonge Street - The Ports">
            <text:p>1177 Yonge Street - The Por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0">
            <text:p>400</text:p>
          </table:table-cell>
          <table:table-cell/>
          <table:table-cell office:value-type="float" office:value="109">
            <text:p>109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336">
            <text:p>336</text:p>
          </table:table-cell>
          <table:table-cell office:value-type="string">
            <text:p>7 Jackes Avenue - Summerhill Apartme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table:formula="of:=[.S235]/SUM([.L235:.T235])" office:value-type="percentage" office:value="0.516304347826087">
            <text:p>51.63%</text:p>
          </table:table-cell>
          <table:table-cell table:formula="of:=[.E235]/[.I235]" office:value-type="percentage" office:value="0.391304347826087">
            <text:p>39.13%</text:p>
          </table:table-cell>
          <table:table-cell table:style-name="ce2" table:formula="of:=IF([.I235]&lt;144-119;0;0.4*[.U235]+0.6*[.V235])" office:value-type="percentage" office:value="0.441304347826087">
            <text:p>44.13%</text:p>
          </table:table-cell>
          <table:table-cell table:formula="of:=[.K235]" office:value-type="string" office:string-value="7 Jackes Avenue - Summerhill Apartments">
            <text:p>7 Jackes Avenue - Summerhill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/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407">
            <text:p>407</text:p>
          </table:table-cell>
          <table:table-cell office:value-type="string">
            <text:p>Our Lady of Perpetual Help School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table:formula="of:=[.S236]/SUM([.L236:.T236])" office:value-type="percentage" office:value="0.466666666666667">
            <text:p>46.67%</text:p>
          </table:table-cell>
          <table:table-cell table:formula="of:=[.E236]/[.I236]" office:value-type="percentage" office:value="0.420512820512821">
            <text:p>42.05%</text:p>
          </table:table-cell>
          <table:table-cell table:style-name="ce2" table:formula="of:=IF([.I236]&lt;144-119;0;0.4*[.U236]+0.6*[.V236])" office:value-type="percentage" office:value="0.438974358974359">
            <text:p>43.90%</text:p>
          </table:table-cell>
          <table:table-cell table:formula="of:=[.K236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/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328">
            <text:p>328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table:formula="of:=[.S237]/SUM([.L237:.T237])" office:value-type="percentage" office:value="0.468926553672316">
            <text:p>46.89%</text:p>
          </table:table-cell>
          <table:table-cell table:formula="of:=[.E237]/[.I237]" office:value-type="percentage" office:value="0.418079096045198">
            <text:p>41.81%</text:p>
          </table:table-cell>
          <table:table-cell table:style-name="ce2" table:formula="of:=IF([.I237]&lt;144-119;0;0.4*[.U237]+0.6*[.V237])" office:value-type="percentage" office:value="0.438418079096045">
            <text:p>43.84%</text:p>
          </table:table-cell>
          <table:table-cell table:formula="of:=[.K237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/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290">
            <text:p>290</text:p>
          </table:table-cell>
          <table:table-cell office:value-type="string">
            <text:p>Winchester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table:formula="of:=[.S238]/SUM([.L238:.T238])" office:value-type="percentage" office:value="0.484615384615385">
            <text:p>48.46%</text:p>
          </table:table-cell>
          <table:table-cell table:formula="of:=[.E238]/[.I238]" office:value-type="percentage" office:value="0.407407407407407">
            <text:p>40.74%</text:p>
          </table:table-cell>
          <table:table-cell table:style-name="ce2" table:formula="of:=IF([.I238]&lt;144-119;0;0.4*[.U238]+0.6*[.V238])" office:value-type="percentage" office:value="0.438290598290598">
            <text:p>43.83%</text:p>
          </table:table-cell>
          <table:table-cell table:formula="of:=[.K238]" office:value-type="string" office:string-value="Winchester Junior and Senior Public School">
            <text:p>Winchester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1">
            <text:p>131</text:p>
          </table:table-cell>
          <table:table-cell/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01">
            <text:p>201</text:p>
          </table:table-cell>
          <table:table-cell office:value-type="string">
            <text:p>St. Michael Catho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formula="of:=[.S239]/SUM([.L239:.T239])" office:value-type="percentage" office:value="0.555555555555556">
            <text:p>55.56%</text:p>
          </table:table-cell>
          <table:table-cell table:formula="of:=[.E239]/[.I239]" office:value-type="percentage" office:value="0.358024691358025">
            <text:p>35.80%</text:p>
          </table:table-cell>
          <table:table-cell table:style-name="ce2" table:formula="of:=IF([.I239]&lt;144-119;0;0.4*[.U239]+0.6*[.V239])" office:value-type="percentage" office:value="0.437037037037037">
            <text:p>43.70%</text:p>
          </table:table-cell>
          <table:table-cell table:formula="of:=[.K239]" office:value-type="string" office:string-value="St. Michael Catholic School">
            <text:p>St. Michael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8">
            <text:p>558</text:p>
          </table:table-cell>
          <table:table-cell/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262">
            <text:p>262</text:p>
          </table:table-cell>
          <table:table-cell office:value-type="string">
            <text:p>18 Yorkville Avenue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formula="of:=[.S240]/SUM([.L240:.T240])" office:value-type="percentage" office:value="0.431034482758621">
            <text:p>43.10%</text:p>
          </table:table-cell>
          <table:table-cell table:formula="of:=[.E240]/[.I240]" office:value-type="percentage" office:value="0.439655172413793">
            <text:p>43.97%</text:p>
          </table:table-cell>
          <table:table-cell table:style-name="ce2" table:formula="of:=IF([.I240]&lt;144-119;0;0.4*[.U240]+0.6*[.V240])" office:value-type="percentage" office:value="0.436206896551724">
            <text:p>43.62%</text:p>
          </table:table-cell>
          <table:table-cell table:formula="of:=[.K240]" office:value-type="string" office:string-value="18 Yorkville Avenue">
            <text:p>18 Yorkville Avenu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/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296">
            <text:p>296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table:formula="of:=[.S241]/SUM([.L241:.T241])" office:value-type="percentage" office:value="0.432258064516129">
            <text:p>43.23%</text:p>
          </table:table-cell>
          <table:table-cell table:formula="of:=[.E241]/[.I241]" office:value-type="percentage" office:value="0.438709677419355">
            <text:p>43.87%</text:p>
          </table:table-cell>
          <table:table-cell table:style-name="ce2" table:formula="of:=IF([.I241]&lt;144-119;0;0.4*[.U241]+0.6*[.V241])" office:value-type="percentage" office:value="0.436129032258065">
            <text:p>43.61%</text:p>
          </table:table-cell>
          <table:table-cell table:formula="of:=[.K241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6">
            <text:p>406</text:p>
          </table:table-cell>
          <table:table-cell/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42">
            <text:p>142</text:p>
          </table:table-cell>
          <table:table-cell office:value-type="string">
            <text:p>77 McMurrich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S242]/SUM([.L242:.T242])" office:value-type="percentage" office:value="0.438356164383562">
            <text:p>43.84%</text:p>
          </table:table-cell>
          <table:table-cell table:formula="of:=[.E242]/[.I242]" office:value-type="percentage" office:value="0.432432432432432">
            <text:p>43.24%</text:p>
          </table:table-cell>
          <table:table-cell table:style-name="ce2" table:formula="of:=IF([.I242]&lt;144-119;0;0.4*[.U242]+0.6*[.V242])" office:value-type="percentage" office:value="0.434801925212884">
            <text:p>43.48%</text:p>
          </table:table-cell>
          <table:table-cell table:formula="of:=[.K242]" office:value-type="string" office:string-value="77 McMurrich Street">
            <text:p>77 McMurrich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30A</text:p>
          </table:table-cell>
          <table:table-cell/>
          <table:table-cell office:value-type="float" office:value="213">
            <text:p>213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548">
            <text:p>548</text:p>
          </table:table-cell>
          <table:table-cell office:value-type="string">
            <text:p>St. Lawrence Market Nort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73">
            <text:p>173</text:p>
          </table:table-cell>
          <table:table-cell office:value-type="float" office:value="115">
            <text:p>115</text:p>
          </table:table-cell>
          <table:table-cell table:formula="of:=[.S243]/SUM([.L243:.T243])" office:value-type="percentage" office:value="0.480555555555556">
            <text:p>48.06%</text:p>
          </table:table-cell>
          <table:table-cell table:formula="of:=[.E243]/[.I243]" office:value-type="percentage" office:value="0.401098901098901">
            <text:p>40.11%</text:p>
          </table:table-cell>
          <table:table-cell table:style-name="ce2" table:formula="of:=IF([.I243]&lt;144-119;0;0.4*[.U243]+0.6*[.V243])" office:value-type="percentage" office:value="0.432881562881563">
            <text:p>43.29%</text:p>
          </table:table-cell>
          <table:table-cell table:formula="of:=[.K243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6">
            <text:p>526</text:p>
          </table:table-cell>
          <table:table-cell/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356">
            <text:p>356</text:p>
          </table:table-cell>
          <table:table-cell office:value-type="string">
            <text:p>275 Shuter Street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[.S244]/SUM([.L244:.T244])" office:value-type="percentage" office:value="0.484848484848485">
            <text:p>48.48%</text:p>
          </table:table-cell>
          <table:table-cell table:formula="of:=[.E244]/[.I244]" office:value-type="percentage" office:value="0.396039603960396">
            <text:p>39.60%</text:p>
          </table:table-cell>
          <table:table-cell table:style-name="ce2" table:formula="of:=IF([.I244]&lt;144-119;0;0.4*[.U244]+0.6*[.V244])" office:value-type="percentage" office:value="0.431563156315632">
            <text:p>43.16%</text:p>
          </table:table-cell>
          <table:table-cell table:formula="of:=[.K244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4">
            <text:p>524</text:p>
          </table:table-cell>
          <table:table-cell/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337">
            <text:p>337</text:p>
          </table:table-cell>
          <table:table-cell office:value-type="string">
            <text:p>275 Shuter Stree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formula="of:=[.S245]/SUM([.L245:.T245])" office:value-type="percentage" office:value="0.483870967741936">
            <text:p>48.39%</text:p>
          </table:table-cell>
          <table:table-cell table:formula="of:=[.E245]/[.I245]" office:value-type="percentage" office:value="0.393548387096774">
            <text:p>39.35%</text:p>
          </table:table-cell>
          <table:table-cell table:style-name="ce2" table:formula="of:=IF([.I245]&lt;144-119;0;0.4*[.U245]+0.6*[.V245])" office:value-type="percentage" office:value="0.429677419354839">
            <text:p>42.97%</text:p>
          </table:table-cell>
          <table:table-cell table:formula="of:=[.K245]" office:value-type="string" office:string-value="275 Shuter Street">
            <text:p>275 Shute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1">
            <text:p>501</text:p>
          </table:table-cell>
          <table:table-cell/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87">
            <text:p>187</text:p>
          </table:table-cell>
          <table:table-cell office:value-type="string">
            <text:p>Our Lady of Lourdes Catho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table:formula="of:=[.S246]/SUM([.L246:.T246])" office:value-type="percentage" office:value="0.532608695652174">
            <text:p>53.26%</text:p>
          </table:table-cell>
          <table:table-cell table:formula="of:=[.E246]/[.I246]" office:value-type="percentage" office:value="0.358695652173913">
            <text:p>35.87%</text:p>
          </table:table-cell>
          <table:table-cell table:style-name="ce2" table:formula="of:=IF([.I246]&lt;144-119;0;0.4*[.U246]+0.6*[.V246])" office:value-type="percentage" office:value="0.428260869565218">
            <text:p>42.83%</text:p>
          </table:table-cell>
          <table:table-cell table:formula="of:=[.K246]" office:value-type="string" office:string-value="Our Lady of Lourdes Catholic School">
            <text:p>Our Lady of Lourdes Catho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3">
            <text:p>413</text:p>
          </table:table-cell>
          <table:table-cell/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300">
            <text:p>300</text:p>
          </table:table-cell>
          <table:table-cell office:value-type="string">
            <text:p>21 Dale Avenue - Kensington Apartments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table:formula="of:=[.S247]/SUM([.L247:.T247])" office:value-type="percentage" office:value="0.488038277511962">
            <text:p>48.80%</text:p>
          </table:table-cell>
          <table:table-cell table:formula="of:=[.E247]/[.I247]" office:value-type="percentage" office:value="0.38755980861244">
            <text:p>38.76%</text:p>
          </table:table-cell>
          <table:table-cell table:style-name="ce2" table:formula="of:=IF([.I247]&lt;144-119;0;0.4*[.U247]+0.6*[.V247])" office:value-type="percentage" office:value="0.427751196172249">
            <text:p>42.78%</text:p>
          </table:table-cell>
          <table:table-cell table:formula="of:=[.K247]" office:value-type="string" office:string-value="21 Dale Avenue - Kensington Apartments">
            <text:p>21 Dale Avenue - Kensingto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0">
            <text:p>410</text:p>
          </table:table-cell>
          <table:table-cell/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string">
            <text:p>120 Rosedale Valley Road - Arbour Glen Apartment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table:formula="of:=[.S248]/SUM([.L248:.T248])" office:value-type="percentage" office:value="0.583333333333333">
            <text:p>58.33%</text:p>
          </table:table-cell>
          <table:table-cell table:formula="of:=[.E248]/[.I248]" office:value-type="percentage" office:value="0.322916666666667">
            <text:p>32.29%</text:p>
          </table:table-cell>
          <table:table-cell table:style-name="ce2" table:formula="of:=IF([.I248]&lt;144-119;0;0.4*[.U248]+0.6*[.V248])" office:value-type="percentage" office:value="0.427083333333333">
            <text:p>42.71%</text:p>
          </table:table-cell>
          <table:table-cell table:formula="of:=[.K248]" office:value-type="string" office:string-value="120 Rosedale Valley Road - Arbour Glen Apartments">
            <text:p>120 Rosedale Valley Road - Arbour Glen Apartment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4">
            <text:p>544</text:p>
          </table:table-cell>
          <table:table-cell/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52">
            <text:p>152</text:p>
          </table:table-cell>
          <table:table-cell office:value-type="string">
            <text:p>33 Hahn Place - La Place St Laur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formula="of:=[.S249]/SUM([.L249:.T249])" office:value-type="percentage" office:value="0.578313253012048">
            <text:p>57.83%</text:p>
          </table:table-cell>
          <table:table-cell table:formula="of:=[.E249]/[.I249]" office:value-type="percentage" office:value="0.325581395348837">
            <text:p>32.56%</text:p>
          </table:table-cell>
          <table:table-cell table:style-name="ce2" table:formula="of:=IF([.I249]&lt;144-119;0;0.4*[.U249]+0.6*[.V249])" office:value-type="percentage" office:value="0.426674138414122">
            <text:p>42.67%</text:p>
          </table:table-cell>
          <table:table-cell table:formula="of:=[.K249]" office:value-type="string" office:string-value="33 Hahn Place - La Place St Laurent">
            <text:p>33 Hahn Place - La Place St Lauren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/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340">
            <text:p>340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table:formula="of:=[.S250]/SUM([.L250:.T250])" office:value-type="percentage" office:value="0.509090909090909">
            <text:p>50.91%</text:p>
          </table:table-cell>
          <table:table-cell table:formula="of:=[.E250]/[.I250]" office:value-type="percentage" office:value="0.36969696969697">
            <text:p>36.97%</text:p>
          </table:table-cell>
          <table:table-cell table:style-name="ce2" table:formula="of:=IF([.I250]&lt;144-119;0;0.4*[.U250]+0.6*[.V250])" office:value-type="percentage" office:value="0.425454545454546">
            <text:p>42.55%</text:p>
          </table:table-cell>
          <table:table-cell table:formula="of:=[.K250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/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141">
            <text:p>141</text:p>
          </table:table-cell>
          <table:table-cell office:value-type="string">
            <text:p>120 Cornwall Street - Oak Street Co-operativ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formula="of:=[.S251]/SUM([.L251:.T251])" office:value-type="percentage" office:value="0.448979591836735">
            <text:p>44.90%</text:p>
          </table:table-cell>
          <table:table-cell table:formula="of:=[.E251]/[.I251]" office:value-type="percentage" office:value="0.40952380952381">
            <text:p>40.95%</text:p>
          </table:table-cell>
          <table:table-cell table:style-name="ce2" table:formula="of:=IF([.I251]&lt;144-119;0;0.4*[.U251]+0.6*[.V251])" office:value-type="percentage" office:value="0.42530612244898">
            <text:p>42.53%</text:p>
          </table:table-cell>
          <table:table-cell table:formula="of:=[.K251]" office:value-type="string" office:string-value="120 Cornwall Street - Oak Street Co-operative">
            <text:p>120 Cornwall Street - Oak Street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/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362">
            <text:p>362</text:p>
          </table:table-cell>
          <table:table-cell office:value-type="string">
            <text:p>Church of the Redeeme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table:formula="of:=[.S252]/SUM([.L252:.T252])" office:value-type="percentage" office:value="0.466666666666667">
            <text:p>46.67%</text:p>
          </table:table-cell>
          <table:table-cell table:formula="of:=[.E252]/[.I252]" office:value-type="percentage" office:value="0.39622641509434">
            <text:p>39.62%</text:p>
          </table:table-cell>
          <table:table-cell table:style-name="ce2" table:formula="of:=IF([.I252]&lt;144-119;0;0.4*[.U252]+0.6*[.V252])" office:value-type="percentage" office:value="0.424402515723271">
            <text:p>42.44%</text:p>
          </table:table-cell>
          <table:table-cell table:formula="of:=[.K252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52">
            <text:p>452</text:p>
          </table:table-cell>
          <table:table-cell/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235">
            <text:p>235</text:p>
          </table:table-cell>
          <table:table-cell office:value-type="string">
            <text:p>66 Isabella Street - Town Squa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table:formula="of:=[.S253]/SUM([.L253:.T253])" office:value-type="percentage" office:value="0.492753623188406">
            <text:p>49.28%</text:p>
          </table:table-cell>
          <table:table-cell table:formula="of:=[.E253]/[.I253]" office:value-type="percentage" office:value="0.376811594202899">
            <text:p>37.68%</text:p>
          </table:table-cell>
          <table:table-cell table:style-name="ce2" table:formula="of:=IF([.I253]&lt;144-119;0;0.4*[.U253]+0.6*[.V253])" office:value-type="percentage" office:value="0.423188405797101">
            <text:p>42.32%</text:p>
          </table:table-cell>
          <table:table-cell table:formula="of:=[.K253]" office:value-type="string" office:string-value="66 Isabella Street - Town Square">
            <text:p>66 Isabella Street - Town Squa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4">
            <text:p>534</text:p>
          </table:table-cell>
          <table:table-cell/>
          <table:table-cell table:number-columns-repeated="2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60">
            <text:p>160</text:p>
          </table:table-cell>
          <table:table-cell office:value-type="string">
            <text:p>Muriel Collins Housing Co-operativ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[.S254]/SUM([.L254:.T254])" office:value-type="percentage" office:value="0.32183908045977">
            <text:p>32.18%</text:p>
          </table:table-cell>
          <table:table-cell table:formula="of:=[.E254]/[.I254]" office:value-type="percentage" office:value="0.482758620689655">
            <text:p>48.28%</text:p>
          </table:table-cell>
          <table:table-cell table:style-name="ce2" table:formula="of:=IF([.I254]&lt;144-119;0;0.4*[.U254]+0.6*[.V254])" office:value-type="percentage" office:value="0.418390804597701">
            <text:p>41.84%</text:p>
          </table:table-cell>
          <table:table-cell table:formula="of:=[.K254]" office:value-type="string" office:string-value="Muriel Collins Housing Co-operative">
            <text:p>Muriel Collins Housing Co-operativ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/>
          <table:table-cell office:value-type="float" office:value="139">
            <text:p>139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427">
            <text:p>427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table:formula="of:=[.S255]/SUM([.L255:.T255])" office:value-type="percentage" office:value="0.368627450980392">
            <text:p>36.86%</text:p>
          </table:table-cell>
          <table:table-cell table:formula="of:=[.E255]/[.I255]" office:value-type="percentage" office:value="0.4453125">
            <text:p>44.53%</text:p>
          </table:table-cell>
          <table:table-cell table:style-name="ce2" table:formula="of:=IF([.I255]&lt;144-119;0;0.4*[.U255]+0.6*[.V255])" office:value-type="percentage" office:value="0.414638480392157">
            <text:p>41.46%</text:p>
          </table:table-cell>
          <table:table-cell table:formula="of:=[.K255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47B</text:p>
          </table:table-cell>
          <table:table-cell/>
          <table:table-cell office:value-type="float" office:value="150">
            <text:p>15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452">
            <text:p>452</text:p>
          </table:table-cell>
          <table:table-cell office:value-type="string">
            <text:p>44 Charles Street - Manulife Centr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office:value-type="float" office:value="61">
            <text:p>61</text:p>
          </table:table-cell>
          <table:table-cell table:formula="of:=[.S256]/SUM([.L256:.T256])" office:value-type="percentage" office:value="0.556034482758621">
            <text:p>55.60%</text:p>
          </table:table-cell>
          <table:table-cell table:formula="of:=[.E256]/[.I256]" office:value-type="percentage" office:value="0.318965517241379">
            <text:p>31.90%</text:p>
          </table:table-cell>
          <table:table-cell table:style-name="ce2" table:formula="of:=IF([.I256]&lt;144-119;0;0.4*[.U256]+0.6*[.V256])" office:value-type="percentage" office:value="0.413793103448276">
            <text:p>41.38%</text:p>
          </table:table-cell>
          <table:table-cell table:formula="of:=[.K256]" office:value-type="string" office:string-value="44 Charles Street - Manulife Centre">
            <text:p>44 Charles Street - Manulife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41s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string">
            <text:p>Toronto Grace Hospita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S257]/SUM([.L257:.T257])" office:value-type="percentage" office:value="0.576923076923077">
            <text:p>57.69%</text:p>
          </table:table-cell>
          <table:table-cell table:formula="of:=[.E257]/[.I257]" office:value-type="percentage" office:value="0.296296296296296">
            <text:p>29.63%</text:p>
          </table:table-cell>
          <table:table-cell table:style-name="ce2" table:formula="of:=IF([.I257]&lt;144-119;0;0.4*[.U257]+0.6*[.V257])" office:value-type="percentage" office:value="0.408547008547009">
            <text:p>40.85%</text:p>
          </table:table-cell>
          <table:table-cell table:formula="of:=[.K257]" office:value-type="string" office:string-value="Toronto Grace Hospital">
            <text:p>Toronto Grace Hospita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/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280">
            <text:p>280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table:formula="of:=[.S258]/SUM([.L258:.T258])" office:value-type="percentage" office:value="0.368794326241135">
            <text:p>36.88%</text:p>
          </table:table-cell>
          <table:table-cell table:formula="of:=[.E258]/[.I258]" office:value-type="percentage" office:value="0.433566433566434">
            <text:p>43.36%</text:p>
          </table:table-cell>
          <table:table-cell table:style-name="ce2" table:formula="of:=IF([.I258]&lt;144-119;0;0.4*[.U258]+0.6*[.V258])" office:value-type="percentage" office:value="0.407657590636314">
            <text:p>40.77%</text:p>
          </table:table-cell>
          <table:table-cell table:formula="of:=[.K258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1">
            <text:p>101</text:p>
          </table:table-cell>
          <table:table-cell/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69">
            <text:p>269</text:p>
          </table:table-cell>
          <table:table-cell office:value-type="string">
            <text:p>Lord Dufferin Junior and Senior Public School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S259]/SUM([.L259:.T259])" office:value-type="percentage" office:value="0.151162790697674">
            <text:p>15.12%</text:p>
          </table:table-cell>
          <table:table-cell table:formula="of:=[.E259]/[.I259]" office:value-type="percentage" office:value="0.574712643678161">
            <text:p>57.47%</text:p>
          </table:table-cell>
          <table:table-cell table:style-name="ce2" table:formula="of:=IF([.I259]&lt;144-119;0;0.4*[.U259]+0.6*[.V259])" office:value-type="percentage" office:value="0.405292702485966">
            <text:p>40.53%</text:p>
          </table:table-cell>
          <table:table-cell table:formula="of:=[.K259]" office:value-type="string" office:string-value="Lord Dufferin Junior and Senior Public School">
            <text:p>Lord Dufferin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32">
            <text:p>532</text:p>
          </table:table-cell>
          <table:table-cell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string">
            <text:p>210 Victoria Street - Pantages Tow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S260]/SUM([.L260:.T260])" office:value-type="percentage" office:value="0.394736842105263">
            <text:p>39.47%</text:p>
          </table:table-cell>
          <table:table-cell table:formula="of:=[.E260]/[.I260]" office:value-type="percentage" office:value="0.41025641025641">
            <text:p>41.03%</text:p>
          </table:table-cell>
          <table:table-cell table:style-name="ce2" table:formula="of:=IF([.I260]&lt;144-119;0;0.4*[.U260]+0.6*[.V260])" office:value-type="percentage" office:value="0.404048582995952">
            <text:p>40.40%</text:p>
          </table:table-cell>
          <table:table-cell table:formula="of:=[.K260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86">
            <text:p>486</text:p>
          </table:table-cell>
          <table:table-cell/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99">
            <text:p>299</text:p>
          </table:table-cell>
          <table:table-cell office:value-type="string">
            <text:p>220 Oak Stree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formula="of:=[.S261]/SUM([.L261:.T261])" office:value-type="percentage" office:value="0.472222222222222">
            <text:p>47.22%</text:p>
          </table:table-cell>
          <table:table-cell table:formula="of:=[.E261]/[.I261]" office:value-type="percentage" office:value="0.356164383561644">
            <text:p>35.62%</text:p>
          </table:table-cell>
          <table:table-cell table:style-name="ce2" table:formula="of:=IF([.I261]&lt;144-119;0;0.4*[.U261]+0.6*[.V261])" office:value-type="percentage" office:value="0.402587519025875">
            <text:p>40.26%</text:p>
          </table:table-cell>
          <table:table-cell table:formula="of:=[.K261]" office:value-type="string" office:string-value="220 Oak Street">
            <text:p>220 Oak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30B</text:p>
          </table:table-cell>
          <table:table-cell/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67">
            <text:p>567</text:p>
          </table:table-cell>
          <table:table-cell office:value-type="string">
            <text:p>St. Lawrence Market North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table:formula="of:=[.S262]/SUM([.L262:.T262])" office:value-type="percentage" office:value="0.489247311827957">
            <text:p>48.92%</text:p>
          </table:table-cell>
          <table:table-cell table:formula="of:=[.E262]/[.I262]" office:value-type="percentage" office:value="0.344086021505376">
            <text:p>34.41%</text:p>
          </table:table-cell>
          <table:table-cell table:style-name="ce2" table:formula="of:=IF([.I262]&lt;144-119;0;0.4*[.U262]+0.6*[.V262])" office:value-type="percentage" office:value="0.402150537634409">
            <text:p>40.22%</text:p>
          </table:table-cell>
          <table:table-cell table:formula="of:=[.K262]" office:value-type="string" office:string-value="St. Lawrence Market North">
            <text:p>St. Lawrence Market Nort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33-1</text:p>
          </table:table-cell>
          <table:table-cell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S263]/SUM([.L263:.T263])" office:value-type="percentage" office:value="0.307692307692308">
            <text:p>30.77%</text:p>
          </table:table-cell>
          <table:table-cell table:formula="of:=[.E263]/[.I263]" office:value-type="percentage" office:value="0.461538461538462">
            <text:p>46.15%</text:p>
          </table:table-cell>
          <table:table-cell table:style-name="ce2" table:formula="of:=IF([.I263]&lt;144-119;0;0.4*[.U263]+0.6*[.V263])" office:value-type="percentage" office:value="0.4">
            <text:p>40.00%</text:p>
          </table:table-cell>
          <table:table-cell table:formula="of:=[.K263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/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90">
            <text:p>290</text:p>
          </table:table-cell>
          <table:table-cell office:value-type="string">
            <text:p>877 Yonge Street - Fellowship Tower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table:formula="of:=[.S264]/SUM([.L264:.T264])" office:value-type="percentage" office:value="0.444444444444444">
            <text:p>44.44%</text:p>
          </table:table-cell>
          <table:table-cell table:formula="of:=[.E264]/[.I264]" office:value-type="percentage" office:value="0.37037037037037">
            <text:p>37.04%</text:p>
          </table:table-cell>
          <table:table-cell table:style-name="ce2" table:formula="of:=IF([.I264]&lt;144-119;0;0.4*[.U264]+0.6*[.V264])" office:value-type="percentage" office:value="0.4">
            <text:p>40.00%</text:p>
          </table:table-cell>
          <table:table-cell table:formula="of:=[.K264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27A</text:p>
          </table:table-cell>
          <table:table-cell/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44">
            <text:p>344</text:p>
          </table:table-cell>
          <table:table-cell office:value-type="string">
            <text:p>Branksome Hall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formula="of:=[.S265]/SUM([.L265:.T265])" office:value-type="percentage" office:value="0.39622641509434">
            <text:p>39.62%</text:p>
          </table:table-cell>
          <table:table-cell table:formula="of:=[.E265]/[.I265]" office:value-type="percentage" office:value="0.401869158878505">
            <text:p>40.19%</text:p>
          </table:table-cell>
          <table:table-cell table:style-name="ce2" table:formula="of:=IF([.I265]&lt;144-119;0;0.4*[.U265]+0.6*[.V265])" office:value-type="percentage" office:value="0.399612061364839">
            <text:p>39.96%</text:p>
          </table:table-cell>
          <table:table-cell table:formula="of:=[.K265]" office:value-type="string" office:string-value="Branksome Hall">
            <text:p>Branksome Hal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7">
            <text:p>557</text:p>
          </table:table-cell>
          <table:table-cell/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28">
            <text:p>128</text:p>
          </table:table-cell>
          <table:table-cell office:value-type="string">
            <text:p>111 Avenue Roa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formula="of:=[.S266]/SUM([.L266:.T266])" office:value-type="percentage" office:value="0.4625">
            <text:p>46.25%</text:p>
          </table:table-cell>
          <table:table-cell table:formula="of:=[.E266]/[.I266]" office:value-type="percentage" office:value="0.357142857142857">
            <text:p>35.71%</text:p>
          </table:table-cell>
          <table:table-cell table:style-name="ce2" table:formula="of:=IF([.I266]&lt;144-119;0;0.4*[.U266]+0.6*[.V266])" office:value-type="percentage" office:value="0.399285714285714">
            <text:p>39.93%</text:p>
          </table:table-cell>
          <table:table-cell table:formula="of:=[.K266]" office:value-type="string" office:string-value="111 Avenue Road">
            <text:p>111 Avenue Road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string">
            <text:p>Rosedale Junior Public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table:formula="of:=[.S267]/SUM([.L267:.T267])" office:value-type="percentage" office:value="0.440993788819876">
            <text:p>44.10%</text:p>
          </table:table-cell>
          <table:table-cell table:formula="of:=[.E267]/[.I267]" office:value-type="percentage" office:value="0.360248447204969">
            <text:p>36.02%</text:p>
          </table:table-cell>
          <table:table-cell table:style-name="ce2" table:formula="of:=IF([.I267]&lt;144-119;0;0.4*[.U267]+0.6*[.V267])" office:value-type="percentage" office:value="0.392546583850932">
            <text:p>39.25%</text:p>
          </table:table-cell>
          <table:table-cell table:formula="of:=[.K267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378">
            <text:p>378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formula="of:=[.S268]/SUM([.L268:.T268])" office:value-type="percentage" office:value="0.432558139534884">
            <text:p>43.26%</text:p>
          </table:table-cell>
          <table:table-cell table:formula="of:=[.E268]/[.I268]" office:value-type="percentage" office:value="0.365740740740741">
            <text:p>36.57%</text:p>
          </table:table-cell>
          <table:table-cell table:style-name="ce2" table:formula="of:=IF([.I268]&lt;144-119;0;0.4*[.U268]+0.6*[.V268])" office:value-type="percentage" office:value="0.392467700258398">
            <text:p>39.25%</text:p>
          </table:table-cell>
          <table:table-cell table:formula="of:=[.K268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/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331">
            <text:p>331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table:formula="of:=[.S269]/SUM([.L269:.T269])" office:value-type="percentage" office:value="0.407142857142857">
            <text:p>40.71%</text:p>
          </table:table-cell>
          <table:table-cell table:formula="of:=[.E269]/[.I269]" office:value-type="percentage" office:value="0.381944444444444">
            <text:p>38.19%</text:p>
          </table:table-cell>
          <table:table-cell table:style-name="ce2" table:formula="of:=IF([.I269]&lt;144-119;0;0.4*[.U269]+0.6*[.V269])" office:value-type="percentage" office:value="0.39202380952381">
            <text:p>39.20%</text:p>
          </table:table-cell>
          <table:table-cell table:formula="of:=[.K269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/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float" office:value="300">
            <text:p>300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table:formula="of:=[.S270]/SUM([.L270:.T270])" office:value-type="percentage" office:value="0.476470588235294">
            <text:p>47.65%</text:p>
          </table:table-cell>
          <table:table-cell table:formula="of:=[.E270]/[.I270]" office:value-type="percentage" office:value="0.331491712707182">
            <text:p>33.15%</text:p>
          </table:table-cell>
          <table:table-cell table:style-name="ce2" table:formula="of:=IF([.I270]&lt;144-119;0;0.4*[.U270]+0.6*[.V270])" office:value-type="percentage" office:value="0.389483262918427">
            <text:p>38.95%</text:p>
          </table:table-cell>
          <table:table-cell table:formula="of:=[.K270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/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48">
            <text:p>248</text:p>
          </table:table-cell>
          <table:table-cell office:value-type="string">
            <text:p>Jesse Ketchum Junior and Se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formula="of:=[.S271]/SUM([.L271:.T271])" office:value-type="percentage" office:value="0.402173913043478">
            <text:p>40.22%</text:p>
          </table:table-cell>
          <table:table-cell table:formula="of:=[.E271]/[.I271]" office:value-type="percentage" office:value="0.380434782608696">
            <text:p>38.04%</text:p>
          </table:table-cell>
          <table:table-cell table:style-name="ce2" table:formula="of:=IF([.I271]&lt;144-119;0;0.4*[.U271]+0.6*[.V271])" office:value-type="percentage" office:value="0.389130434782609">
            <text:p>38.91%</text:p>
          </table:table-cell>
          <table:table-cell table:formula="of:=[.K271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2">
            <text:p>422</text:p>
          </table:table-cell>
          <table:table-cell/>
          <table:table-cell office:value-type="float" office:value="104">
            <text:p>10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75">
            <text:p>275</text:p>
          </table:table-cell>
          <table:table-cell office:value-type="string">
            <text:p>360 Bloor Street East - 360 on Bloo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table:formula="of:=[.S272]/SUM([.L272:.T272])" office:value-type="percentage" office:value="0.509803921568627">
            <text:p>50.98%</text:p>
          </table:table-cell>
          <table:table-cell table:formula="of:=[.E272]/[.I272]" office:value-type="percentage" office:value="0.298701298701299">
            <text:p>29.87%</text:p>
          </table:table-cell>
          <table:table-cell table:style-name="ce2" table:formula="of:=IF([.I272]&lt;144-119;0;0.4*[.U272]+0.6*[.V272])" office:value-type="percentage" office:value="0.38314234784823">
            <text:p>38.31%</text:p>
          </table:table-cell>
          <table:table-cell table:formula="of:=[.K272]" office:value-type="string" office:string-value="360 Bloor Street East - 360 on Bloor">
            <text:p>360 Bloor Street East - 360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/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326">
            <text:p>326</text:p>
          </table:table-cell>
          <table:table-cell office:value-type="string">
            <text:p>877 Yonge Street - Fellowship Towers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table:formula="of:=[.S273]/SUM([.L273:.T273])" office:value-type="percentage" office:value="0.380597014925373">
            <text:p>38.06%</text:p>
          </table:table-cell>
          <table:table-cell table:formula="of:=[.E273]/[.I273]" office:value-type="percentage" office:value="0.382978723404255">
            <text:p>38.30%</text:p>
          </table:table-cell>
          <table:table-cell table:style-name="ce2" table:formula="of:=IF([.I273]&lt;144-119;0;0.4*[.U273]+0.6*[.V273])" office:value-type="percentage" office:value="0.382026040012702">
            <text:p>38.20%</text:p>
          </table:table-cell>
          <table:table-cell table:formula="of:=[.K273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9">
            <text:p>419</text:p>
          </table:table-cell>
          <table:table-cell/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283">
            <text:p>283</text:p>
          </table:table-cell>
          <table:table-cell office:value-type="string">
            <text:p>278 Bloor Street East - Rosedale Gl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table:formula="of:=[.S274]/SUM([.L274:.T274])" office:value-type="percentage" office:value="0.485">
            <text:p>48.50%</text:p>
          </table:table-cell>
          <table:table-cell table:formula="of:=[.E274]/[.I274]" office:value-type="percentage" office:value="0.308457711442786">
            <text:p>30.85%</text:p>
          </table:table-cell>
          <table:table-cell table:style-name="ce2" table:formula="of:=IF([.I274]&lt;144-119;0;0.4*[.U274]+0.6*[.V274])" office:value-type="percentage" office:value="0.379074626865672">
            <text:p>37.91%</text:p>
          </table:table-cell>
          <table:table-cell table:formula="of:=[.K274]" office:value-type="string" office:string-value="278 Bloor Street East - Rosedale Glen">
            <text:p>278 Bloor Street East - Rosedale Gl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2">
            <text:p>402</text:p>
          </table:table-cell>
          <table:table-cell/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3">
            <text:p>203</text:p>
          </table:table-cell>
          <table:table-cell office:value-type="string">
            <text:p>20 Scrivener Square - Thornwood I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formula="of:=[.S275]/SUM([.L275:.T275])" office:value-type="percentage" office:value="0.422764227642276">
            <text:p>42.28%</text:p>
          </table:table-cell>
          <table:table-cell table:formula="of:=[.E275]/[.I275]" office:value-type="percentage" office:value="0.349593495934959">
            <text:p>34.96%</text:p>
          </table:table-cell>
          <table:table-cell table:style-name="ce2" table:formula="of:=IF([.I275]&lt;144-119;0;0.4*[.U275]+0.6*[.V275])" office:value-type="percentage" office:value="0.378861788617886">
            <text:p>37.89%</text:p>
          </table:table-cell>
          <table:table-cell table:formula="of:=[.K275]" office:value-type="string" office:string-value="20 Scrivener Square - Thornwood I">
            <text:p>20 Scrivener Square - Thornwood 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/>
          <table:table-cell office:value-type="float" office:value="137">
            <text:p>137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361">
            <text:p>361</text:p>
          </table:table-cell>
          <table:table-cell office:value-type="string">
            <text:p>Our Lady of Perpetual Help Scho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formula="of:=[.S276]/SUM([.L276:.T276])" office:value-type="percentage" office:value="0.412037037037037">
            <text:p>41.20%</text:p>
          </table:table-cell>
          <table:table-cell table:formula="of:=[.E276]/[.I276]" office:value-type="percentage" office:value="0.354838709677419">
            <text:p>35.48%</text:p>
          </table:table-cell>
          <table:table-cell table:style-name="ce2" table:formula="of:=IF([.I276]&lt;144-119;0;0.4*[.U276]+0.6*[.V276])" office:value-type="percentage" office:value="0.377718040621266">
            <text:p>37.77%</text:p>
          </table:table-cell>
          <table:table-cell table:formula="of:=[.K276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47A</text:p>
          </table:table-cell>
          <table:table-cell/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438">
            <text:p>438</text:p>
          </table:table-cell>
          <table:table-cell office:value-type="string">
            <text:p>44 Charles Street - Manulife Centre</text:p>
          </table:table-cell>
          <table:table-cell table:number-columns-repeated="3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table:formula="of:=[.S277]/SUM([.L277:.T277])" office:value-type="percentage" office:value="0.470319634703196">
            <text:p>47.03%</text:p>
          </table:table-cell>
          <table:table-cell table:formula="of:=[.E277]/[.I277]" office:value-type="percentage" office:value="0.315068493150685">
            <text:p>31.51%</text:p>
          </table:table-cell>
          <table:table-cell table:style-name="ce2" table:formula="of:=IF([.I277]&lt;144-119;0;0.4*[.U277]+0.6*[.V277])" office:value-type="percentage" office:value="0.377168949771689">
            <text:p>37.72%</text:p>
          </table:table-cell>
          <table:table-cell table:formula="of:=[.K277]" office:value-type="string" office:string-value="44 Charles Street - Manulife Centre">
            <text:p>44 Charles Street - Manulife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/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78">
            <text:p>278</text:p>
          </table:table-cell>
          <table:table-cell office:value-type="string">
            <text:p>Jesse Ketchum Junior and Senior Public Sch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formula="of:=[.S278]/SUM([.L278:.T278])" office:value-type="percentage" office:value="0.504672897196262">
            <text:p>50.47%</text:p>
          </table:table-cell>
          <table:table-cell table:formula="of:=[.E278]/[.I278]" office:value-type="percentage" office:value="0.289719626168224">
            <text:p>28.97%</text:p>
          </table:table-cell>
          <table:table-cell table:style-name="ce2" table:formula="of:=IF([.I278]&lt;144-119;0;0.4*[.U278]+0.6*[.V278])" office:value-type="percentage" office:value="0.375700934579439">
            <text:p>37.57%</text:p>
          </table:table-cell>
          <table:table-cell table:formula="of:=[.K278]" office:value-type="string" office:string-value="Jesse Ketchum Junior and Senior Public School">
            <text:p>Jesse Ketchum Junior and Se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9">
            <text:p>129</text:p>
          </table:table-cell>
          <table:table-cell/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359">
            <text:p>359</text:p>
          </table:table-cell>
          <table:table-cell office:value-type="string">
            <text:p>St. Lawrence Community Cen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table:formula="of:=[.S279]/SUM([.L279:.T279])" office:value-type="percentage" office:value="0.346938775510204">
            <text:p>34.69%</text:p>
          </table:table-cell>
          <table:table-cell table:formula="of:=[.E279]/[.I279]" office:value-type="percentage" office:value="0.394557823129252">
            <text:p>39.46%</text:p>
          </table:table-cell>
          <table:table-cell table:style-name="ce2" table:formula="of:=IF([.I279]&lt;144-119;0;0.4*[.U279]+0.6*[.V279])" office:value-type="percentage" office:value="0.375510204081633">
            <text:p>37.55%</text:p>
          </table:table-cell>
          <table:table-cell table:formula="of:=[.K279]" office:value-type="string" office:string-value="St. Lawrence Community Centre">
            <text:p>St. Lawrence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/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379">
            <text:p>379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formula="of:=[.S280]/SUM([.L280:.T280])" office:value-type="percentage" office:value="0.437209302325581">
            <text:p>43.72%</text:p>
          </table:table-cell>
          <table:table-cell table:formula="of:=[.E280]/[.I280]" office:value-type="percentage" office:value="0.331797235023041">
            <text:p>33.18%</text:p>
          </table:table-cell>
          <table:table-cell table:style-name="ce2" table:formula="of:=IF([.I280]&lt;144-119;0;0.4*[.U280]+0.6*[.V280])" office:value-type="percentage" office:value="0.373962061944057">
            <text:p>37.40%</text:p>
          </table:table-cell>
          <table:table-cell table:formula="of:=[.K280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68s</text:p>
          </table:table-cell>
          <table:table-cell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5">
            <text:p>255</text:p>
          </table:table-cell>
          <table:table-cell office:value-type="string">
            <text:p>Fudger Hous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S281]/SUM([.L281:.T281])" office:value-type="percentage" office:value="0.679245283018868">
            <text:p>67.92%</text:p>
          </table:table-cell>
          <table:table-cell table:formula="of:=[.E281]/[.I281]" office:value-type="percentage" office:value="0.163636363636364">
            <text:p>16.36%</text:p>
          </table:table-cell>
          <table:table-cell table:style-name="ce2" table:formula="of:=IF([.I281]&lt;144-119;0;0.4*[.U281]+0.6*[.V281])" office:value-type="percentage" office:value="0.369879931389365">
            <text:p>36.99%</text:p>
          </table:table-cell>
          <table:table-cell table:formula="of:=[.K281]" office:value-type="string" office:string-value="Fudger House">
            <text:p>Fudger Hou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/>
          <table:table-cell office:value-type="float" office:value="106">
            <text:p>10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291">
            <text:p>291</text:p>
          </table:table-cell>
          <table:table-cell office:value-type="string">
            <text:p>877 Yonge Street - Fellowship Tow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table:formula="of:=[.S282]/SUM([.L282:.T282])" office:value-type="percentage" office:value="0.521739130434783">
            <text:p>52.17%</text:p>
          </table:table-cell>
          <table:table-cell table:formula="of:=[.E282]/[.I282]" office:value-type="percentage" office:value="0.266666666666667">
            <text:p>26.67%</text:p>
          </table:table-cell>
          <table:table-cell table:style-name="ce2" table:formula="of:=IF([.I282]&lt;144-119;0;0.4*[.U282]+0.6*[.V282])" office:value-type="percentage" office:value="0.368695652173913">
            <text:p>36.87%</text:p>
          </table:table-cell>
          <table:table-cell table:formula="of:=[.K282]" office:value-type="string" office:string-value="877 Yonge Street - Fellowship Towers">
            <text:p>877 Yonge Street - Fellowship Tower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16">
            <text:p>416</text:p>
          </table:table-cell>
          <table:table-cell/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3">
            <text:p>143</text:p>
          </table:table-cell>
          <table:table-cell office:value-type="string">
            <text:p>18 Davenport Road - McMurrich Pl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formula="of:=[.S283]/SUM([.L283:.T283])" office:value-type="percentage" office:value="0.3875">
            <text:p>38.75%</text:p>
          </table:table-cell>
          <table:table-cell table:formula="of:=[.E283]/[.I283]" office:value-type="percentage" office:value="0.353658536585366">
            <text:p>35.37%</text:p>
          </table:table-cell>
          <table:table-cell table:style-name="ce2" table:formula="of:=IF([.I283]&lt;144-119;0;0.4*[.U283]+0.6*[.V283])" office:value-type="percentage" office:value="0.36719512195122">
            <text:p>36.72%</text:p>
          </table:table-cell>
          <table:table-cell table:formula="of:=[.K283]" office:value-type="string" office:string-value="18 Davenport Road - McMurrich Place">
            <text:p>18 Davenport Road - McMurrich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0">
            <text:p>420</text:p>
          </table:table-cell>
          <table:table-cell/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308">
            <text:p>308</text:p>
          </table:table-cell>
          <table:table-cell office:value-type="string">
            <text:p>300 Bloor Street East - The Bellagio on Blo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table:formula="of:=[.S284]/SUM([.L284:.T284])" office:value-type="percentage" office:value="0.358288770053476">
            <text:p>35.83%</text:p>
          </table:table-cell>
          <table:table-cell table:formula="of:=[.E284]/[.I284]" office:value-type="percentage" office:value="0.372340425531915">
            <text:p>37.23%</text:p>
          </table:table-cell>
          <table:table-cell table:style-name="ce2" table:formula="of:=IF([.I284]&lt;144-119;0;0.4*[.U284]+0.6*[.V284])" office:value-type="percentage" office:value="0.366719763340539">
            <text:p>36.67%</text:p>
          </table:table-cell>
          <table:table-cell table:formula="of:=[.K284]" office:value-type="string" office:string-value="300 Bloor Street East - The Bellagio on Bloor">
            <text:p>300 Bloor Street East - The Bellagio on Bloo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9">
            <text:p>39</text:p>
          </table:table-cell>
          <table:table-cell/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41">
            <text:p>141</text:p>
          </table:table-cell>
          <table:table-cell office:value-type="string">
            <text:p>Church of the Redeemer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[.S285]/SUM([.L285:.T285])" office:value-type="percentage" office:value="0.436363636363636">
            <text:p>43.64%</text:p>
          </table:table-cell>
          <table:table-cell table:formula="of:=[.E285]/[.I285]" office:value-type="percentage" office:value="0.309090909090909">
            <text:p>30.91%</text:p>
          </table:table-cell>
          <table:table-cell table:style-name="ce2" table:formula="of:=IF([.I285]&lt;144-119;0;0.4*[.U285]+0.6*[.V285])" office:value-type="percentage" office:value="0.36">
            <text:p>36.00%</text:p>
          </table:table-cell>
          <table:table-cell table:formula="of:=[.K285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3">
            <text:p>403</text:p>
          </table:table-cell>
          <table:table-cell/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73">
            <text:p>173</text:p>
          </table:table-cell>
          <table:table-cell office:value-type="string">
            <text:p>25 Scrivener Square - Thornwood II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table:formula="of:=[.S286]/SUM([.L286:.T286])" office:value-type="percentage" office:value="0.393939393939394">
            <text:p>39.39%</text:p>
          </table:table-cell>
          <table:table-cell table:formula="of:=[.E286]/[.I286]" office:value-type="percentage" office:value="0.333333333333333">
            <text:p>33.33%</text:p>
          </table:table-cell>
          <table:table-cell table:style-name="ce2" table:formula="of:=IF([.I286]&lt;144-119;0;0.4*[.U286]+0.6*[.V286])" office:value-type="percentage" office:value="0.357575757575758">
            <text:p>35.76%</text:p>
          </table:table-cell>
          <table:table-cell table:formula="of:=[.K286]" office:value-type="string" office:string-value="25 Scrivener Square - Thornwood II">
            <text:p>25 Scrivener Square - Thornwood II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1">
            <text:p>441</text:p>
          </table:table-cell>
          <table:table-cell/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7">
            <text:p>117</text:p>
          </table:table-cell>
          <table:table-cell office:value-type="string">
            <text:p>131 Bloor Street West - The Colonna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table:formula="of:=[.S287]/SUM([.L287:.T287])" office:value-type="percentage" office:value="0.333333333333333">
            <text:p>33.33%</text:p>
          </table:table-cell>
          <table:table-cell table:formula="of:=[.E287]/[.I287]" office:value-type="percentage" office:value="0.368421052631579">
            <text:p>36.84%</text:p>
          </table:table-cell>
          <table:table-cell table:style-name="ce2" table:formula="of:=IF([.I287]&lt;144-119;0;0.4*[.U287]+0.6*[.V287])" office:value-type="percentage" office:value="0.354385964912281">
            <text:p>35.44%</text:p>
          </table:table-cell>
          <table:table-cell table:formula="of:=[.K287]" office:value-type="string" office:string-value="131 Bloor Street West - The Colonnade">
            <text:p>131 Bloor Street West - The Colonna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/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229">
            <text:p>229</text:p>
          </table:table-cell>
          <table:table-cell office:value-type="float" office:value="743">
            <text:p>743</text:p>
          </table:table-cell>
          <table:table-cell office:value-type="string">
            <text:p>Sprucecourt Junior Public Scho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table:formula="of:=[.S288]/SUM([.L288:.T288])" office:value-type="percentage" office:value="0.504385964912281">
            <text:p>50.44%</text:p>
          </table:table-cell>
          <table:table-cell table:formula="of:=[.E288]/[.I288]" office:value-type="percentage" office:value="0.253275109170306">
            <text:p>25.33%</text:p>
          </table:table-cell>
          <table:table-cell table:style-name="ce2" table:formula="of:=IF([.I288]&lt;144-119;0;0.4*[.U288]+0.6*[.V288])" office:value-type="percentage" office:value="0.353719451467096">
            <text:p>35.37%</text:p>
          </table:table-cell>
          <table:table-cell table:formula="of:=[.K288]" office:value-type="string" office:string-value="Sprucecourt Junior Public School">
            <text:p>Sprucecourt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89s</text:p>
          </table:table-cell>
          <table:table-cell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5">
            <text:p>125</text:p>
          </table:table-cell>
          <table:table-cell office:value-type="string">
            <text:p>Rekai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[.S289]/SUM([.L289:.T289])" office:value-type="percentage" office:value="0.481481481481481">
            <text:p>48.15%</text:p>
          </table:table-cell>
          <table:table-cell table:formula="of:=[.E289]/[.I289]" office:value-type="percentage" office:value="0.266666666666667">
            <text:p>26.67%</text:p>
          </table:table-cell>
          <table:table-cell table:style-name="ce2" table:formula="of:=IF([.I289]&lt;144-119;0;0.4*[.U289]+0.6*[.V289])" office:value-type="percentage" office:value="0.352592592592593">
            <text:p>35.26%</text:p>
          </table:table-cell>
          <table:table-cell table:formula="of:=[.K289]" office:value-type="string" office:string-value="Rekai Centre">
            <text:p>Rekai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0">
            <text:p>440</text:p>
          </table:table-cell>
          <table:table-cell/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97">
            <text:p>197</text:p>
          </table:table-cell>
          <table:table-cell office:value-type="string">
            <text:p>110 Bloor Street West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table:formula="of:=[.S290]/SUM([.L290:.T290])" office:value-type="percentage" office:value="0.436893203883495">
            <text:p>43.69%</text:p>
          </table:table-cell>
          <table:table-cell table:formula="of:=[.E290]/[.I290]" office:value-type="percentage" office:value="0.288461538461538">
            <text:p>28.85%</text:p>
          </table:table-cell>
          <table:table-cell table:style-name="ce2" table:formula="of:=IF([.I290]&lt;144-119;0;0.4*[.U290]+0.6*[.V290])" office:value-type="percentage" office:value="0.347834204630321">
            <text:p>34.78%</text:p>
          </table:table-cell>
          <table:table-cell table:formula="of:=[.K290]" office:value-type="string" office:string-value="110 Bloor Street West">
            <text:p>110 Bloor Street Wes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/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268">
            <text:p>268</text:p>
          </table:table-cell>
          <table:table-cell office:value-type="string">
            <text:p>Rosedale Junior Public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formula="of:=[.S291]/SUM([.L291:.T291])" office:value-type="percentage" office:value="0.449275362318841">
            <text:p>44.93%</text:p>
          </table:table-cell>
          <table:table-cell table:formula="of:=[.E291]/[.I291]" office:value-type="percentage" office:value="0.278571428571429">
            <text:p>27.86%</text:p>
          </table:table-cell>
          <table:table-cell table:style-name="ce2" table:formula="of:=IF([.I291]&lt;144-119;0;0.4*[.U291]+0.6*[.V291])" office:value-type="percentage" office:value="0.346853002070393">
            <text:p>34.69%</text:p>
          </table:table-cell>
          <table:table-cell table:formula="of:=[.K291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/>
          <table:table-cell office:value-type="float" office:value="155">
            <text:p>1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367">
            <text:p>367</text:p>
          </table:table-cell>
          <table:table-cell office:value-type="string">
            <text:p>Our Lady of Perpetual Help School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table:formula="of:=[.S292]/SUM([.L292:.T292])" office:value-type="percentage" office:value="0.40625">
            <text:p>40.63%</text:p>
          </table:table-cell>
          <table:table-cell table:formula="of:=[.E292]/[.I292]" office:value-type="percentage" office:value="0.305309734513274">
            <text:p>30.53%</text:p>
          </table:table-cell>
          <table:table-cell table:style-name="ce2" table:formula="of:=IF([.I292]&lt;144-119;0;0.4*[.U292]+0.6*[.V292])" office:value-type="percentage" office:value="0.345685840707965">
            <text:p>34.57%</text:p>
          </table:table-cell>
          <table:table-cell table:formula="of:=[.K292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54s</text:p>
          </table:table-cell>
          <table:table-cell/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office:value-type="string">
            <text:p>Wellesley Central Place Rekai Centr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[.S293]/SUM([.L293:.T293])" office:value-type="percentage" office:value="0.43859649122807">
            <text:p>43.86%</text:p>
          </table:table-cell>
          <table:table-cell table:formula="of:=[.E293]/[.I293]" office:value-type="percentage" office:value="0.274193548387097">
            <text:p>27.42%</text:p>
          </table:table-cell>
          <table:table-cell table:style-name="ce2" table:formula="of:=IF([.I293]&lt;144-119;0;0.4*[.U293]+0.6*[.V293])" office:value-type="percentage" office:value="0.339954725523486">
            <text:p>34.00%</text:p>
          </table:table-cell>
          <table:table-cell table:formula="of:=[.K293]" office:value-type="string" office:string-value="Wellesley Central Place Rekai Centre">
            <text:p>Wellesley Central Place Rekai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41">
            <text:p>241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formula="of:=[.S294]/SUM([.L294:.T294])" office:value-type="percentage" office:value="0.318965517241379">
            <text:p>31.90%</text:p>
          </table:table-cell>
          <table:table-cell table:formula="of:=[.E294]/[.I294]" office:value-type="percentage" office:value="0.341666666666667">
            <text:p>34.17%</text:p>
          </table:table-cell>
          <table:table-cell table:style-name="ce2" table:formula="of:=IF([.I294]&lt;144-119;0;0.4*[.U294]+0.6*[.V294])" office:value-type="percentage" office:value="0.332586206896552">
            <text:p>33.26%</text:p>
          </table:table-cell>
          <table:table-cell table:formula="of:=[.K294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/>
          <table:table-cell office:value-type="float" office:value="124">
            <text:p>12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1">
            <text:p>371</text:p>
          </table:table-cell>
          <table:table-cell office:value-type="string">
            <text:p>Our Lady of Perpetual Help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table:formula="of:=[.S295]/SUM([.L295:.T295])" office:value-type="percentage" office:value="0.345945945945946">
            <text:p>34.59%</text:p>
          </table:table-cell>
          <table:table-cell table:formula="of:=[.E295]/[.I295]" office:value-type="percentage" office:value="0.318918918918919">
            <text:p>31.89%</text:p>
          </table:table-cell>
          <table:table-cell table:style-name="ce2" table:formula="of:=IF([.I295]&lt;144-119;0;0.4*[.U295]+0.6*[.V295])" office:value-type="percentage" office:value="0.32972972972973">
            <text:p>32.97%</text:p>
          </table:table-cell>
          <table:table-cell table:formula="of:=[.K295]" office:value-type="string" office:string-value="Our Lady of Perpetual Help Church">
            <text:p>Our Lady of Perpetual Help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2">
            <text:p>22</text:p>
          </table:table-cell>
          <table:table-cell/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51">
            <text:p>251</text:p>
          </table:table-cell>
          <table:table-cell office:value-type="string">
            <text:p>Rosedale Presbyterian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table:formula="of:=[.S296]/SUM([.L296:.T296])" office:value-type="percentage" office:value="0.394366197183099">
            <text:p>39.44%</text:p>
          </table:table-cell>
          <table:table-cell table:formula="of:=[.E296]/[.I296]" office:value-type="percentage" office:value="0.28169014084507">
            <text:p>28.17%</text:p>
          </table:table-cell>
          <table:table-cell table:style-name="ce2" table:formula="of:=IF([.I296]&lt;144-119;0;0.4*[.U296]+0.6*[.V296])" office:value-type="percentage" office:value="0.326760563380282">
            <text:p>32.68%</text:p>
          </table:table-cell>
          <table:table-cell table:formula="of:=[.K296]" office:value-type="string" office:string-value="Rosedale Presbyterian">
            <text:p>Rosedale Presbyteria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4">
            <text:p>404</text:p>
          </table:table-cell>
          <table:table-cell/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office:value-type="string">
            <text:p>Church of the Redeemer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formula="of:=[.S297]/SUM([.L297:.T297])" office:value-type="percentage" office:value="0.367647058823529">
            <text:p>36.76%</text:p>
          </table:table-cell>
          <table:table-cell table:formula="of:=[.E297]/[.I297]" office:value-type="percentage" office:value="0.294117647058823">
            <text:p>29.41%</text:p>
          </table:table-cell>
          <table:table-cell table:style-name="ce2" table:formula="of:=IF([.I297]&lt;144-119;0;0.4*[.U297]+0.6*[.V297])" office:value-type="percentage" office:value="0.323529411764706">
            <text:p>32.35%</text:p>
          </table:table-cell>
          <table:table-cell table:formula="of:=[.K297]" office:value-type="string" office:string-value="Church of the Redeemer">
            <text:p>Church of the Redeem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/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9">
            <text:p>349</text:p>
          </table:table-cell>
          <table:table-cell office:value-type="string">
            <text:p>Rosedale Junior Public Schoo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table:formula="of:=[.S298]/SUM([.L298:.T298])" office:value-type="percentage" office:value="0.366120218579235">
            <text:p>36.61%</text:p>
          </table:table-cell>
          <table:table-cell table:formula="of:=[.E298]/[.I298]" office:value-type="percentage" office:value="0.295081967213115">
            <text:p>29.51%</text:p>
          </table:table-cell>
          <table:table-cell table:style-name="ce2" table:formula="of:=IF([.I298]&lt;144-119;0;0.4*[.U298]+0.6*[.V298])" office:value-type="percentage" office:value="0.323497267759563">
            <text:p>32.35%</text:p>
          </table:table-cell>
          <table:table-cell table:formula="of:=[.K298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8">
            <text:p>408</text:p>
          </table:table-cell>
          <table:table-cell/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string">
            <text:p>980 Yonge Street - The Ramsden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[.S299]/SUM([.L299:.T299])" office:value-type="percentage" office:value="0.185714285714286">
            <text:p>18.57%</text:p>
          </table:table-cell>
          <table:table-cell table:formula="of:=[.E299]/[.I299]" office:value-type="percentage" office:value="0.410526315789474">
            <text:p>41.05%</text:p>
          </table:table-cell>
          <table:table-cell table:style-name="ce2" table:formula="of:=IF([.I299]&lt;144-119;0;0.4*[.U299]+0.6*[.V299])" office:value-type="percentage" office:value="0.320601503759399">
            <text:p>32.06%</text:p>
          </table:table-cell>
          <table:table-cell table:formula="of:=[.K299]" office:value-type="string" office:string-value="980 Yonge Street - The Ramsden">
            <text:p>980 Yonge Street - The Ramsde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/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364">
            <text:p>364</text:p>
          </table:table-cell>
          <table:table-cell office:value-type="string">
            <text:p>Our Lady of Perpetual Help Schoo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table:formula="of:=[.S300]/SUM([.L300:.T300])" office:value-type="percentage" office:value="0.312796208530806">
            <text:p>31.28%</text:p>
          </table:table-cell>
          <table:table-cell table:formula="of:=[.E300]/[.I300]" office:value-type="percentage" office:value="0.322274881516588">
            <text:p>32.23%</text:p>
          </table:table-cell>
          <table:table-cell table:style-name="ce2" table:formula="of:=IF([.I300]&lt;144-119;0;0.4*[.U300]+0.6*[.V300])" office:value-type="percentage" office:value="0.318483412322275">
            <text:p>31.85%</text:p>
          </table:table-cell>
          <table:table-cell table:formula="of:=[.K300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6">
            <text:p>516</text:p>
          </table:table-cell>
          <table:table-cell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60">
            <text:p>160</text:p>
          </table:table-cell>
          <table:table-cell office:value-type="string">
            <text:p>310 Dundas Street East - William Dennis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S301]/SUM([.L301:.T301])" office:value-type="percentage" office:value="0.347826086956522">
            <text:p>34.78%</text:p>
          </table:table-cell>
          <table:table-cell table:formula="of:=[.E301]/[.I301]" office:value-type="percentage" office:value="0.298701298701299">
            <text:p>29.87%</text:p>
          </table:table-cell>
          <table:table-cell table:style-name="ce2" table:formula="of:=IF([.I301]&lt;144-119;0;0.4*[.U301]+0.6*[.V301])" office:value-type="percentage" office:value="0.318351214003388">
            <text:p>31.84%</text:p>
          </table:table-cell>
          <table:table-cell table:formula="of:=[.K301]" office:value-type="string" office:string-value="310 Dundas Street East - William Dennison">
            <text:p>310 Dundas Street East - William Denniso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/>
          <table:table-cell office:value-type="float" office:value="181">
            <text:p>18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445">
            <text:p>445</text:p>
          </table:table-cell>
          <table:table-cell office:value-type="string">
            <text:p>Rosedale United Chur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  <table:table-cell table:formula="of:=[.S302]/SUM([.L302:.T302])" office:value-type="percentage" office:value="0.33587786259542">
            <text:p>33.59%</text:p>
          </table:table-cell>
          <table:table-cell table:formula="of:=[.E302]/[.I302]" office:value-type="percentage" office:value="0.304182509505703">
            <text:p>30.42%</text:p>
          </table:table-cell>
          <table:table-cell table:style-name="ce2" table:formula="of:=IF([.I302]&lt;144-119;0;0.4*[.U302]+0.6*[.V302])" office:value-type="percentage" office:value="0.31686065074159">
            <text:p>31.69%</text:p>
          </table:table-cell>
          <table:table-cell table:formula="of:=[.K302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/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62">
            <text:p>362</text:p>
          </table:table-cell>
          <table:table-cell office:value-type="string">
            <text:p>Rosedale Junior Public Scho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table:formula="of:=[.S303]/SUM([.L303:.T303])" office:value-type="percentage" office:value="0.334841628959276">
            <text:p>33.48%</text:p>
          </table:table-cell>
          <table:table-cell table:formula="of:=[.E303]/[.I303]" office:value-type="percentage" office:value="0.298642533936652">
            <text:p>29.86%</text:p>
          </table:table-cell>
          <table:table-cell table:style-name="ce2" table:formula="of:=IF([.I303]&lt;144-119;0;0.4*[.U303]+0.6*[.V303])" office:value-type="percentage" office:value="0.313122171945701">
            <text:p>31.31%</text:p>
          </table:table-cell>
          <table:table-cell table:formula="of:=[.K303]" office:value-type="string" office:string-value="Rosedale Junior Public School">
            <text:p>Rosedale Junior Public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1">
            <text:p>521</text:p>
          </table:table-cell>
          <table:table-cell/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  <table:table-cell office:value-type="string">
            <text:p>75 Dalhousie Street - The Boo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formula="of:=[.S304]/SUM([.L304:.T304])" office:value-type="percentage" office:value="0.36283185840708">
            <text:p>36.28%</text:p>
          </table:table-cell>
          <table:table-cell table:formula="of:=[.E304]/[.I304]" office:value-type="percentage" office:value="0.278260869565217">
            <text:p>27.83%</text:p>
          </table:table-cell>
          <table:table-cell table:style-name="ce2" table:formula="of:=IF([.I304]&lt;144-119;0;0.4*[.U304]+0.6*[.V304])" office:value-type="percentage" office:value="0.312089265101962">
            <text:p>31.21%</text:p>
          </table:table-cell>
          <table:table-cell table:formula="of:=[.K304]" office:value-type="string" office:string-value="75 Dalhousie Street - The Boot">
            <text:p>75 Dalhousie Street - The Boo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/>
          <table:table-cell office:value-type="float" office:value="151">
            <text:p>1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409">
            <text:p>409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table:formula="of:=[.S305]/SUM([.L305:.T305])" office:value-type="percentage" office:value="0.387254901960784">
            <text:p>38.73%</text:p>
          </table:table-cell>
          <table:table-cell table:formula="of:=[.E305]/[.I305]" office:value-type="percentage" office:value="0.257281553398058">
            <text:p>25.73%</text:p>
          </table:table-cell>
          <table:table-cell table:style-name="ce2" table:formula="of:=IF([.I305]&lt;144-119;0;0.4*[.U305]+0.6*[.V305])" office:value-type="percentage" office:value="0.309270892823149">
            <text:p>30.93%</text:p>
          </table:table-cell>
          <table:table-cell table:formula="of:=[.K305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/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322">
            <text:p>322</text:p>
          </table:table-cell>
          <table:table-cell office:value-type="string">
            <text:p>Rosedale United Church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table:formula="of:=[.S306]/SUM([.L306:.T306])" office:value-type="percentage" office:value="0.351648351648352">
            <text:p>35.16%</text:p>
          </table:table-cell>
          <table:table-cell table:formula="of:=[.E306]/[.I306]" office:value-type="percentage" office:value="0.278688524590164">
            <text:p>27.87%</text:p>
          </table:table-cell>
          <table:table-cell table:style-name="ce2" table:formula="of:=IF([.I306]&lt;144-119;0;0.4*[.U306]+0.6*[.V306])" office:value-type="percentage" office:value="0.307872455413439">
            <text:p>30.79%</text:p>
          </table:table-cell>
          <table:table-cell table:formula="of:=[.K306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/>
          <table:table-cell office:value-type="float" office:value="182">
            <text:p>18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404">
            <text:p>404</text:p>
          </table:table-cell>
          <table:table-cell office:value-type="string">
            <text:p>Our Lady of Perpetual Help Schoo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 table:formula="of:=[.S307]/SUM([.L307:.T307])" office:value-type="percentage" office:value="0.365853658536585">
            <text:p>36.59%</text:p>
          </table:table-cell>
          <table:table-cell table:formula="of:=[.E307]/[.I307]" office:value-type="percentage" office:value="0.255060728744939">
            <text:p>25.51%</text:p>
          </table:table-cell>
          <table:table-cell table:style-name="ce2" table:formula="of:=IF([.I307]&lt;144-119;0;0.4*[.U307]+0.6*[.V307])" office:value-type="percentage" office:value="0.299377900661598">
            <text:p>29.94%</text:p>
          </table:table-cell>
          <table:table-cell table:formula="of:=[.K307]" office:value-type="string" office:string-value="Our Lady of Perpetual Help School">
            <text:p>Our Lady of Perpetual Help School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/>
          <table:table-cell office:value-type="float" office:value="153">
            <text:p>1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403">
            <text:p>403</text:p>
          </table:table-cell>
          <table:table-cell office:value-type="string">
            <text:p>Rosedale United Chur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table:formula="of:=[.S308]/SUM([.L308:.T308])" office:value-type="percentage" office:value="0.351219512195122">
            <text:p>35.12%</text:p>
          </table:table-cell>
          <table:table-cell table:formula="of:=[.E308]/[.I308]" office:value-type="percentage" office:value="0.252427184466019">
            <text:p>25.24%</text:p>
          </table:table-cell>
          <table:table-cell table:style-name="ce2" table:formula="of:=IF([.I308]&lt;144-119;0;0.4*[.U308]+0.6*[.V308])" office:value-type="percentage" office:value="0.29194411555766">
            <text:p>29.19%</text:p>
          </table:table-cell>
          <table:table-cell table:formula="of:=[.K308]" office:value-type="string" office:string-value="Rosedale United Church">
            <text:p>Rosedale United Churc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3">
            <text:p>443</text:p>
          </table:table-cell>
          <table:table-cell/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36">
            <text:p>136</text:p>
          </table:table-cell>
          <table:table-cell office:value-type="string">
            <text:p>1166 Bay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table:formula="of:=[.S309]/SUM([.L309:.T309])" office:value-type="percentage" office:value="0.369565217391304">
            <text:p>36.96%</text:p>
          </table:table-cell>
          <table:table-cell table:formula="of:=[.E309]/[.I309]" office:value-type="percentage" office:value="0.195652173913043">
            <text:p>19.57%</text:p>
          </table:table-cell>
          <table:table-cell table:style-name="ce2" table:formula="of:=IF([.I309]&lt;144-119;0;0.4*[.U309]+0.6*[.V309])" office:value-type="percentage" office:value="0.265217391304348">
            <text:p>26.52%</text:p>
          </table:table-cell>
          <table:table-cell table:formula="of:=[.K309]" office:value-type="string" office:string-value="1166 Bay Street">
            <text:p>1166 Bay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9">
            <text:p>559</text:p>
          </table:table-cell>
          <table:table-cell/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58">
            <text:p>158</text:p>
          </table:table-cell>
          <table:table-cell office:value-type="string">
            <text:p>10 Bellair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formula="of:=[.S310]/SUM([.L310:.T310])" office:value-type="percentage" office:value="0.209677419354839">
            <text:p>20.97%</text:p>
          </table:table-cell>
          <table:table-cell table:formula="of:=[.E310]/[.I310]" office:value-type="percentage" office:value="0.258064516129032">
            <text:p>25.81%</text:p>
          </table:table-cell>
          <table:table-cell table:style-name="ce2" table:formula="of:=IF([.I310]&lt;144-119;0;0.4*[.U310]+0.6*[.V310])" office:value-type="percentage" office:value="0.238709677419355">
            <text:p>23.87%</text:p>
          </table:table-cell>
          <table:table-cell table:formula="of:=[.K310]" office:value-type="string" office:string-value="10 Bellair Street">
            <text:p>10 Bellair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39">
            <text:p>439</text:p>
          </table:table-cell>
          <table:table-cell/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36">
            <text:p>136</text:p>
          </table:table-cell>
          <table:table-cell office:value-type="string">
            <text:p>175 Cumberland Street - Renaissance Pla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.S311]/SUM([.L311:.T311])" office:value-type="percentage" office:value="0">
            <text:p>0.00%</text:p>
          </table:table-cell>
          <table:table-cell table:formula="of:=[.E311]/[.I311]" office:value-type="percentage" office:value="0.256410256410256">
            <text:p>25.64%</text:p>
          </table:table-cell>
          <table:table-cell table:style-name="ce2" table:formula="of:=IF([.I311]&lt;144-119;0;0.4*[.U311]+0.6*[.V311])" office:value-type="percentage" office:value="0.153846153846154">
            <text:p>15.38%</text:p>
          </table:table-cell>
          <table:table-cell table:formula="of:=[.K311]" office:value-type="string" office:string-value="175 Cumberland Street - Renaissance Place">
            <text:p>175 Cumberland Street - Renaissance Plac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28">
            <text:p>528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210 Victoria Street - Pantages Tower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S312]/SUM([.L312:.T312])" office:value-type="percentage" office:value="1">
            <text:p>100.00%</text:p>
          </table:table-cell>
          <table:table-cell table:formula="of:=[.E312]/[.I312]" office:value-type="percentage" office:value="0.5">
            <text:p>50.00%</text:p>
          </table:table-cell>
          <table:table-cell table:style-name="ce2" table:formula="of:=IF([.I312]&lt;144-119;0;0.4*[.U312]+0.6*[.V312])" office:value-type="percentage" office:value="0">
            <text:p>0.00%</text:p>
          </table:table-cell>
          <table:table-cell table:formula="of:=[.K312]" office:value-type="string" office:string-value="210 Victoria Street - Pantages Tower">
            <text:p>210 Victoria Street - Pantages Tower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12s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St. Jude's Community Home - 270 Milan Stre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S313]/SUM([.L313:.T313])" office:value-type="percentage" office:value="0.666666666666667">
            <text:p>66.67%</text:p>
          </table:table-cell>
          <table:table-cell table:formula="of:=[.E313]/[.I313]" office:value-type="percentage" office:value="0.6">
            <text:p>60.00%</text:p>
          </table:table-cell>
          <table:table-cell table:style-name="ce2" table:formula="of:=IF([.I313]&lt;144-119;0;0.4*[.U313]+0.6*[.V313])" office:value-type="percentage" office:value="0">
            <text:p>0.00%</text:p>
          </table:table-cell>
          <table:table-cell table:formula="of:=[.K313]" office:value-type="string" office:string-value="St. Jude's Community Home - 270 Milan Street">
            <text:p>St. Jude's Community Home - 270 Mila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03s</text:p>
          </table:table-cell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St. Jude's Community Home - 270 Milan Street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S314]/SUM([.L314:.T314])" office:value-type="percentage" office:value="0.818181818181818">
            <text:p>81.82%</text:p>
          </table:table-cell>
          <table:table-cell table:formula="of:=[.E314]/[.I314]" office:value-type="percentage" office:value="0.454545454545455">
            <text:p>45.45%</text:p>
          </table:table-cell>
          <table:table-cell table:style-name="ce2" table:formula="of:=IF([.I314]&lt;144-119;0;0.4*[.U314]+0.6*[.V314])" office:value-type="percentage" office:value="0">
            <text:p>0.00%</text:p>
          </table:table-cell>
          <table:table-cell table:formula="of:=[.K314]" office:value-type="string" office:string-value="St. Jude's Community Home - 270 Milan Street">
            <text:p>St. Jude's Community Home - 270 Milan Stree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3">
            <text:p>513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John Innes Community Centr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S315]/SUM([.L315:.T315])" office:value-type="percentage" office:value="0.473684210526316">
            <text:p>47.37%</text:p>
          </table:table-cell>
          <table:table-cell table:formula="of:=[.E315]/[.I315]" office:value-type="percentage" office:value="0.65">
            <text:p>65.00%</text:p>
          </table:table-cell>
          <table:table-cell table:style-name="ce2" table:formula="of:=IF([.I315]&lt;144-119;0;0.4*[.U315]+0.6*[.V315])" office:value-type="percentage" office:value="0">
            <text:p>0.00%</text:p>
          </table:table-cell>
          <table:table-cell table:formula="of:=[.K315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09">
            <text:p>509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string">
            <text:p>John Innes Community Centre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S316]/SUM([.L316:.T316])" office:value-type="percentage" office:value="0.411764705882353">
            <text:p>41.18%</text:p>
          </table:table-cell>
          <table:table-cell table:formula="of:=[.E316]/[.I316]" office:value-type="percentage" office:value="0.529411764705882">
            <text:p>52.94%</text:p>
          </table:table-cell>
          <table:table-cell table:style-name="ce2" table:formula="of:=IF([.I316]&lt;144-119;0;0.4*[.U316]+0.6*[.V316])" office:value-type="percentage" office:value="0">
            <text:p>0.00%</text:p>
          </table:table-cell>
          <table:table-cell table:formula="of:=[.K316]" office:value-type="string" office:string-value="John Innes Community Centre">
            <text:p>John Innes Community Centr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14">
            <text:p>514</text:p>
          </table:table-cell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office:value-type="string">
            <text:p>John Innes Community Cent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S317]/SUM([.L317:.T317])" office:value-type="percentage" office:value="0.380952380952381">
            <text:p>38.10%</text:p>
          </table:table-cell>
          <table:table-cell table:formula="of:=[.E317]/[.I317]" office:value-type="percentage" office:value="0.380952380952381">
            <text:p>38.10%</text:p>
          </table:table-cell>
          <table:table-cell table:style-name="ce2" table:formula="of:=IF([.I317]&lt;144-119;0;0.4*[.U317]+0.6*[.V317])" office:value-type="percentage" office:value="0">
            <text:p>0.00%</text:p>
          </table:table-cell>
          <table:table-cell table:formula="of:=[.K317]" office:value-type="string" office:string-value="John Innes Community Centre">
            <text:p>John Innes Community Centre</text:p>
          </table:table-cell>
        </table:table-row>
        <table:table-row table:style-name="ro1">
          <table:table-cell table:number-columns-repeated="8"/>
          <table:table-cell table:formula="of:=AVERAGE([.I2:.I317])" office:value-type="float" office:value="143.791139240506">
            <text:p>143.7911392405</text:p>
          </table:table-cell>
          <table:table-cell table:number-columns-repeated="15"/>
        </table:table-row>
        <table:table-row table:style-name="ro1">
          <table:table-cell table:number-columns-repeated="8"/>
          <table:table-cell table:formula="of:=STDEV([.I2:.I317])" office:value-type="float" office:value="119.118271427621">
            <text:p>119.1182714276</text:p>
          </table:table-cell>
          <table:table-cell table:number-columns-repeated="15"/>
        </table:table-row>
        <table:table-row table:style-name="ro1" table:number-rows-repeated="1048256">
          <table:table-cell table:number-columns-repeated="24"/>
        </table:table-row>
        <table:table-row table:style-name="ro1">
          <table:table-cell table:number-columns-repeated="24"/>
        </table:table-row>
      </table:table>
      <table:database-ranges>
        <table:database-range table:name="__Anonymous_Sheet_DB__0" table:target-range-address="Sheet1.A1:Sheet1.AMJ317">
          <table:sort>
            <table:sort-by table:field-number="2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 fo:padding-bottom="0.0193in" fo:padding-left="0.0138in" fo:padding-right="0.0138in" fo:padding-top="0.0193in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13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13:01:04</dc:date>
    <dc:creator>Julien Lamarche</dc:creator>
    <meta:generator>LibreOffice/3.4$Unix LibreOffice_project/340m1$Build-502</meta:generator>
    <meta:editing-duration>PT19M47S</meta:editing-duration>
    <meta:editing-cycles>1</meta:editing-cycles>
    <meta:document-statistic meta:table-count="1" meta:cell-count="7294" meta:object-count="0"/>
  </office:meta>
</office:document-meta>
</file>